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516in"/>
    </style:style>
    <style:style style:name="co2" style:family="table-column">
      <style:table-column-properties fo:break-before="auto" style:column-width="0.2752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74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7" table:default-cell-style-name="Default"/>
        <table:table-row table:style-name="ro1">
          <table:table-cell office:value-type="float" office:value="44">
            <text:p>44</text:p>
          </table:table-cell>
          <table:table-cell office:value-type="float" office:value="12">
            <text:p>12</text:p>
          </table:table-cell>
          <table:table-cell table:formula="of:=([.A1]-[.F$2])^2" office:value-type="float" office:value="559.369801">
            <text:p>559.369801</text:p>
          </table:table-cell>
          <table:table-cell table:formula="of:=([.B1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2]-[.F$2])^2" office:value-type="float" office:value="5.517801">
            <text:p>5.517801</text:p>
          </table:table-cell>
          <table:table-cell table:formula="of:=([.B2]-[.J$2])^2" office:value-type="float" office:value="0.9801">
            <text:p>0.9801</text:p>
          </table:table-cell>
          <table:table-cell/>
          <table:table-cell table:formula="of:=SUM([.A1:.A1000])/1000" office:value-type="float" office:value="20.349">
            <text:p>20.349</text:p>
          </table:table-cell>
          <table:table-cell table:formula="of:=SUM([.C1:.C1000])/999" office:value-type="float" office:value="30.0172162162163">
            <text:p>30.0172162162</text:p>
          </table:table-cell>
          <table:table-cell table:formula="of:=MAX([.A1:.A1000])" office:value-type="float" office:value="151">
            <text:p>151</text:p>
          </table:table-cell>
          <table:table-cell table:formula="of:=MIN([.A1:.A1000])" office:value-type="float" office:value="15">
            <text:p>15</text:p>
          </table:table-cell>
          <table:table-cell table:formula="of:=SUM([.B1:.B1000])/1000" office:value-type="float" office:value="12.01">
            <text:p>12.01</text:p>
          </table:table-cell>
          <table:table-cell table:formula="of:=SUM([.D1:.D1000])/999" office:value-type="float" office:value="3.19309309309312">
            <text:p>3.1930930931</text:p>
          </table:table-cell>
          <table:table-cell table:formula="of:=MAX([.B1:.B1000])" office:value-type="float" office:value="28">
            <text:p>28</text:p>
          </table:table-cell>
          <table:table-cell table:formula="of:=MIN([.B1:.B1000])" office:value-type="float" office:value="9">
            <text:p>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([.A3]-[.F$2])^2" office:value-type="float" office:value="13.329801">
            <text:p>13.329801</text:p>
          </table:table-cell>
          <table:table-cell table:formula="of:=([.B3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formula="of:=([.A4]-[.F$2])^2" office:value-type="float" office:value="2.725801">
            <text:p>2.725801</text:p>
          </table:table-cell>
          <table:table-cell table:formula="of:=([.B4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5]-[.F$2])^2" office:value-type="float" office:value="5.517801">
            <text:p>5.517801</text:p>
          </table:table-cell>
          <table:table-cell table:formula="of:=([.B5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table:formula="of:=([.A6]-[.F$2])^2" office:value-type="float" office:value="58.537801">
            <text:p>58.537801</text:p>
          </table:table-cell>
          <table:table-cell table:formula="of:=([.B6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7]-[.F$2])^2" office:value-type="float" office:value="11.215801">
            <text:p>11.215801</text:p>
          </table:table-cell>
          <table:table-cell table:formula="of:=([.B7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8]-[.F$2])^2" office:value-type="float" office:value="5.517801">
            <text:p>5.517801</text:p>
          </table:table-cell>
          <table:table-cell table:formula="of:=([.B8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9]-[.F$2])^2" office:value-type="float" office:value="0.121801">
            <text:p>0.121801</text:p>
          </table:table-cell>
          <table:table-cell table:formula="of:=([.B9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0]-[.F$2])^2" office:value-type="float" office:value="18.913801">
            <text:p>18.913801</text:p>
          </table:table-cell>
          <table:table-cell table:formula="of:=([.B10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11]-[.F$2])^2" office:value-type="float" office:value="0.121801">
            <text:p>0.121801</text:p>
          </table:table-cell>
          <table:table-cell table:formula="of:=([.B11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12]-[.F$2])^2" office:value-type="float" office:value="1.819801">
            <text:p>1.819801</text:p>
          </table:table-cell>
          <table:table-cell table:formula="of:=([.B12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3]-[.F$2])^2" office:value-type="float" office:value="11.215801">
            <text:p>11.215801</text:p>
          </table:table-cell>
          <table:table-cell table:formula="of:=([.B13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14]-[.F$2])^2" office:value-type="float" office:value="1.819801">
            <text:p>1.819801</text:p>
          </table:table-cell>
          <table:table-cell table:formula="of:=([.B14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15]-[.F$2])^2" office:value-type="float" office:value="5.517801">
            <text:p>5.517801</text:p>
          </table:table-cell>
          <table:table-cell table:formula="of:=([.B15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16]-[.F$2])^2" office:value-type="float" office:value="0.423801">
            <text:p>0.423801</text:p>
          </table:table-cell>
          <table:table-cell table:formula="of:=([.B16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formula="of:=([.A17]-[.F$2])^2" office:value-type="float" office:value="1.819801">
            <text:p>1.819801</text:p>
          </table:table-cell>
          <table:table-cell table:formula="of:=([.B17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18]-[.F$2])^2" office:value-type="float" office:value="0.423801">
            <text:p>0.423801</text:p>
          </table:table-cell>
          <table:table-cell table:formula="of:=([.B18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19]-[.F$2])^2" office:value-type="float" office:value="11.215801">
            <text:p>11.215801</text:p>
          </table:table-cell>
          <table:table-cell table:formula="of:=([.B19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0]-[.F$2])^2" office:value-type="float" office:value="11.215801">
            <text:p>11.215801</text:p>
          </table:table-cell>
          <table:table-cell table:formula="of:=([.B20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21]-[.F$2])^2" office:value-type="float" office:value="5.517801">
            <text:p>5.517801</text:p>
          </table:table-cell>
          <table:table-cell table:formula="of:=([.B21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22]-[.F$2])^2" office:value-type="float" office:value="0.423801">
            <text:p>0.423801</text:p>
          </table:table-cell>
          <table:table-cell table:formula="of:=([.B22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23]-[.F$2])^2" office:value-type="float" office:value="2.725801">
            <text:p>2.725801</text:p>
          </table:table-cell>
          <table:table-cell table:formula="of:=([.B23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24]-[.F$2])^2" office:value-type="float" office:value="11.215801">
            <text:p>11.215801</text:p>
          </table:table-cell>
          <table:table-cell table:formula="of:=([.B24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25]-[.F$2])^2" office:value-type="float" office:value="1.819801">
            <text:p>1.819801</text:p>
          </table:table-cell>
          <table:table-cell table:formula="of:=([.B25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26]-[.F$2])^2" office:value-type="float" office:value="1.819801">
            <text:p>1.819801</text:p>
          </table:table-cell>
          <table:table-cell table:formula="of:=([.B26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27]-[.F$2])^2" office:value-type="float" office:value="5.517801">
            <text:p>5.517801</text:p>
          </table:table-cell>
          <table:table-cell table:formula="of:=([.B27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table:formula="of:=([.A28]-[.F$2])^2" office:value-type="float" office:value="7.027801">
            <text:p>7.027801</text:p>
          </table:table-cell>
          <table:table-cell table:formula="of:=([.B28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29]-[.F$2])^2" office:value-type="float" office:value="11.215801">
            <text:p>11.215801</text:p>
          </table:table-cell>
          <table:table-cell table:formula="of:=([.B29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30]-[.F$2])^2" office:value-type="float" office:value="0.121801">
            <text:p>0.121801</text:p>
          </table:table-cell>
          <table:table-cell table:formula="of:=([.B30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31]-[.F$2])^2" office:value-type="float" office:value="18.913801">
            <text:p>18.913801</text:p>
          </table:table-cell>
          <table:table-cell table:formula="of:=([.B31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32]-[.F$2])^2" office:value-type="float" office:value="11.215801">
            <text:p>11.215801</text:p>
          </table:table-cell>
          <table:table-cell table:formula="of:=([.B32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3]-[.F$2])^2" office:value-type="float" office:value="11.215801">
            <text:p>11.215801</text:p>
          </table:table-cell>
          <table:table-cell table:formula="of:=([.B33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34]-[.F$2])^2" office:value-type="float" office:value="11.215801">
            <text:p>11.215801</text:p>
          </table:table-cell>
          <table:table-cell table:formula="of:=([.B34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formula="of:=([.A35]-[.F$2])^2" office:value-type="float" office:value="2.725801">
            <text:p>2.725801</text:p>
          </table:table-cell>
          <table:table-cell table:formula="of:=([.B35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f:=([.A36]-[.F$2])^2" office:value-type="float" office:value="28.611801">
            <text:p>28.611801</text:p>
          </table:table-cell>
          <table:table-cell table:formula="of:=([.B36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37]-[.F$2])^2" office:value-type="float" office:value="5.517801">
            <text:p>5.517801</text:p>
          </table:table-cell>
          <table:table-cell table:formula="of:=([.B37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38]-[.F$2])^2" office:value-type="float" office:value="1.819801">
            <text:p>1.819801</text:p>
          </table:table-cell>
          <table:table-cell table:formula="of:=([.B38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A39]-[.F$2])^2" office:value-type="float" office:value="0.121801">
            <text:p>0.121801</text:p>
          </table:table-cell>
          <table:table-cell table:formula="of:=([.B39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formula="of:=([.A40]-[.F$2])^2" office:value-type="float" office:value="21.631801">
            <text:p>21.631801</text:p>
          </table:table-cell>
          <table:table-cell table:formula="of:=([.B40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A41]-[.F$2])^2" office:value-type="float" office:value="0.121801">
            <text:p>0.121801</text:p>
          </table:table-cell>
          <table:table-cell table:formula="of:=([.B41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42]-[.F$2])^2" office:value-type="float" office:value="1.819801">
            <text:p>1.819801</text:p>
          </table:table-cell>
          <table:table-cell table:formula="of:=([.B42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([.A43]-[.F$2])^2" office:value-type="float" office:value="0.423801">
            <text:p>0.423801</text:p>
          </table:table-cell>
          <table:table-cell table:formula="of:=([.B43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44]-[.F$2])^2" office:value-type="float" office:value="1.819801">
            <text:p>1.819801</text:p>
          </table:table-cell>
          <table:table-cell table:formula="of:=([.B44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45]-[.F$2])^2" office:value-type="float" office:value="5.517801">
            <text:p>5.517801</text:p>
          </table:table-cell>
          <table:table-cell table:formula="of:=([.B45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46]-[.F$2])^2" office:value-type="float" office:value="5.517801">
            <text:p>5.517801</text:p>
          </table:table-cell>
          <table:table-cell table:formula="of:=([.B46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47]-[.F$2])^2" office:value-type="float" office:value="0.423801">
            <text:p>0.423801</text:p>
          </table:table-cell>
          <table:table-cell table:formula="of:=([.B47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table:formula="of:=([.A48]-[.F$2])^2" office:value-type="float" office:value="2.725801">
            <text:p>2.725801</text:p>
          </table:table-cell>
          <table:table-cell table:formula="of:=([.B48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49]-[.F$2])^2" office:value-type="float" office:value="5.517801">
            <text:p>5.517801</text:p>
          </table:table-cell>
          <table:table-cell table:formula="of:=([.B49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table:formula="of:=([.A50]-[.F$2])^2" office:value-type="float" office:value="7.027801">
            <text:p>7.027801</text:p>
          </table:table-cell>
          <table:table-cell table:formula="of:=([.B50]-[.J$2])^2" office:value-type="float" office:value="8.9401">
            <text:p>8.94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51]-[.F$2])^2" office:value-type="float" office:value="1.819801">
            <text:p>1.819801</text:p>
          </table:table-cell>
          <table:table-cell table:formula="of:=([.B51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52]-[.F$2])^2" office:value-type="float" office:value="11.215801">
            <text:p>11.215801</text:p>
          </table:table-cell>
          <table:table-cell table:formula="of:=([.B52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53]-[.F$2])^2" office:value-type="float" office:value="11.215801">
            <text:p>11.215801</text:p>
          </table:table-cell>
          <table:table-cell table:formula="of:=([.B53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54]-[.F$2])^2" office:value-type="float" office:value="0.423801">
            <text:p>0.423801</text:p>
          </table:table-cell>
          <table:table-cell table:formula="of:=([.B54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55]-[.F$2])^2" office:value-type="float" office:value="18.913801">
            <text:p>18.913801</text:p>
          </table:table-cell>
          <table:table-cell table:formula="of:=([.B55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56]-[.F$2])^2" office:value-type="float" office:value="5.517801">
            <text:p>5.517801</text:p>
          </table:table-cell>
          <table:table-cell table:formula="of:=([.B56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57]-[.F$2])^2" office:value-type="float" office:value="2.725801">
            <text:p>2.725801</text:p>
          </table:table-cell>
          <table:table-cell table:formula="of:=([.B57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58]-[.F$2])^2" office:value-type="float" office:value="5.517801">
            <text:p>5.517801</text:p>
          </table:table-cell>
          <table:table-cell table:formula="of:=([.B58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formula="of:=([.A59]-[.F$2])^2" office:value-type="float" office:value="2.725801">
            <text:p>2.725801</text:p>
          </table:table-cell>
          <table:table-cell table:formula="of:=([.B59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table:formula="of:=([.A60]-[.F$2])^2" office:value-type="float" office:value="44.235801">
            <text:p>44.235801</text:p>
          </table:table-cell>
          <table:table-cell table:formula="of:=([.B60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61]-[.F$2])^2" office:value-type="float" office:value="11.215801">
            <text:p>11.215801</text:p>
          </table:table-cell>
          <table:table-cell table:formula="of:=([.B61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62]-[.F$2])^2" office:value-type="float" office:value="5.517801">
            <text:p>5.517801</text:p>
          </table:table-cell>
          <table:table-cell table:formula="of:=([.B62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63]-[.F$2])^2" office:value-type="float" office:value="2.725801">
            <text:p>2.725801</text:p>
          </table:table-cell>
          <table:table-cell table:formula="of:=([.B63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64]-[.F$2])^2" office:value-type="float" office:value="0.423801">
            <text:p>0.423801</text:p>
          </table:table-cell>
          <table:table-cell table:formula="of:=([.B64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65]-[.F$2])^2" office:value-type="float" office:value="5.517801">
            <text:p>5.517801</text:p>
          </table:table-cell>
          <table:table-cell table:formula="of:=([.B65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66]-[.F$2])^2" office:value-type="float" office:value="1.819801">
            <text:p>1.819801</text:p>
          </table:table-cell>
          <table:table-cell table:formula="of:=([.B66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67]-[.F$2])^2" office:value-type="float" office:value="1.819801">
            <text:p>1.819801</text:p>
          </table:table-cell>
          <table:table-cell table:formula="of:=([.B67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68]-[.F$2])^2" office:value-type="float" office:value="11.215801">
            <text:p>11.215801</text:p>
          </table:table-cell>
          <table:table-cell table:formula="of:=([.B68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([.A69]-[.F$2])^2" office:value-type="float" office:value="2.725801">
            <text:p>2.725801</text:p>
          </table:table-cell>
          <table:table-cell table:formula="of:=([.B69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table:formula="of:=([.A70]-[.F$2])^2" office:value-type="float" office:value="31.933801">
            <text:p>31.933801</text:p>
          </table:table-cell>
          <table:table-cell table:formula="of:=([.B70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table:formula="of:=([.A71]-[.F$2])^2" office:value-type="float" office:value="44.235801">
            <text:p>44.235801</text:p>
          </table:table-cell>
          <table:table-cell table:formula="of:=([.B71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table:formula="of:=([.A72]-[.F$2])^2" office:value-type="float" office:value="2.725801">
            <text:p>2.725801</text:p>
          </table:table-cell>
          <table:table-cell table:formula="of:=([.B72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73]-[.F$2])^2" office:value-type="float" office:value="11.215801">
            <text:p>11.215801</text:p>
          </table:table-cell>
          <table:table-cell table:formula="of:=([.B73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formula="of:=([.A74]-[.F$2])^2" office:value-type="float" office:value="2.725801">
            <text:p>2.725801</text:p>
          </table:table-cell>
          <table:table-cell table:formula="of:=([.B74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formula="of:=([.A75]-[.F$2])^2" office:value-type="float" office:value="2.725801">
            <text:p>2.725801</text:p>
          </table:table-cell>
          <table:table-cell table:formula="of:=([.B75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76]-[.F$2])^2" office:value-type="float" office:value="11.215801">
            <text:p>11.215801</text:p>
          </table:table-cell>
          <table:table-cell table:formula="of:=([.B76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77]-[.F$2])^2" office:value-type="float" office:value="11.215801">
            <text:p>11.215801</text:p>
          </table:table-cell>
          <table:table-cell table:formula="of:=([.B77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78]-[.F$2])^2" office:value-type="float" office:value="1.819801">
            <text:p>1.819801</text:p>
          </table:table-cell>
          <table:table-cell table:formula="of:=([.B78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table:formula="of:=([.A79]-[.F$2])^2" office:value-type="float" office:value="2.725801">
            <text:p>2.725801</text:p>
          </table:table-cell>
          <table:table-cell table:formula="of:=([.B79]-[.J$2])^2" office:value-type="float" office:value="9.0601">
            <text:p>9.06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80]-[.F$2])^2" office:value-type="float" office:value="0.121801">
            <text:p>0.121801</text:p>
          </table:table-cell>
          <table:table-cell table:formula="of:=([.B80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table:formula="of:=([.A81]-[.F$2])^2" office:value-type="float" office:value="21.631801">
            <text:p>21.631801</text:p>
          </table:table-cell>
          <table:table-cell table:formula="of:=([.B81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table:formula="of:=([.A82]-[.F$2])^2" office:value-type="float" office:value="7.027801">
            <text:p>7.027801</text:p>
          </table:table-cell>
          <table:table-cell table:formula="of:=([.B82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83]-[.F$2])^2" office:value-type="float" office:value="11.215801">
            <text:p>11.215801</text:p>
          </table:table-cell>
          <table:table-cell table:formula="of:=([.B83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84]-[.F$2])^2" office:value-type="float" office:value="0.423801">
            <text:p>0.423801</text:p>
          </table:table-cell>
          <table:table-cell table:formula="of:=([.B84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85]-[.F$2])^2" office:value-type="float" office:value="1.819801">
            <text:p>1.819801</text:p>
          </table:table-cell>
          <table:table-cell table:formula="of:=([.B85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86]-[.F$2])^2" office:value-type="float" office:value="18.913801">
            <text:p>18.913801</text:p>
          </table:table-cell>
          <table:table-cell table:formula="of:=([.B86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87]-[.F$2])^2" office:value-type="float" office:value="1.819801">
            <text:p>1.819801</text:p>
          </table:table-cell>
          <table:table-cell table:formula="of:=([.B87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88]-[.F$2])^2" office:value-type="float" office:value="11.215801">
            <text:p>11.215801</text:p>
          </table:table-cell>
          <table:table-cell table:formula="of:=([.B88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89]-[.F$2])^2" office:value-type="float" office:value="11.215801">
            <text:p>11.215801</text:p>
          </table:table-cell>
          <table:table-cell table:formula="of:=([.B89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table:formula="of:=([.A90]-[.F$2])^2" office:value-type="float" office:value="13.329801">
            <text:p>13.329801</text:p>
          </table:table-cell>
          <table:table-cell table:formula="of:=([.B90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formula="of:=([.A91]-[.F$2])^2" office:value-type="float" office:value="0.121801">
            <text:p>0.121801</text:p>
          </table:table-cell>
          <table:table-cell table:formula="of:=([.B91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92]-[.F$2])^2" office:value-type="float" office:value="0.121801">
            <text:p>0.121801</text:p>
          </table:table-cell>
          <table:table-cell table:formula="of:=([.B92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93]-[.F$2])^2" office:value-type="float" office:value="5.517801">
            <text:p>5.517801</text:p>
          </table:table-cell>
          <table:table-cell table:formula="of:=([.B93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table:formula="of:=([.A94]-[.F$2])^2" office:value-type="float" office:value="21.631801">
            <text:p>21.631801</text:p>
          </table:table-cell>
          <table:table-cell table:formula="of:=([.B94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95]-[.F$2])^2" office:value-type="float" office:value="5.517801">
            <text:p>5.517801</text:p>
          </table:table-cell>
          <table:table-cell table:formula="of:=([.B95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96]-[.F$2])^2" office:value-type="float" office:value="18.913801">
            <text:p>18.913801</text:p>
          </table:table-cell>
          <table:table-cell table:formula="of:=([.B96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97]-[.F$2])^2" office:value-type="float" office:value="0.423801">
            <text:p>0.423801</text:p>
          </table:table-cell>
          <table:table-cell table:formula="of:=([.B97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table:formula="of:=([.A98]-[.F$2])^2" office:value-type="float" office:value="0.423801">
            <text:p>0.423801</text:p>
          </table:table-cell>
          <table:table-cell table:formula="of:=([.B98]-[.J$2])^2" office:value-type="float" office:value="8.9401">
            <text:p>8.94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99]-[.F$2])^2" office:value-type="float" office:value="11.215801">
            <text:p>11.215801</text:p>
          </table:table-cell>
          <table:table-cell table:formula="of:=([.B99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table:formula="of:=([.A100]-[.F$2])^2" office:value-type="float" office:value="0.423801">
            <text:p>0.423801</text:p>
          </table:table-cell>
          <table:table-cell table:formula="of:=([.B100]-[.J$2])^2" office:value-type="float" office:value="9.0601">
            <text:p>9.06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101]-[.F$2])^2" office:value-type="float" office:value="1.819801">
            <text:p>1.819801</text:p>
          </table:table-cell>
          <table:table-cell table:formula="of:=([.B101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102]-[.F$2])^2" office:value-type="float" office:value="0.121801">
            <text:p>0.121801</text:p>
          </table:table-cell>
          <table:table-cell table:formula="of:=([.B102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([.A103]-[.F$2])^2" office:value-type="float" office:value="0.423801">
            <text:p>0.423801</text:p>
          </table:table-cell>
          <table:table-cell table:formula="of:=([.B103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table:formula="of:=([.A104]-[.F$2])^2" office:value-type="float" office:value="7.027801">
            <text:p>7.027801</text:p>
          </table:table-cell>
          <table:table-cell table:formula="of:=([.B104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105]-[.F$2])^2" office:value-type="float" office:value="5.517801">
            <text:p>5.517801</text:p>
          </table:table-cell>
          <table:table-cell table:formula="of:=([.B105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106]-[.F$2])^2" office:value-type="float" office:value="2.725801">
            <text:p>2.725801</text:p>
          </table:table-cell>
          <table:table-cell table:formula="of:=([.B106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07]-[.F$2])^2" office:value-type="float" office:value="11.215801">
            <text:p>11.215801</text:p>
          </table:table-cell>
          <table:table-cell table:formula="of:=([.B107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A108]-[.F$2])^2" office:value-type="float" office:value="0.121801">
            <text:p>0.121801</text:p>
          </table:table-cell>
          <table:table-cell table:formula="of:=([.B108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109]-[.F$2])^2" office:value-type="float" office:value="0.423801">
            <text:p>0.423801</text:p>
          </table:table-cell>
          <table:table-cell table:formula="of:=([.B109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table:formula="of:=([.A110]-[.F$2])^2" office:value-type="float" office:value="0.423801">
            <text:p>0.423801</text:p>
          </table:table-cell>
          <table:table-cell table:formula="of:=([.B110]-[.J$2])^2" office:value-type="float" office:value="15.9201">
            <text:p>15.92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111]-[.F$2])^2" office:value-type="float" office:value="5.517801">
            <text:p>5.517801</text:p>
          </table:table-cell>
          <table:table-cell table:formula="of:=([.B111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112]-[.F$2])^2" office:value-type="float" office:value="0.121801">
            <text:p>0.121801</text:p>
          </table:table-cell>
          <table:table-cell table:formula="of:=([.B112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113]-[.F$2])^2" office:value-type="float" office:value="0.423801">
            <text:p>0.423801</text:p>
          </table:table-cell>
          <table:table-cell table:formula="of:=([.B113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formula="of:=([.A114]-[.F$2])^2" office:value-type="float" office:value="0.423801">
            <text:p>0.423801</text:p>
          </table:table-cell>
          <table:table-cell table:formula="of:=([.B114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([.A115]-[.F$2])^2" office:value-type="float" office:value="0.423801">
            <text:p>0.423801</text:p>
          </table:table-cell>
          <table:table-cell table:formula="of:=([.B115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116]-[.F$2])^2" office:value-type="float" office:value="5.517801">
            <text:p>5.517801</text:p>
          </table:table-cell>
          <table:table-cell table:formula="of:=([.B116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117]-[.F$2])^2" office:value-type="float" office:value="1.819801">
            <text:p>1.819801</text:p>
          </table:table-cell>
          <table:table-cell table:formula="of:=([.B117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118]-[.F$2])^2" office:value-type="float" office:value="0.423801">
            <text:p>0.423801</text:p>
          </table:table-cell>
          <table:table-cell table:formula="of:=([.B118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119]-[.F$2])^2" office:value-type="float" office:value="11.215801">
            <text:p>11.215801</text:p>
          </table:table-cell>
          <table:table-cell table:formula="of:=([.B119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table:formula="of:=([.A120]-[.F$2])^2" office:value-type="float" office:value="7.027801">
            <text:p>7.027801</text:p>
          </table:table-cell>
          <table:table-cell table:formula="of:=([.B120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121]-[.F$2])^2" office:value-type="float" office:value="2.725801">
            <text:p>2.725801</text:p>
          </table:table-cell>
          <table:table-cell table:formula="of:=([.B121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122]-[.F$2])^2" office:value-type="float" office:value="11.215801">
            <text:p>11.215801</text:p>
          </table:table-cell>
          <table:table-cell table:formula="of:=([.B122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formula="of:=([.A123]-[.F$2])^2" office:value-type="float" office:value="18.913801">
            <text:p>18.913801</text:p>
          </table:table-cell>
          <table:table-cell table:formula="of:=([.B123]-[.J$2])^2" office:value-type="float" office:value="9.0601">
            <text:p>9.06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formula="of:=([.A124]-[.F$2])^2" office:value-type="float" office:value="2.725801">
            <text:p>2.725801</text:p>
          </table:table-cell>
          <table:table-cell table:formula="of:=([.B124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table:formula="of:=([.A125]-[.F$2])^2" office:value-type="float" office:value="74.839801">
            <text:p>74.839801</text:p>
          </table:table-cell>
          <table:table-cell table:formula="of:=([.B125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26]-[.F$2])^2" office:value-type="float" office:value="11.215801">
            <text:p>11.215801</text:p>
          </table:table-cell>
          <table:table-cell table:formula="of:=([.B126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127]-[.F$2])^2" office:value-type="float" office:value="11.215801">
            <text:p>11.215801</text:p>
          </table:table-cell>
          <table:table-cell table:formula="of:=([.B127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table:formula="of:=([.A128]-[.F$2])^2" office:value-type="float" office:value="7.027801">
            <text:p>7.027801</text:p>
          </table:table-cell>
          <table:table-cell table:formula="of:=([.B128]-[.J$2])^2" office:value-type="float" office:value="8.9401">
            <text:p>8.94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29]-[.F$2])^2" office:value-type="float" office:value="18.913801">
            <text:p>18.913801</text:p>
          </table:table-cell>
          <table:table-cell table:formula="of:=([.B129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130]-[.F$2])^2" office:value-type="float" office:value="1.819801">
            <text:p>1.819801</text:p>
          </table:table-cell>
          <table:table-cell table:formula="of:=([.B130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A131]-[.F$2])^2" office:value-type="float" office:value="0.121801">
            <text:p>0.121801</text:p>
          </table:table-cell>
          <table:table-cell table:formula="of:=([.B131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132]-[.F$2])^2" office:value-type="float" office:value="11.215801">
            <text:p>11.215801</text:p>
          </table:table-cell>
          <table:table-cell table:formula="of:=([.B132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133]-[.F$2])^2" office:value-type="float" office:value="5.517801">
            <text:p>5.517801</text:p>
          </table:table-cell>
          <table:table-cell table:formula="of:=([.B133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([.A134]-[.F$2])^2" office:value-type="float" office:value="18.913801">
            <text:p>18.913801</text:p>
          </table:table-cell>
          <table:table-cell table:formula="of:=([.B134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135]-[.F$2])^2" office:value-type="float" office:value="0.423801">
            <text:p>0.423801</text:p>
          </table:table-cell>
          <table:table-cell table:formula="of:=([.B135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136]-[.F$2])^2" office:value-type="float" office:value="2.725801">
            <text:p>2.725801</text:p>
          </table:table-cell>
          <table:table-cell table:formula="of:=([.B136]-[.J$2])^2" office:value-type="float" office:value="8.9401">
            <text:p>8.94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A137]-[.F$2])^2" office:value-type="float" office:value="0.121801">
            <text:p>0.121801</text:p>
          </table:table-cell>
          <table:table-cell table:formula="of:=([.B137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formula="of:=([.A138]-[.F$2])^2" office:value-type="float" office:value="0.121801">
            <text:p>0.121801</text:p>
          </table:table-cell>
          <table:table-cell table:formula="of:=([.B138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139]-[.F$2])^2" office:value-type="float" office:value="11.215801">
            <text:p>11.215801</text:p>
          </table:table-cell>
          <table:table-cell table:formula="of:=([.B139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140]-[.F$2])^2" office:value-type="float" office:value="11.215801">
            <text:p>11.215801</text:p>
          </table:table-cell>
          <table:table-cell table:formula="of:=([.B140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141]-[.F$2])^2" office:value-type="float" office:value="5.517801">
            <text:p>5.517801</text:p>
          </table:table-cell>
          <table:table-cell table:formula="of:=([.B141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142]-[.F$2])^2" office:value-type="float" office:value="0.423801">
            <text:p>0.423801</text:p>
          </table:table-cell>
          <table:table-cell table:formula="of:=([.B142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formula="of:=([.A143]-[.F$2])^2" office:value-type="float" office:value="2.725801">
            <text:p>2.725801</text:p>
          </table:table-cell>
          <table:table-cell table:formula="of:=([.B143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144]-[.F$2])^2" office:value-type="float" office:value="18.913801">
            <text:p>18.913801</text:p>
          </table:table-cell>
          <table:table-cell table:formula="of:=([.B144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145]-[.F$2])^2" office:value-type="float" office:value="5.517801">
            <text:p>5.517801</text:p>
          </table:table-cell>
          <table:table-cell table:formula="of:=([.B145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146]-[.F$2])^2" office:value-type="float" office:value="5.517801">
            <text:p>5.517801</text:p>
          </table:table-cell>
          <table:table-cell table:formula="of:=([.B146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formula="of:=([.A147]-[.F$2])^2" office:value-type="float" office:value="7.027801">
            <text:p>7.027801</text:p>
          </table:table-cell>
          <table:table-cell table:formula="of:=([.B147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148]-[.F$2])^2" office:value-type="float" office:value="5.517801">
            <text:p>5.517801</text:p>
          </table:table-cell>
          <table:table-cell table:formula="of:=([.B148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149]-[.F$2])^2" office:value-type="float" office:value="0.423801">
            <text:p>0.423801</text:p>
          </table:table-cell>
          <table:table-cell table:formula="of:=([.B149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150]-[.F$2])^2" office:value-type="float" office:value="5.517801">
            <text:p>5.517801</text:p>
          </table:table-cell>
          <table:table-cell table:formula="of:=([.B150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table:formula="of:=([.A151]-[.F$2])^2" office:value-type="float" office:value="244.953801">
            <text:p>244.953801</text:p>
          </table:table-cell>
          <table:table-cell table:formula="of:=([.B151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([.A152]-[.F$2])^2" office:value-type="float" office:value="18.913801">
            <text:p>18.913801</text:p>
          </table:table-cell>
          <table:table-cell table:formula="of:=([.B152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153]-[.F$2])^2" office:value-type="float" office:value="18.913801">
            <text:p>18.913801</text:p>
          </table:table-cell>
          <table:table-cell table:formula="of:=([.B153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A154]-[.F$2])^2" office:value-type="float" office:value="0.121801">
            <text:p>0.121801</text:p>
          </table:table-cell>
          <table:table-cell table:formula="of:=([.B154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A155]-[.F$2])^2" office:value-type="float" office:value="0.121801">
            <text:p>0.121801</text:p>
          </table:table-cell>
          <table:table-cell table:formula="of:=([.B155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156]-[.F$2])^2" office:value-type="float" office:value="18.913801">
            <text:p>18.913801</text:p>
          </table:table-cell>
          <table:table-cell table:formula="of:=([.B156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157]-[.F$2])^2" office:value-type="float" office:value="0.121801">
            <text:p>0.121801</text:p>
          </table:table-cell>
          <table:table-cell table:formula="of:=([.B157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158]-[.F$2])^2" office:value-type="float" office:value="18.913801">
            <text:p>18.913801</text:p>
          </table:table-cell>
          <table:table-cell table:formula="of:=([.B158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59]-[.F$2])^2" office:value-type="float" office:value="11.215801">
            <text:p>11.215801</text:p>
          </table:table-cell>
          <table:table-cell table:formula="of:=([.B159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160]-[.F$2])^2" office:value-type="float" office:value="0.423801">
            <text:p>0.423801</text:p>
          </table:table-cell>
          <table:table-cell table:formula="of:=([.B160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table:formula="of:=([.A161]-[.F$2])^2" office:value-type="float" office:value="7.027801">
            <text:p>7.027801</text:p>
          </table:table-cell>
          <table:table-cell table:formula="of:=([.B161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162]-[.F$2])^2" office:value-type="float" office:value="5.517801">
            <text:p>5.517801</text:p>
          </table:table-cell>
          <table:table-cell table:formula="of:=([.B162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163]-[.F$2])^2" office:value-type="float" office:value="5.517801">
            <text:p>5.517801</text:p>
          </table:table-cell>
          <table:table-cell table:formula="of:=([.B163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64]-[.F$2])^2" office:value-type="float" office:value="11.215801">
            <text:p>11.215801</text:p>
          </table:table-cell>
          <table:table-cell table:formula="of:=([.B164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165]-[.F$2])^2" office:value-type="float" office:value="5.517801">
            <text:p>5.517801</text:p>
          </table:table-cell>
          <table:table-cell table:formula="of:=([.B165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166]-[.F$2])^2" office:value-type="float" office:value="5.517801">
            <text:p>5.517801</text:p>
          </table:table-cell>
          <table:table-cell table:formula="of:=([.B166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167]-[.F$2])^2" office:value-type="float" office:value="0.423801">
            <text:p>0.423801</text:p>
          </table:table-cell>
          <table:table-cell table:formula="of:=([.B167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168]-[.F$2])^2" office:value-type="float" office:value="1.819801">
            <text:p>1.819801</text:p>
          </table:table-cell>
          <table:table-cell table:formula="of:=([.B168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169]-[.F$2])^2" office:value-type="float" office:value="0.121801">
            <text:p>0.121801</text:p>
          </table:table-cell>
          <table:table-cell table:formula="of:=([.B169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170]-[.F$2])^2" office:value-type="float" office:value="0.121801">
            <text:p>0.121801</text:p>
          </table:table-cell>
          <table:table-cell table:formula="of:=([.B170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171]-[.F$2])^2" office:value-type="float" office:value="5.517801">
            <text:p>5.517801</text:p>
          </table:table-cell>
          <table:table-cell table:formula="of:=([.B171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172]-[.F$2])^2" office:value-type="float" office:value="1.819801">
            <text:p>1.819801</text:p>
          </table:table-cell>
          <table:table-cell table:formula="of:=([.B172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173]-[.F$2])^2" office:value-type="float" office:value="5.517801">
            <text:p>5.517801</text:p>
          </table:table-cell>
          <table:table-cell table:formula="of:=([.B173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174]-[.F$2])^2" office:value-type="float" office:value="1.819801">
            <text:p>1.819801</text:p>
          </table:table-cell>
          <table:table-cell table:formula="of:=([.B174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table:formula="of:=([.A175]-[.F$2])^2" office:value-type="float" office:value="31.933801">
            <text:p>31.933801</text:p>
          </table:table-cell>
          <table:table-cell table:formula="of:=([.B175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176]-[.F$2])^2" office:value-type="float" office:value="5.517801">
            <text:p>5.517801</text:p>
          </table:table-cell>
          <table:table-cell table:formula="of:=([.B176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formula="of:=([.A177]-[.F$2])^2" office:value-type="float" office:value="1.819801">
            <text:p>1.819801</text:p>
          </table:table-cell>
          <table:table-cell table:formula="of:=([.B177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178]-[.F$2])^2" office:value-type="float" office:value="0.121801">
            <text:p>0.121801</text:p>
          </table:table-cell>
          <table:table-cell table:formula="of:=([.B178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179]-[.F$2])^2" office:value-type="float" office:value="0.121801">
            <text:p>0.121801</text:p>
          </table:table-cell>
          <table:table-cell table:formula="of:=([.B179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180]-[.F$2])^2" office:value-type="float" office:value="0.423801">
            <text:p>0.423801</text:p>
          </table:table-cell>
          <table:table-cell table:formula="of:=([.B180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181]-[.F$2])^2" office:value-type="float" office:value="11.215801">
            <text:p>11.215801</text:p>
          </table:table-cell>
          <table:table-cell table:formula="of:=([.B181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182]-[.F$2])^2" office:value-type="float" office:value="11.215801">
            <text:p>11.215801</text:p>
          </table:table-cell>
          <table:table-cell table:formula="of:=([.B182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183]-[.F$2])^2" office:value-type="float" office:value="0.121801">
            <text:p>0.121801</text:p>
          </table:table-cell>
          <table:table-cell table:formula="of:=([.B183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table:formula="of:=([.A184]-[.F$2])^2" office:value-type="float" office:value="31.933801">
            <text:p>31.933801</text:p>
          </table:table-cell>
          <table:table-cell table:formula="of:=([.B184]-[.J$2])^2" office:value-type="float" office:value="168.7401">
            <text:p>168.74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185]-[.F$2])^2" office:value-type="float" office:value="0.121801">
            <text:p>0.121801</text:p>
          </table:table-cell>
          <table:table-cell table:formula="of:=([.B185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186]-[.F$2])^2" office:value-type="float" office:value="0.121801">
            <text:p>0.121801</text:p>
          </table:table-cell>
          <table:table-cell table:formula="of:=([.B186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187]-[.F$2])^2" office:value-type="float" office:value="5.517801">
            <text:p>5.517801</text:p>
          </table:table-cell>
          <table:table-cell table:formula="of:=([.B187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188]-[.F$2])^2" office:value-type="float" office:value="0.121801">
            <text:p>0.121801</text:p>
          </table:table-cell>
          <table:table-cell table:formula="of:=([.B188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formula="of:=([.A189]-[.F$2])^2" office:value-type="float" office:value="7.027801">
            <text:p>7.027801</text:p>
          </table:table-cell>
          <table:table-cell table:formula="of:=([.B189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table:formula="of:=([.A190]-[.F$2])^2" office:value-type="float" office:value="7.027801">
            <text:p>7.027801</text:p>
          </table:table-cell>
          <table:table-cell table:formula="of:=([.B190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191]-[.F$2])^2" office:value-type="float" office:value="1.819801">
            <text:p>1.819801</text:p>
          </table:table-cell>
          <table:table-cell table:formula="of:=([.B191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192]-[.F$2])^2" office:value-type="float" office:value="5.517801">
            <text:p>5.517801</text:p>
          </table:table-cell>
          <table:table-cell table:formula="of:=([.B192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193]-[.F$2])^2" office:value-type="float" office:value="11.215801">
            <text:p>11.215801</text:p>
          </table:table-cell>
          <table:table-cell table:formula="of:=([.B193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194]-[.F$2])^2" office:value-type="float" office:value="0.121801">
            <text:p>0.121801</text:p>
          </table:table-cell>
          <table:table-cell table:formula="of:=([.B194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195]-[.F$2])^2" office:value-type="float" office:value="0.423801">
            <text:p>0.423801</text:p>
          </table:table-cell>
          <table:table-cell table:formula="of:=([.B195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196]-[.F$2])^2" office:value-type="float" office:value="0.121801">
            <text:p>0.121801</text:p>
          </table:table-cell>
          <table:table-cell table:formula="of:=([.B196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197]-[.F$2])^2" office:value-type="float" office:value="5.517801">
            <text:p>5.517801</text:p>
          </table:table-cell>
          <table:table-cell table:formula="of:=([.B197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198]-[.F$2])^2" office:value-type="float" office:value="5.517801">
            <text:p>5.517801</text:p>
          </table:table-cell>
          <table:table-cell table:formula="of:=([.B198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199]-[.F$2])^2" office:value-type="float" office:value="5.517801">
            <text:p>5.517801</text:p>
          </table:table-cell>
          <table:table-cell table:formula="of:=([.B199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200]-[.F$2])^2" office:value-type="float" office:value="28.611801">
            <text:p>28.611801</text:p>
          </table:table-cell>
          <table:table-cell table:formula="of:=([.B200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formula="of:=([.A201]-[.F$2])^2" office:value-type="float" office:value="18.913801">
            <text:p>18.913801</text:p>
          </table:table-cell>
          <table:table-cell table:formula="of:=([.B201]-[.J$2])^2" office:value-type="float" office:value="9.0601">
            <text:p>9.06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table:formula="of:=([.A202]-[.F$2])^2" office:value-type="float" office:value="2.725801">
            <text:p>2.725801</text:p>
          </table:table-cell>
          <table:table-cell table:formula="of:=([.B202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5">
            <text:p>15</text:p>
          </table:table-cell>
          <table:table-cell table:formula="of:=([.A203]-[.F$2])^2" office:value-type="float" office:value="244.953801">
            <text:p>244.953801</text:p>
          </table:table-cell>
          <table:table-cell table:formula="of:=([.B203]-[.J$2])^2" office:value-type="float" office:value="8.9401">
            <text:p>8.94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204]-[.F$2])^2" office:value-type="float" office:value="0.423801">
            <text:p>0.423801</text:p>
          </table:table-cell>
          <table:table-cell table:formula="of:=([.B204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205]-[.F$2])^2" office:value-type="float" office:value="18.913801">
            <text:p>18.913801</text:p>
          </table:table-cell>
          <table:table-cell table:formula="of:=([.B205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206]-[.F$2])^2" office:value-type="float" office:value="18.913801">
            <text:p>18.913801</text:p>
          </table:table-cell>
          <table:table-cell table:formula="of:=([.B206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207]-[.F$2])^2" office:value-type="float" office:value="18.913801">
            <text:p>18.913801</text:p>
          </table:table-cell>
          <table:table-cell table:formula="of:=([.B207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208]-[.F$2])^2" office:value-type="float" office:value="0.423801">
            <text:p>0.423801</text:p>
          </table:table-cell>
          <table:table-cell table:formula="of:=([.B208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209]-[.F$2])^2" office:value-type="float" office:value="5.517801">
            <text:p>5.517801</text:p>
          </table:table-cell>
          <table:table-cell table:formula="of:=([.B209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210]-[.F$2])^2" office:value-type="float" office:value="0.121801">
            <text:p>0.121801</text:p>
          </table:table-cell>
          <table:table-cell table:formula="of:=([.B210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table:formula="of:=([.A211]-[.F$2])^2" office:value-type="float" office:value="31.933801">
            <text:p>31.933801</text:p>
          </table:table-cell>
          <table:table-cell table:formula="of:=([.B211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212]-[.F$2])^2" office:value-type="float" office:value="0.121801">
            <text:p>0.121801</text:p>
          </table:table-cell>
          <table:table-cell table:formula="of:=([.B212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213]-[.F$2])^2" office:value-type="float" office:value="5.517801">
            <text:p>5.517801</text:p>
          </table:table-cell>
          <table:table-cell table:formula="of:=([.B213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214]-[.F$2])^2" office:value-type="float" office:value="2.725801">
            <text:p>2.725801</text:p>
          </table:table-cell>
          <table:table-cell table:formula="of:=([.B214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215]-[.F$2])^2" office:value-type="float" office:value="11.215801">
            <text:p>11.215801</text:p>
          </table:table-cell>
          <table:table-cell table:formula="of:=([.B215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16]-[.F$2])^2" office:value-type="float" office:value="11.215801">
            <text:p>11.215801</text:p>
          </table:table-cell>
          <table:table-cell table:formula="of:=([.B216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17]-[.F$2])^2" office:value-type="float" office:value="11.215801">
            <text:p>11.215801</text:p>
          </table:table-cell>
          <table:table-cell table:formula="of:=([.B217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218]-[.F$2])^2" office:value-type="float" office:value="0.423801">
            <text:p>0.423801</text:p>
          </table:table-cell>
          <table:table-cell table:formula="of:=([.B218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219]-[.F$2])^2" office:value-type="float" office:value="0.121801">
            <text:p>0.121801</text:p>
          </table:table-cell>
          <table:table-cell table:formula="of:=([.B219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220]-[.F$2])^2" office:value-type="float" office:value="11.215801">
            <text:p>11.215801</text:p>
          </table:table-cell>
          <table:table-cell table:formula="of:=([.B220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221]-[.F$2])^2" office:value-type="float" office:value="1.819801">
            <text:p>1.819801</text:p>
          </table:table-cell>
          <table:table-cell table:formula="of:=([.B221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([.A222]-[.F$2])^2" office:value-type="float" office:value="0.423801">
            <text:p>0.423801</text:p>
          </table:table-cell>
          <table:table-cell table:formula="of:=([.B222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table:formula="of:=([.A223]-[.F$2])^2" office:value-type="float" office:value="13.329801">
            <text:p>13.329801</text:p>
          </table:table-cell>
          <table:table-cell table:formula="of:=([.B223]-[.J$2])^2" office:value-type="float" office:value="8.9401">
            <text:p>8.94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formula="of:=([.A224]-[.F$2])^2" office:value-type="float" office:value="18.913801">
            <text:p>18.913801</text:p>
          </table:table-cell>
          <table:table-cell table:formula="of:=([.B224]-[.J$2])^2" office:value-type="float" office:value="9.0601">
            <text:p>9.06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([.A225]-[.F$2])^2" office:value-type="float" office:value="0.423801">
            <text:p>0.423801</text:p>
          </table:table-cell>
          <table:table-cell table:formula="of:=([.B225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226]-[.F$2])^2" office:value-type="float" office:value="1.819801">
            <text:p>1.819801</text:p>
          </table:table-cell>
          <table:table-cell table:formula="of:=([.B226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227]-[.F$2])^2" office:value-type="float" office:value="0.121801">
            <text:p>0.121801</text:p>
          </table:table-cell>
          <table:table-cell table:formula="of:=([.B227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228]-[.F$2])^2" office:value-type="float" office:value="1.819801">
            <text:p>1.819801</text:p>
          </table:table-cell>
          <table:table-cell table:formula="of:=([.B228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29]-[.F$2])^2" office:value-type="float" office:value="11.215801">
            <text:p>11.215801</text:p>
          </table:table-cell>
          <table:table-cell table:formula="of:=([.B229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230]-[.F$2])^2" office:value-type="float" office:value="11.215801">
            <text:p>11.215801</text:p>
          </table:table-cell>
          <table:table-cell table:formula="of:=([.B230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231]-[.F$2])^2" office:value-type="float" office:value="0.121801">
            <text:p>0.121801</text:p>
          </table:table-cell>
          <table:table-cell table:formula="of:=([.B231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table:formula="of:=([.A232]-[.F$2])^2" office:value-type="float" office:value="21.631801">
            <text:p>21.631801</text:p>
          </table:table-cell>
          <table:table-cell table:formula="of:=([.B232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formula="of:=([.A233]-[.F$2])^2" office:value-type="float" office:value="0.121801">
            <text:p>0.121801</text:p>
          </table:table-cell>
          <table:table-cell table:formula="of:=([.B233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234]-[.F$2])^2" office:value-type="float" office:value="0.121801">
            <text:p>0.121801</text:p>
          </table:table-cell>
          <table:table-cell table:formula="of:=([.B234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235]-[.F$2])^2" office:value-type="float" office:value="11.215801">
            <text:p>11.215801</text:p>
          </table:table-cell>
          <table:table-cell table:formula="of:=([.B235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formula="of:=([.A236]-[.F$2])^2" office:value-type="float" office:value="13.329801">
            <text:p>13.329801</text:p>
          </table:table-cell>
          <table:table-cell table:formula="of:=([.B236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237]-[.F$2])^2" office:value-type="float" office:value="18.913801">
            <text:p>18.913801</text:p>
          </table:table-cell>
          <table:table-cell table:formula="of:=([.B237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table:formula="of:=([.A238]-[.F$2])^2" office:value-type="float" office:value="2.725801">
            <text:p>2.725801</text:p>
          </table:table-cell>
          <table:table-cell table:formula="of:=([.B238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239]-[.F$2])^2" office:value-type="float" office:value="18.913801">
            <text:p>18.913801</text:p>
          </table:table-cell>
          <table:table-cell table:formula="of:=([.B239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240]-[.F$2])^2" office:value-type="float" office:value="1.819801">
            <text:p>1.819801</text:p>
          </table:table-cell>
          <table:table-cell table:formula="of:=([.B240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formula="of:=([.A241]-[.F$2])^2" office:value-type="float" office:value="28.611801">
            <text:p>28.611801</text:p>
          </table:table-cell>
          <table:table-cell table:formula="of:=([.B241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242]-[.F$2])^2" office:value-type="float" office:value="1.819801">
            <text:p>1.819801</text:p>
          </table:table-cell>
          <table:table-cell table:formula="of:=([.B242]-[.J$2])^2" office:value-type="float" office:value="8.9401">
            <text:p>8.94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243]-[.F$2])^2" office:value-type="float" office:value="1.819801">
            <text:p>1.819801</text:p>
          </table:table-cell>
          <table:table-cell table:formula="of:=([.B243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244]-[.F$2])^2" office:value-type="float" office:value="5.517801">
            <text:p>5.517801</text:p>
          </table:table-cell>
          <table:table-cell table:formula="of:=([.B244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245]-[.F$2])^2" office:value-type="float" office:value="18.913801">
            <text:p>18.913801</text:p>
          </table:table-cell>
          <table:table-cell table:formula="of:=([.B245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table:formula="of:=([.A246]-[.F$2])^2" office:value-type="float" office:value="93.141801">
            <text:p>93.141801</text:p>
          </table:table-cell>
          <table:table-cell table:formula="of:=([.B246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247]-[.F$2])^2" office:value-type="float" office:value="5.517801">
            <text:p>5.517801</text:p>
          </table:table-cell>
          <table:table-cell table:formula="of:=([.B247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248]-[.F$2])^2" office:value-type="float" office:value="0.423801">
            <text:p>0.423801</text:p>
          </table:table-cell>
          <table:table-cell table:formula="of:=([.B248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249]-[.F$2])^2" office:value-type="float" office:value="0.121801">
            <text:p>0.121801</text:p>
          </table:table-cell>
          <table:table-cell table:formula="of:=([.B249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250]-[.F$2])^2" office:value-type="float" office:value="0.423801">
            <text:p>0.423801</text:p>
          </table:table-cell>
          <table:table-cell table:formula="of:=([.B250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251]-[.F$2])^2" office:value-type="float" office:value="0.121801">
            <text:p>0.121801</text:p>
          </table:table-cell>
          <table:table-cell table:formula="of:=([.B251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252]-[.F$2])^2" office:value-type="float" office:value="5.517801">
            <text:p>5.517801</text:p>
          </table:table-cell>
          <table:table-cell table:formula="of:=([.B252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253]-[.F$2])^2" office:value-type="float" office:value="5.517801">
            <text:p>5.517801</text:p>
          </table:table-cell>
          <table:table-cell table:formula="of:=([.B253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254]-[.F$2])^2" office:value-type="float" office:value="5.517801">
            <text:p>5.517801</text:p>
          </table:table-cell>
          <table:table-cell table:formula="of:=([.B254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255]-[.F$2])^2" office:value-type="float" office:value="1.819801">
            <text:p>1.819801</text:p>
          </table:table-cell>
          <table:table-cell table:formula="of:=([.B255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table:formula="of:=([.A256]-[.F$2])^2" office:value-type="float" office:value="7.027801">
            <text:p>7.027801</text:p>
          </table:table-cell>
          <table:table-cell table:formula="of:=([.B256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257]-[.F$2])^2" office:value-type="float" office:value="1.819801">
            <text:p>1.819801</text:p>
          </table:table-cell>
          <table:table-cell table:formula="of:=([.B257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258]-[.F$2])^2" office:value-type="float" office:value="0.423801">
            <text:p>0.423801</text:p>
          </table:table-cell>
          <table:table-cell table:formula="of:=([.B258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259]-[.F$2])^2" office:value-type="float" office:value="0.423801">
            <text:p>0.423801</text:p>
          </table:table-cell>
          <table:table-cell table:formula="of:=([.B259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260]-[.F$2])^2" office:value-type="float" office:value="18.913801">
            <text:p>18.913801</text:p>
          </table:table-cell>
          <table:table-cell table:formula="of:=([.B260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table:formula="of:=([.A261]-[.F$2])^2" office:value-type="float" office:value="44.235801">
            <text:p>44.235801</text:p>
          </table:table-cell>
          <table:table-cell table:formula="of:=([.B261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262]-[.F$2])^2" office:value-type="float" office:value="5.517801">
            <text:p>5.517801</text:p>
          </table:table-cell>
          <table:table-cell table:formula="of:=([.B262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63]-[.F$2])^2" office:value-type="float" office:value="11.215801">
            <text:p>11.215801</text:p>
          </table:table-cell>
          <table:table-cell table:formula="of:=([.B263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264]-[.F$2])^2" office:value-type="float" office:value="18.913801">
            <text:p>18.913801</text:p>
          </table:table-cell>
          <table:table-cell table:formula="of:=([.B264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([.A265]-[.F$2])^2" office:value-type="float" office:value="0.423801">
            <text:p>0.423801</text:p>
          </table:table-cell>
          <table:table-cell table:formula="of:=([.B265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table:formula="of:=([.A266]-[.F$2])^2" office:value-type="float" office:value="31.933801">
            <text:p>31.933801</text:p>
          </table:table-cell>
          <table:table-cell table:formula="of:=([.B266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table:formula="of:=([.A267]-[.F$2])^2" office:value-type="float" office:value="7.027801">
            <text:p>7.027801</text:p>
          </table:table-cell>
          <table:table-cell table:formula="of:=([.B267]-[.J$2])^2" office:value-type="float" office:value="8.9401">
            <text:p>8.94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268]-[.F$2])^2" office:value-type="float" office:value="1.819801">
            <text:p>1.819801</text:p>
          </table:table-cell>
          <table:table-cell table:formula="of:=([.B268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([.A269]-[.F$2])^2" office:value-type="float" office:value="18.913801">
            <text:p>18.913801</text:p>
          </table:table-cell>
          <table:table-cell table:formula="of:=([.B269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270]-[.F$2])^2" office:value-type="float" office:value="1.819801">
            <text:p>1.819801</text:p>
          </table:table-cell>
          <table:table-cell table:formula="of:=([.B270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271]-[.F$2])^2" office:value-type="float" office:value="5.517801">
            <text:p>5.517801</text:p>
          </table:table-cell>
          <table:table-cell table:formula="of:=([.B271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272]-[.F$2])^2" office:value-type="float" office:value="1.819801">
            <text:p>1.819801</text:p>
          </table:table-cell>
          <table:table-cell table:formula="of:=([.B272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formula="of:=([.A273]-[.F$2])^2" office:value-type="float" office:value="7.027801">
            <text:p>7.027801</text:p>
          </table:table-cell>
          <table:table-cell table:formula="of:=([.B273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274]-[.F$2])^2" office:value-type="float" office:value="1.819801">
            <text:p>1.819801</text:p>
          </table:table-cell>
          <table:table-cell table:formula="of:=([.B274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275]-[.F$2])^2" office:value-type="float" office:value="0.121801">
            <text:p>0.121801</text:p>
          </table:table-cell>
          <table:table-cell table:formula="of:=([.B275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276]-[.F$2])^2" office:value-type="float" office:value="5.517801">
            <text:p>5.517801</text:p>
          </table:table-cell>
          <table:table-cell table:formula="of:=([.B276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table:formula="of:=([.A277]-[.F$2])^2" office:value-type="float" office:value="7.027801">
            <text:p>7.027801</text:p>
          </table:table-cell>
          <table:table-cell table:formula="of:=([.B277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278]-[.F$2])^2" office:value-type="float" office:value="1.819801">
            <text:p>1.819801</text:p>
          </table:table-cell>
          <table:table-cell table:formula="of:=([.B278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279]-[.F$2])^2" office:value-type="float" office:value="1.819801">
            <text:p>1.819801</text:p>
          </table:table-cell>
          <table:table-cell table:formula="of:=([.B279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A280]-[.F$2])^2" office:value-type="float" office:value="0.121801">
            <text:p>0.121801</text:p>
          </table:table-cell>
          <table:table-cell table:formula="of:=([.B280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281]-[.F$2])^2" office:value-type="float" office:value="0.423801">
            <text:p>0.423801</text:p>
          </table:table-cell>
          <table:table-cell table:formula="of:=([.B281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82]-[.F$2])^2" office:value-type="float" office:value="11.215801">
            <text:p>11.215801</text:p>
          </table:table-cell>
          <table:table-cell table:formula="of:=([.B282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formula="of:=([.A283]-[.F$2])^2" office:value-type="float" office:value="2.725801">
            <text:p>2.725801</text:p>
          </table:table-cell>
          <table:table-cell table:formula="of:=([.B283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284]-[.F$2])^2" office:value-type="float" office:value="0.423801">
            <text:p>0.423801</text:p>
          </table:table-cell>
          <table:table-cell table:formula="of:=([.B284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285]-[.F$2])^2" office:value-type="float" office:value="5.517801">
            <text:p>5.517801</text:p>
          </table:table-cell>
          <table:table-cell table:formula="of:=([.B285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table:formula="of:=([.A286]-[.F$2])^2" office:value-type="float" office:value="2.725801">
            <text:p>2.725801</text:p>
          </table:table-cell>
          <table:table-cell table:formula="of:=([.B286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287]-[.F$2])^2" office:value-type="float" office:value="0.423801">
            <text:p>0.423801</text:p>
          </table:table-cell>
          <table:table-cell table:formula="of:=([.B287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288]-[.F$2])^2" office:value-type="float" office:value="18.913801">
            <text:p>18.913801</text:p>
          </table:table-cell>
          <table:table-cell table:formula="of:=([.B288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89]-[.F$2])^2" office:value-type="float" office:value="11.215801">
            <text:p>11.215801</text:p>
          </table:table-cell>
          <table:table-cell table:formula="of:=([.B289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([.A290]-[.F$2])^2" office:value-type="float" office:value="2.725801">
            <text:p>2.725801</text:p>
          </table:table-cell>
          <table:table-cell table:formula="of:=([.B290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291]-[.F$2])^2" office:value-type="float" office:value="1.819801">
            <text:p>1.819801</text:p>
          </table:table-cell>
          <table:table-cell table:formula="of:=([.B291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292]-[.F$2])^2" office:value-type="float" office:value="5.517801">
            <text:p>5.517801</text:p>
          </table:table-cell>
          <table:table-cell table:formula="of:=([.B292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293]-[.F$2])^2" office:value-type="float" office:value="1.819801">
            <text:p>1.819801</text:p>
          </table:table-cell>
          <table:table-cell table:formula="of:=([.B293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94]-[.F$2])^2" office:value-type="float" office:value="11.215801">
            <text:p>11.215801</text:p>
          </table:table-cell>
          <table:table-cell table:formula="of:=([.B294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295]-[.F$2])^2" office:value-type="float" office:value="0.423801">
            <text:p>0.423801</text:p>
          </table:table-cell>
          <table:table-cell table:formula="of:=([.B295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296]-[.F$2])^2" office:value-type="float" office:value="0.121801">
            <text:p>0.121801</text:p>
          </table:table-cell>
          <table:table-cell table:formula="of:=([.B296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([.A297]-[.F$2])^2" office:value-type="float" office:value="18.913801">
            <text:p>18.913801</text:p>
          </table:table-cell>
          <table:table-cell table:formula="of:=([.B297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([.A298]-[.F$2])^2" office:value-type="float" office:value="0.423801">
            <text:p>0.423801</text:p>
          </table:table-cell>
          <table:table-cell table:formula="of:=([.B298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299]-[.F$2])^2" office:value-type="float" office:value="11.215801">
            <text:p>11.215801</text:p>
          </table:table-cell>
          <table:table-cell table:formula="of:=([.B299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300]-[.F$2])^2" office:value-type="float" office:value="11.215801">
            <text:p>11.215801</text:p>
          </table:table-cell>
          <table:table-cell table:formula="of:=([.B300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301]-[.F$2])^2" office:value-type="float" office:value="0.423801">
            <text:p>0.423801</text:p>
          </table:table-cell>
          <table:table-cell table:formula="of:=([.B301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302]-[.F$2])^2" office:value-type="float" office:value="11.215801">
            <text:p>11.215801</text:p>
          </table:table-cell>
          <table:table-cell table:formula="of:=([.B302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303]-[.F$2])^2" office:value-type="float" office:value="1.819801">
            <text:p>1.819801</text:p>
          </table:table-cell>
          <table:table-cell table:formula="of:=([.B303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formula="of:=([.A304]-[.F$2])^2" office:value-type="float" office:value="2.725801">
            <text:p>2.725801</text:p>
          </table:table-cell>
          <table:table-cell table:formula="of:=([.B304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305]-[.F$2])^2" office:value-type="float" office:value="11.215801">
            <text:p>11.215801</text:p>
          </table:table-cell>
          <table:table-cell table:formula="of:=([.B305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306]-[.F$2])^2" office:value-type="float" office:value="0.121801">
            <text:p>0.121801</text:p>
          </table:table-cell>
          <table:table-cell table:formula="of:=([.B306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307]-[.F$2])^2" office:value-type="float" office:value="5.517801">
            <text:p>5.517801</text:p>
          </table:table-cell>
          <table:table-cell table:formula="of:=([.B307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308]-[.F$2])^2" office:value-type="float" office:value="18.913801">
            <text:p>18.913801</text:p>
          </table:table-cell>
          <table:table-cell table:formula="of:=([.B308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309]-[.F$2])^2" office:value-type="float" office:value="2.725801">
            <text:p>2.725801</text:p>
          </table:table-cell>
          <table:table-cell table:formula="of:=([.B309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310]-[.F$2])^2" office:value-type="float" office:value="5.517801">
            <text:p>5.517801</text:p>
          </table:table-cell>
          <table:table-cell table:formula="of:=([.B310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311]-[.F$2])^2" office:value-type="float" office:value="2.725801">
            <text:p>2.725801</text:p>
          </table:table-cell>
          <table:table-cell table:formula="of:=([.B311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table:formula="of:=([.A312]-[.F$2])^2" office:value-type="float" office:value="2.725801">
            <text:p>2.725801</text:p>
          </table:table-cell>
          <table:table-cell table:formula="of:=([.B312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313]-[.F$2])^2" office:value-type="float" office:value="5.517801">
            <text:p>5.517801</text:p>
          </table:table-cell>
          <table:table-cell table:formula="of:=([.B313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314]-[.F$2])^2" office:value-type="float" office:value="0.423801">
            <text:p>0.423801</text:p>
          </table:table-cell>
          <table:table-cell table:formula="of:=([.B314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315]-[.F$2])^2" office:value-type="float" office:value="11.215801">
            <text:p>11.215801</text:p>
          </table:table-cell>
          <table:table-cell table:formula="of:=([.B315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formula="of:=([.A316]-[.F$2])^2" office:value-type="float" office:value="7.027801">
            <text:p>7.027801</text:p>
          </table:table-cell>
          <table:table-cell table:formula="of:=([.B316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317]-[.F$2])^2" office:value-type="float" office:value="0.121801">
            <text:p>0.121801</text:p>
          </table:table-cell>
          <table:table-cell table:formula="of:=([.B317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318]-[.F$2])^2" office:value-type="float" office:value="11.215801">
            <text:p>11.215801</text:p>
          </table:table-cell>
          <table:table-cell table:formula="of:=([.B318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319]-[.F$2])^2" office:value-type="float" office:value="0.423801">
            <text:p>0.423801</text:p>
          </table:table-cell>
          <table:table-cell table:formula="of:=([.B319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320]-[.F$2])^2" office:value-type="float" office:value="0.121801">
            <text:p>0.121801</text:p>
          </table:table-cell>
          <table:table-cell table:formula="of:=([.B320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321]-[.F$2])^2" office:value-type="float" office:value="0.121801">
            <text:p>0.121801</text:p>
          </table:table-cell>
          <table:table-cell table:formula="of:=([.B321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322]-[.F$2])^2" office:value-type="float" office:value="0.423801">
            <text:p>0.423801</text:p>
          </table:table-cell>
          <table:table-cell table:formula="of:=([.B322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323]-[.F$2])^2" office:value-type="float" office:value="2.725801">
            <text:p>2.725801</text:p>
          </table:table-cell>
          <table:table-cell table:formula="of:=([.B323]-[.J$2])^2" office:value-type="float" office:value="8.9401">
            <text:p>8.94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324]-[.F$2])^2" office:value-type="float" office:value="11.215801">
            <text:p>11.215801</text:p>
          </table:table-cell>
          <table:table-cell table:formula="of:=([.B324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325]-[.F$2])^2" office:value-type="float" office:value="1.819801">
            <text:p>1.819801</text:p>
          </table:table-cell>
          <table:table-cell table:formula="of:=([.B325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formula="of:=([.A326]-[.F$2])^2" office:value-type="float" office:value="1.819801">
            <text:p>1.819801</text:p>
          </table:table-cell>
          <table:table-cell table:formula="of:=([.B326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table:formula="of:=([.A327]-[.F$2])^2" office:value-type="float" office:value="58.537801">
            <text:p>58.537801</text:p>
          </table:table-cell>
          <table:table-cell table:formula="of:=([.B327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328]-[.F$2])^2" office:value-type="float" office:value="1.819801">
            <text:p>1.819801</text:p>
          </table:table-cell>
          <table:table-cell table:formula="of:=([.B328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formula="of:=([.A329]-[.F$2])^2" office:value-type="float" office:value="2.725801">
            <text:p>2.725801</text:p>
          </table:table-cell>
          <table:table-cell table:formula="of:=([.B329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330]-[.F$2])^2" office:value-type="float" office:value="0.121801">
            <text:p>0.121801</text:p>
          </table:table-cell>
          <table:table-cell table:formula="of:=([.B330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31]-[.F$2])^2" office:value-type="float" office:value="11.215801">
            <text:p>11.215801</text:p>
          </table:table-cell>
          <table:table-cell table:formula="of:=([.B331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332]-[.F$2])^2" office:value-type="float" office:value="11.215801">
            <text:p>11.215801</text:p>
          </table:table-cell>
          <table:table-cell table:formula="of:=([.B332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333]-[.F$2])^2" office:value-type="float" office:value="1.819801">
            <text:p>1.819801</text:p>
          </table:table-cell>
          <table:table-cell table:formula="of:=([.B333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334]-[.F$2])^2" office:value-type="float" office:value="5.517801">
            <text:p>5.517801</text:p>
          </table:table-cell>
          <table:table-cell table:formula="of:=([.B334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35]-[.F$2])^2" office:value-type="float" office:value="11.215801">
            <text:p>11.215801</text:p>
          </table:table-cell>
          <table:table-cell table:formula="of:=([.B335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336]-[.F$2])^2" office:value-type="float" office:value="0.423801">
            <text:p>0.423801</text:p>
          </table:table-cell>
          <table:table-cell table:formula="of:=([.B336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337]-[.F$2])^2" office:value-type="float" office:value="0.423801">
            <text:p>0.423801</text:p>
          </table:table-cell>
          <table:table-cell table:formula="of:=([.B337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([.A338]-[.F$2])^2" office:value-type="float" office:value="0.423801">
            <text:p>0.423801</text:p>
          </table:table-cell>
          <table:table-cell table:formula="of:=([.B338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339]-[.F$2])^2" office:value-type="float" office:value="1.819801">
            <text:p>1.819801</text:p>
          </table:table-cell>
          <table:table-cell table:formula="of:=([.B339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formula="of:=([.A340]-[.F$2])^2" office:value-type="float" office:value="0.423801">
            <text:p>0.423801</text:p>
          </table:table-cell>
          <table:table-cell table:formula="of:=([.B340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341]-[.F$2])^2" office:value-type="float" office:value="1.819801">
            <text:p>1.819801</text:p>
          </table:table-cell>
          <table:table-cell table:formula="of:=([.B341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342]-[.F$2])^2" office:value-type="float" office:value="1.819801">
            <text:p>1.819801</text:p>
          </table:table-cell>
          <table:table-cell table:formula="of:=([.B342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343]-[.F$2])^2" office:value-type="float" office:value="11.215801">
            <text:p>11.215801</text:p>
          </table:table-cell>
          <table:table-cell table:formula="of:=([.B343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table:formula="of:=([.A344]-[.F$2])^2" office:value-type="float" office:value="44.235801">
            <text:p>44.235801</text:p>
          </table:table-cell>
          <table:table-cell table:formula="of:=([.B344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345]-[.F$2])^2" office:value-type="float" office:value="0.121801">
            <text:p>0.121801</text:p>
          </table:table-cell>
          <table:table-cell table:formula="of:=([.B345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46]-[.F$2])^2" office:value-type="float" office:value="11.215801">
            <text:p>11.215801</text:p>
          </table:table-cell>
          <table:table-cell table:formula="of:=([.B346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347]-[.F$2])^2" office:value-type="float" office:value="0.121801">
            <text:p>0.121801</text:p>
          </table:table-cell>
          <table:table-cell table:formula="of:=([.B347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348]-[.F$2])^2" office:value-type="float" office:value="11.215801">
            <text:p>11.215801</text:p>
          </table:table-cell>
          <table:table-cell table:formula="of:=([.B348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349]-[.F$2])^2" office:value-type="float" office:value="0.121801">
            <text:p>0.121801</text:p>
          </table:table-cell>
          <table:table-cell table:formula="of:=([.B349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350]-[.F$2])^2" office:value-type="float" office:value="11.215801">
            <text:p>11.215801</text:p>
          </table:table-cell>
          <table:table-cell table:formula="of:=([.B350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formula="of:=([.A351]-[.F$2])^2" office:value-type="float" office:value="0.121801">
            <text:p>0.121801</text:p>
          </table:table-cell>
          <table:table-cell table:formula="of:=([.B351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352]-[.F$2])^2" office:value-type="float" office:value="5.517801">
            <text:p>5.517801</text:p>
          </table:table-cell>
          <table:table-cell table:formula="of:=([.B352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([.A353]-[.F$2])^2" office:value-type="float" office:value="13.329801">
            <text:p>13.329801</text:p>
          </table:table-cell>
          <table:table-cell table:formula="of:=([.B353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formula="of:=([.A354]-[.F$2])^2" office:value-type="float" office:value="7.027801">
            <text:p>7.027801</text:p>
          </table:table-cell>
          <table:table-cell table:formula="of:=([.B354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table:formula="of:=([.A355]-[.F$2])^2" office:value-type="float" office:value="58.537801">
            <text:p>58.537801</text:p>
          </table:table-cell>
          <table:table-cell table:formula="of:=([.B355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356]-[.F$2])^2" office:value-type="float" office:value="11.215801">
            <text:p>11.215801</text:p>
          </table:table-cell>
          <table:table-cell table:formula="of:=([.B356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([.A357]-[.F$2])^2" office:value-type="float" office:value="18.913801">
            <text:p>18.913801</text:p>
          </table:table-cell>
          <table:table-cell table:formula="of:=([.B357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A358]-[.F$2])^2" office:value-type="float" office:value="0.121801">
            <text:p>0.121801</text:p>
          </table:table-cell>
          <table:table-cell table:formula="of:=([.B358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359]-[.F$2])^2" office:value-type="float" office:value="1.819801">
            <text:p>1.819801</text:p>
          </table:table-cell>
          <table:table-cell table:formula="of:=([.B359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360]-[.F$2])^2" office:value-type="float" office:value="18.913801">
            <text:p>18.913801</text:p>
          </table:table-cell>
          <table:table-cell table:formula="of:=([.B360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formula="of:=([.A361]-[.F$2])^2" office:value-type="float" office:value="0.423801">
            <text:p>0.423801</text:p>
          </table:table-cell>
          <table:table-cell table:formula="of:=([.B361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62]-[.F$2])^2" office:value-type="float" office:value="11.215801">
            <text:p>11.215801</text:p>
          </table:table-cell>
          <table:table-cell table:formula="of:=([.B362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363]-[.F$2])^2" office:value-type="float" office:value="1.819801">
            <text:p>1.819801</text:p>
          </table:table-cell>
          <table:table-cell table:formula="of:=([.B363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364]-[.F$2])^2" office:value-type="float" office:value="1.819801">
            <text:p>1.819801</text:p>
          </table:table-cell>
          <table:table-cell table:formula="of:=([.B364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table:formula="of:=([.A365]-[.F$2])^2" office:value-type="float" office:value="44.235801">
            <text:p>44.235801</text:p>
          </table:table-cell>
          <table:table-cell table:formula="of:=([.B365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table:formula="of:=([.A366]-[.F$2])^2" office:value-type="float" office:value="93.141801">
            <text:p>93.141801</text:p>
          </table:table-cell>
          <table:table-cell table:formula="of:=([.B366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67]-[.F$2])^2" office:value-type="float" office:value="11.215801">
            <text:p>11.215801</text:p>
          </table:table-cell>
          <table:table-cell table:formula="of:=([.B367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formula="of:=([.A368]-[.F$2])^2" office:value-type="float" office:value="21.631801">
            <text:p>21.631801</text:p>
          </table:table-cell>
          <table:table-cell table:formula="of:=([.B368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formula="of:=([.A369]-[.F$2])^2" office:value-type="float" office:value="1.819801">
            <text:p>1.819801</text:p>
          </table:table-cell>
          <table:table-cell table:formula="of:=([.B369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370]-[.F$2])^2" office:value-type="float" office:value="0.121801">
            <text:p>0.121801</text:p>
          </table:table-cell>
          <table:table-cell table:formula="of:=([.B370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71]-[.F$2])^2" office:value-type="float" office:value="11.215801">
            <text:p>11.215801</text:p>
          </table:table-cell>
          <table:table-cell table:formula="of:=([.B371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formula="of:=([.A372]-[.F$2])^2" office:value-type="float" office:value="1.819801">
            <text:p>1.819801</text:p>
          </table:table-cell>
          <table:table-cell table:formula="of:=([.B372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formula="of:=([.A373]-[.F$2])^2" office:value-type="float" office:value="11.215801">
            <text:p>11.215801</text:p>
          </table:table-cell>
          <table:table-cell table:formula="of:=([.B373]-[.J$2])^2" office:value-type="float" office:value="8.9401">
            <text:p>8.94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formula="of:=([.A374]-[.F$2])^2" office:value-type="float" office:value="2.725801">
            <text:p>2.725801</text:p>
          </table:table-cell>
          <table:table-cell table:formula="of:=([.B374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375]-[.F$2])^2" office:value-type="float" office:value="0.121801">
            <text:p>0.121801</text:p>
          </table:table-cell>
          <table:table-cell table:formula="of:=([.B375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376]-[.F$2])^2" office:value-type="float" office:value="5.517801">
            <text:p>5.517801</text:p>
          </table:table-cell>
          <table:table-cell table:formula="of:=([.B376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377]-[.F$2])^2" office:value-type="float" office:value="0.423801">
            <text:p>0.423801</text:p>
          </table:table-cell>
          <table:table-cell table:formula="of:=([.B377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table:formula="of:=([.A378]-[.F$2])^2" office:value-type="float" office:value="7.027801">
            <text:p>7.027801</text:p>
          </table:table-cell>
          <table:table-cell table:formula="of:=([.B378]-[.J$2])^2" office:value-type="float" office:value="15.9201">
            <text:p>15.92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379]-[.F$2])^2" office:value-type="float" office:value="2.725801">
            <text:p>2.725801</text:p>
          </table:table-cell>
          <table:table-cell table:formula="of:=([.B379]-[.J$2])^2" office:value-type="float" office:value="8.9401">
            <text:p>8.94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A380]-[.F$2])^2" office:value-type="float" office:value="0.121801">
            <text:p>0.121801</text:p>
          </table:table-cell>
          <table:table-cell table:formula="of:=([.B380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381]-[.F$2])^2" office:value-type="float" office:value="0.121801">
            <text:p>0.121801</text:p>
          </table:table-cell>
          <table:table-cell table:formula="of:=([.B381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382]-[.F$2])^2" office:value-type="float" office:value="1.819801">
            <text:p>1.819801</text:p>
          </table:table-cell>
          <table:table-cell table:formula="of:=([.B382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383]-[.F$2])^2" office:value-type="float" office:value="11.215801">
            <text:p>11.215801</text:p>
          </table:table-cell>
          <table:table-cell table:formula="of:=([.B383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([.A384]-[.F$2])^2" office:value-type="float" office:value="18.913801">
            <text:p>18.913801</text:p>
          </table:table-cell>
          <table:table-cell table:formula="of:=([.B384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table:formula="of:=([.A385]-[.F$2])^2" office:value-type="float" office:value="31.933801">
            <text:p>31.933801</text:p>
          </table:table-cell>
          <table:table-cell table:formula="of:=([.B385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table:formula="of:=([.A386]-[.F$2])^2" office:value-type="float" office:value="21.631801">
            <text:p>21.631801</text:p>
          </table:table-cell>
          <table:table-cell table:formula="of:=([.B386]-[.J$2])^2" office:value-type="float" office:value="8.9401">
            <text:p>8.94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387]-[.F$2])^2" office:value-type="float" office:value="1.819801">
            <text:p>1.819801</text:p>
          </table:table-cell>
          <table:table-cell table:formula="of:=([.B387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formula="of:=([.A388]-[.F$2])^2" office:value-type="float" office:value="1.819801">
            <text:p>1.819801</text:p>
          </table:table-cell>
          <table:table-cell table:formula="of:=([.B388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table:formula="of:=([.A389]-[.F$2])^2" office:value-type="float" office:value="7.027801">
            <text:p>7.027801</text:p>
          </table:table-cell>
          <table:table-cell table:formula="of:=([.B389]-[.J$2])^2" office:value-type="float" office:value="8.9401">
            <text:p>8.94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390]-[.F$2])^2" office:value-type="float" office:value="11.215801">
            <text:p>11.215801</text:p>
          </table:table-cell>
          <table:table-cell table:formula="of:=([.B390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391]-[.F$2])^2" office:value-type="float" office:value="11.215801">
            <text:p>11.215801</text:p>
          </table:table-cell>
          <table:table-cell table:formula="of:=([.B391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392]-[.F$2])^2" office:value-type="float" office:value="11.215801">
            <text:p>11.215801</text:p>
          </table:table-cell>
          <table:table-cell table:formula="of:=([.B392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A393]-[.F$2])^2" office:value-type="float" office:value="0.121801">
            <text:p>0.121801</text:p>
          </table:table-cell>
          <table:table-cell table:formula="of:=([.B393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formula="of:=([.A394]-[.F$2])^2" office:value-type="float" office:value="1.819801">
            <text:p>1.819801</text:p>
          </table:table-cell>
          <table:table-cell table:formula="of:=([.B394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395]-[.F$2])^2" office:value-type="float" office:value="11.215801">
            <text:p>11.215801</text:p>
          </table:table-cell>
          <table:table-cell table:formula="of:=([.B395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A396]-[.F$2])^2" office:value-type="float" office:value="0.121801">
            <text:p>0.121801</text:p>
          </table:table-cell>
          <table:table-cell table:formula="of:=([.B396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397]-[.F$2])^2" office:value-type="float" office:value="1.819801">
            <text:p>1.819801</text:p>
          </table:table-cell>
          <table:table-cell table:formula="of:=([.B397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table:formula="of:=([.A398]-[.F$2])^2" office:value-type="float" office:value="13.329801">
            <text:p>13.329801</text:p>
          </table:table-cell>
          <table:table-cell table:formula="of:=([.B398]-[.J$2])^2" office:value-type="float" office:value="8.9401">
            <text:p>8.94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([.A399]-[.F$2])^2" office:value-type="float" office:value="2.725801">
            <text:p>2.725801</text:p>
          </table:table-cell>
          <table:table-cell table:formula="of:=([.B399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400]-[.F$2])^2" office:value-type="float" office:value="5.517801">
            <text:p>5.517801</text:p>
          </table:table-cell>
          <table:table-cell table:formula="of:=([.B400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401]-[.F$2])^2" office:value-type="float" office:value="0.121801">
            <text:p>0.121801</text:p>
          </table:table-cell>
          <table:table-cell table:formula="of:=([.B401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formula="of:=([.A402]-[.F$2])^2" office:value-type="float" office:value="0.121801">
            <text:p>0.121801</text:p>
          </table:table-cell>
          <table:table-cell table:formula="of:=([.B402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403]-[.F$2])^2" office:value-type="float" office:value="11.215801">
            <text:p>11.215801</text:p>
          </table:table-cell>
          <table:table-cell table:formula="of:=([.B403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formula="of:=([.A404]-[.F$2])^2" office:value-type="float" office:value="7.027801">
            <text:p>7.027801</text:p>
          </table:table-cell>
          <table:table-cell table:formula="of:=([.B404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405]-[.F$2])^2" office:value-type="float" office:value="5.517801">
            <text:p>5.517801</text:p>
          </table:table-cell>
          <table:table-cell table:formula="of:=([.B405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406]-[.F$2])^2" office:value-type="float" office:value="0.121801">
            <text:p>0.121801</text:p>
          </table:table-cell>
          <table:table-cell table:formula="of:=([.B406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407]-[.F$2])^2" office:value-type="float" office:value="0.121801">
            <text:p>0.121801</text:p>
          </table:table-cell>
          <table:table-cell table:formula="of:=([.B407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408]-[.F$2])^2" office:value-type="float" office:value="1.819801">
            <text:p>1.819801</text:p>
          </table:table-cell>
          <table:table-cell table:formula="of:=([.B408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table:formula="of:=([.A409]-[.F$2])^2" office:value-type="float" office:value="21.631801">
            <text:p>21.631801</text:p>
          </table:table-cell>
          <table:table-cell table:formula="of:=([.B409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410]-[.F$2])^2" office:value-type="float" office:value="0.121801">
            <text:p>0.121801</text:p>
          </table:table-cell>
          <table:table-cell table:formula="of:=([.B410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table:formula="of:=([.A411]-[.F$2])^2" office:value-type="float" office:value="31.933801">
            <text:p>31.933801</text:p>
          </table:table-cell>
          <table:table-cell table:formula="of:=([.B411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formula="of:=([.A412]-[.F$2])^2" office:value-type="float" office:value="21.631801">
            <text:p>21.631801</text:p>
          </table:table-cell>
          <table:table-cell table:formula="of:=([.B412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413]-[.F$2])^2" office:value-type="float" office:value="5.517801">
            <text:p>5.517801</text:p>
          </table:table-cell>
          <table:table-cell table:formula="of:=([.B413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formula="of:=([.A414]-[.F$2])^2" office:value-type="float" office:value="21.631801">
            <text:p>21.631801</text:p>
          </table:table-cell>
          <table:table-cell table:formula="of:=([.B414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415]-[.F$2])^2" office:value-type="float" office:value="0.423801">
            <text:p>0.423801</text:p>
          </table:table-cell>
          <table:table-cell table:formula="of:=([.B415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416]-[.F$2])^2" office:value-type="float" office:value="0.121801">
            <text:p>0.121801</text:p>
          </table:table-cell>
          <table:table-cell table:formula="of:=([.B416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417]-[.F$2])^2" office:value-type="float" office:value="2.725801">
            <text:p>2.725801</text:p>
          </table:table-cell>
          <table:table-cell table:formula="of:=([.B417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418]-[.F$2])^2" office:value-type="float" office:value="5.517801">
            <text:p>5.517801</text:p>
          </table:table-cell>
          <table:table-cell table:formula="of:=([.B418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419]-[.F$2])^2" office:value-type="float" office:value="5.517801">
            <text:p>5.517801</text:p>
          </table:table-cell>
          <table:table-cell table:formula="of:=([.B419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420]-[.F$2])^2" office:value-type="float" office:value="11.215801">
            <text:p>11.215801</text:p>
          </table:table-cell>
          <table:table-cell table:formula="of:=([.B420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formula="of:=([.A421]-[.F$2])^2" office:value-type="float" office:value="1.819801">
            <text:p>1.819801</text:p>
          </table:table-cell>
          <table:table-cell table:formula="of:=([.B421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422]-[.F$2])^2" office:value-type="float" office:value="18.913801">
            <text:p>18.913801</text:p>
          </table:table-cell>
          <table:table-cell table:formula="of:=([.B422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formula="of:=([.A423]-[.F$2])^2" office:value-type="float" office:value="2.725801">
            <text:p>2.725801</text:p>
          </table:table-cell>
          <table:table-cell table:formula="of:=([.B423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424]-[.F$2])^2" office:value-type="float" office:value="11.215801">
            <text:p>11.215801</text:p>
          </table:table-cell>
          <table:table-cell table:formula="of:=([.B424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8">
            <text:p>28</text:p>
          </table:table-cell>
          <table:table-cell table:formula="of:=([.A425]-[.F$2])^2" office:value-type="float" office:value="347.859801">
            <text:p>347.859801</text:p>
          </table:table-cell>
          <table:table-cell table:formula="of:=([.B425]-[.J$2])^2" office:value-type="float" office:value="255.6801">
            <text:p>255.68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formula="of:=([.A426]-[.F$2])^2" office:value-type="float" office:value="0.121801">
            <text:p>0.121801</text:p>
          </table:table-cell>
          <table:table-cell table:formula="of:=([.B426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formula="of:=([.A427]-[.F$2])^2" office:value-type="float" office:value="0.121801">
            <text:p>0.121801</text:p>
          </table:table-cell>
          <table:table-cell table:formula="of:=([.B427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formula="of:=([.A428]-[.F$2])^2" office:value-type="float" office:value="7.027801">
            <text:p>7.027801</text:p>
          </table:table-cell>
          <table:table-cell table:formula="of:=([.B428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table:formula="of:=([.A429]-[.F$2])^2" office:value-type="float" office:value="21.631801">
            <text:p>21.631801</text:p>
          </table:table-cell>
          <table:table-cell table:formula="of:=([.B429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430]-[.F$2])^2" office:value-type="float" office:value="0.121801">
            <text:p>0.121801</text:p>
          </table:table-cell>
          <table:table-cell table:formula="of:=([.B430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431]-[.F$2])^2" office:value-type="float" office:value="11.215801">
            <text:p>11.215801</text:p>
          </table:table-cell>
          <table:table-cell table:formula="of:=([.B431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formula="of:=([.A432]-[.F$2])^2" office:value-type="float" office:value="5.517801">
            <text:p>5.517801</text:p>
          </table:table-cell>
          <table:table-cell table:formula="of:=([.B432]-[.J$2])^2" office:value-type="float" office:value="9.0601">
            <text:p>9.0601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433]-[.F$2])^2" office:value-type="float" office:value="28.611801">
            <text:p>28.611801</text:p>
          </table:table-cell>
          <table:table-cell table:formula="of:=([.B433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434]-[.F$2])^2" office:value-type="float" office:value="18.913801">
            <text:p>18.913801</text:p>
          </table:table-cell>
          <table:table-cell table:formula="of:=([.B434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435]-[.F$2])^2" office:value-type="float" office:value="11.215801">
            <text:p>11.215801</text:p>
          </table:table-cell>
          <table:table-cell table:formula="of:=([.B435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436]-[.F$2])^2" office:value-type="float" office:value="0.121801">
            <text:p>0.121801</text:p>
          </table:table-cell>
          <table:table-cell table:formula="of:=([.B436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437]-[.F$2])^2" office:value-type="float" office:value="11.215801">
            <text:p>11.215801</text:p>
          </table:table-cell>
          <table:table-cell table:formula="of:=([.B437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">
            <text:p>9</text:p>
          </table:table-cell>
          <table:table-cell table:formula="of:=([.A438]-[.F$2])^2" office:value-type="float" office:value="11.215801">
            <text:p>11.215801</text:p>
          </table:table-cell>
          <table:table-cell table:formula="of:=([.B438]-[.J$2])^2" office:value-type="float" office:value="9.0601">
            <text:p>9.06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439]-[.F$2])^2" office:value-type="float" office:value="0.423801">
            <text:p>0.423801</text:p>
          </table:table-cell>
          <table:table-cell table:formula="of:=([.B439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table:formula="of:=([.A440]-[.F$2])^2" office:value-type="float" office:value="21.631801">
            <text:p>21.631801</text:p>
          </table:table-cell>
          <table:table-cell table:formula="of:=([.B440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([.A441]-[.F$2])^2" office:value-type="float" office:value="13.329801">
            <text:p>13.329801</text:p>
          </table:table-cell>
          <table:table-cell table:formula="of:=([.B441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table:formula="of:=([.A442]-[.F$2])^2" office:value-type="float" office:value="7.027801">
            <text:p>7.027801</text:p>
          </table:table-cell>
          <table:table-cell table:formula="of:=([.B442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443]-[.F$2])^2" office:value-type="float" office:value="2.725801">
            <text:p>2.725801</text:p>
          </table:table-cell>
          <table:table-cell table:formula="of:=([.B443]-[.J$2])^2" office:value-type="float" office:value="8.9401">
            <text:p>8.94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444]-[.F$2])^2" office:value-type="float" office:value="1.819801">
            <text:p>1.819801</text:p>
          </table:table-cell>
          <table:table-cell table:formula="of:=([.B444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table:formula="of:=([.A445]-[.F$2])^2" office:value-type="float" office:value="7.027801">
            <text:p>7.027801</text:p>
          </table:table-cell>
          <table:table-cell table:formula="of:=([.B445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446]-[.F$2])^2" office:value-type="float" office:value="18.913801">
            <text:p>18.913801</text:p>
          </table:table-cell>
          <table:table-cell table:formula="of:=([.B446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([.A447]-[.F$2])^2" office:value-type="float" office:value="0.423801">
            <text:p>0.423801</text:p>
          </table:table-cell>
          <table:table-cell table:formula="of:=([.B447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formula="of:=([.A448]-[.F$2])^2" office:value-type="float" office:value="1.819801">
            <text:p>1.819801</text:p>
          </table:table-cell>
          <table:table-cell table:formula="of:=([.B448]-[.J$2])^2" office:value-type="float" office:value="24.9001">
            <text:p>24.90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449]-[.F$2])^2" office:value-type="float" office:value="5.517801">
            <text:p>5.517801</text:p>
          </table:table-cell>
          <table:table-cell table:formula="of:=([.B449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450]-[.F$2])^2" office:value-type="float" office:value="5.517801">
            <text:p>5.517801</text:p>
          </table:table-cell>
          <table:table-cell table:formula="of:=([.B450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451]-[.F$2])^2" office:value-type="float" office:value="5.517801">
            <text:p>5.517801</text:p>
          </table:table-cell>
          <table:table-cell table:formula="of:=([.B451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452]-[.F$2])^2" office:value-type="float" office:value="11.215801">
            <text:p>11.215801</text:p>
          </table:table-cell>
          <table:table-cell table:formula="of:=([.B452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453]-[.F$2])^2" office:value-type="float" office:value="0.121801">
            <text:p>0.121801</text:p>
          </table:table-cell>
          <table:table-cell table:formula="of:=([.B453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formula="of:=([.A454]-[.F$2])^2" office:value-type="float" office:value="1.819801">
            <text:p>1.819801</text:p>
          </table:table-cell>
          <table:table-cell table:formula="of:=([.B454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455]-[.F$2])^2" office:value-type="float" office:value="1.819801">
            <text:p>1.819801</text:p>
          </table:table-cell>
          <table:table-cell table:formula="of:=([.B455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formula="of:=([.A456]-[.F$2])^2" office:value-type="float" office:value="0.423801">
            <text:p>0.423801</text:p>
          </table:table-cell>
          <table:table-cell table:formula="of:=([.B456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table:formula="of:=([.A457]-[.F$2])^2" office:value-type="float" office:value="7.027801">
            <text:p>7.027801</text:p>
          </table:table-cell>
          <table:table-cell table:formula="of:=([.B457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458]-[.F$2])^2" office:value-type="float" office:value="1.819801">
            <text:p>1.819801</text:p>
          </table:table-cell>
          <table:table-cell table:formula="of:=([.B458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459]-[.F$2])^2" office:value-type="float" office:value="1.819801">
            <text:p>1.819801</text:p>
          </table:table-cell>
          <table:table-cell table:formula="of:=([.B459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460]-[.F$2])^2" office:value-type="float" office:value="5.517801">
            <text:p>5.517801</text:p>
          </table:table-cell>
          <table:table-cell table:formula="of:=([.B460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461]-[.F$2])^2" office:value-type="float" office:value="0.121801">
            <text:p>0.121801</text:p>
          </table:table-cell>
          <table:table-cell table:formula="of:=([.B461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([.A462]-[.F$2])^2" office:value-type="float" office:value="18.913801">
            <text:p>18.913801</text:p>
          </table:table-cell>
          <table:table-cell table:formula="of:=([.B462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463]-[.F$2])^2" office:value-type="float" office:value="5.517801">
            <text:p>5.517801</text:p>
          </table:table-cell>
          <table:table-cell table:formula="of:=([.B463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table:formula="of:=([.A464]-[.F$2])^2" office:value-type="float" office:value="7.027801">
            <text:p>7.027801</text:p>
          </table:table-cell>
          <table:table-cell table:formula="of:=([.B464]-[.J$2])^2" office:value-type="float" office:value="8.9401">
            <text:p>8.94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465]-[.F$2])^2" office:value-type="float" office:value="5.517801">
            <text:p>5.517801</text:p>
          </table:table-cell>
          <table:table-cell table:formula="of:=([.B465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table:formula="of:=([.A466]-[.F$2])^2" office:value-type="float" office:value="2.725801">
            <text:p>2.725801</text:p>
          </table:table-cell>
          <table:table-cell table:formula="of:=([.B466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([.A467]-[.F$2])^2" office:value-type="float" office:value="18.913801">
            <text:p>18.913801</text:p>
          </table:table-cell>
          <table:table-cell table:formula="of:=([.B467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468]-[.F$2])^2" office:value-type="float" office:value="5.517801">
            <text:p>5.517801</text:p>
          </table:table-cell>
          <table:table-cell table:formula="of:=([.B468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469]-[.F$2])^2" office:value-type="float" office:value="0.423801">
            <text:p>0.423801</text:p>
          </table:table-cell>
          <table:table-cell table:formula="of:=([.B469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470]-[.F$2])^2" office:value-type="float" office:value="11.215801">
            <text:p>11.215801</text:p>
          </table:table-cell>
          <table:table-cell table:formula="of:=([.B470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3">
            <text:p>13</text:p>
          </table:table-cell>
          <table:table-cell table:formula="of:=([.A471]-[.F$2])^2" office:value-type="float" office:value="186.349801">
            <text:p>186.349801</text:p>
          </table:table-cell>
          <table:table-cell table:formula="of:=([.B471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formula="of:=([.A472]-[.F$2])^2" office:value-type="float" office:value="2.725801">
            <text:p>2.725801</text:p>
          </table:table-cell>
          <table:table-cell table:formula="of:=([.B472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formula="of:=([.A473]-[.F$2])^2" office:value-type="float" office:value="7.027801">
            <text:p>7.027801</text:p>
          </table:table-cell>
          <table:table-cell table:formula="of:=([.B473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474]-[.F$2])^2" office:value-type="float" office:value="11.215801">
            <text:p>11.215801</text:p>
          </table:table-cell>
          <table:table-cell table:formula="of:=([.B474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1">
            <text:p>11</text:p>
          </table:table-cell>
          <table:table-cell table:formula="of:=([.A475]-[.F$2])^2" office:value-type="float" office:value="244.953801">
            <text:p>244.953801</text:p>
          </table:table-cell>
          <table:table-cell table:formula="of:=([.B475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476]-[.F$2])^2" office:value-type="float" office:value="5.517801">
            <text:p>5.517801</text:p>
          </table:table-cell>
          <table:table-cell table:formula="of:=([.B476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table:formula="of:=([.A477]-[.F$2])^2" office:value-type="float" office:value="7.027801">
            <text:p>7.027801</text:p>
          </table:table-cell>
          <table:table-cell table:formula="of:=([.B477]-[.J$2])^2" office:value-type="float" office:value="9.0601">
            <text:p>9.06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478]-[.F$2])^2" office:value-type="float" office:value="5.517801">
            <text:p>5.517801</text:p>
          </table:table-cell>
          <table:table-cell table:formula="of:=([.B478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479]-[.F$2])^2" office:value-type="float" office:value="0.423801">
            <text:p>0.423801</text:p>
          </table:table-cell>
          <table:table-cell table:formula="of:=([.B479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480]-[.F$2])^2" office:value-type="float" office:value="11.215801">
            <text:p>11.215801</text:p>
          </table:table-cell>
          <table:table-cell table:formula="of:=([.B480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table:formula="of:=([.A481]-[.F$2])^2" office:value-type="float" office:value="44.235801">
            <text:p>44.235801</text:p>
          </table:table-cell>
          <table:table-cell table:formula="of:=([.B481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formula="of:=([.A482]-[.F$2])^2" office:value-type="float" office:value="2.725801">
            <text:p>2.725801</text:p>
          </table:table-cell>
          <table:table-cell table:formula="of:=([.B482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483]-[.F$2])^2" office:value-type="float" office:value="11.215801">
            <text:p>11.215801</text:p>
          </table:table-cell>
          <table:table-cell table:formula="of:=([.B483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484]-[.F$2])^2" office:value-type="float" office:value="0.423801">
            <text:p>0.423801</text:p>
          </table:table-cell>
          <table:table-cell table:formula="of:=([.B484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485]-[.F$2])^2" office:value-type="float" office:value="11.215801">
            <text:p>11.215801</text:p>
          </table:table-cell>
          <table:table-cell table:formula="of:=([.B485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486]-[.F$2])^2" office:value-type="float" office:value="5.517801">
            <text:p>5.517801</text:p>
          </table:table-cell>
          <table:table-cell table:formula="of:=([.B486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487]-[.F$2])^2" office:value-type="float" office:value="1.819801">
            <text:p>1.819801</text:p>
          </table:table-cell>
          <table:table-cell table:formula="of:=([.B487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488]-[.F$2])^2" office:value-type="float" office:value="18.913801">
            <text:p>18.913801</text:p>
          </table:table-cell>
          <table:table-cell table:formula="of:=([.B488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table:formula="of:=([.A489]-[.F$2])^2" office:value-type="float" office:value="7.027801">
            <text:p>7.027801</text:p>
          </table:table-cell>
          <table:table-cell table:formula="of:=([.B489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A490]-[.F$2])^2" office:value-type="float" office:value="0.121801">
            <text:p>0.121801</text:p>
          </table:table-cell>
          <table:table-cell table:formula="of:=([.B490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6">
            <text:p>16</text:p>
          </table:table-cell>
          <table:table-cell table:formula="of:=([.A491]-[.F$2])^2" office:value-type="float" office:value="74.839801">
            <text:p>74.839801</text:p>
          </table:table-cell>
          <table:table-cell table:formula="of:=([.B491]-[.J$2])^2" office:value-type="float" office:value="15.9201">
            <text:p>15.92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492]-[.F$2])^2" office:value-type="float" office:value="11.215801">
            <text:p>11.215801</text:p>
          </table:table-cell>
          <table:table-cell table:formula="of:=([.B492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493]-[.F$2])^2" office:value-type="float" office:value="5.517801">
            <text:p>5.517801</text:p>
          </table:table-cell>
          <table:table-cell table:formula="of:=([.B493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table:formula="of:=([.A494]-[.F$2])^2" office:value-type="float" office:value="13.329801">
            <text:p>13.329801</text:p>
          </table:table-cell>
          <table:table-cell table:formula="of:=([.B494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495]-[.F$2])^2" office:value-type="float" office:value="2.725801">
            <text:p>2.725801</text:p>
          </table:table-cell>
          <table:table-cell table:formula="of:=([.B495]-[.J$2])^2" office:value-type="float" office:value="8.9401">
            <text:p>8.94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496]-[.F$2])^2" office:value-type="float" office:value="11.215801">
            <text:p>11.215801</text:p>
          </table:table-cell>
          <table:table-cell table:formula="of:=([.B496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497]-[.F$2])^2" office:value-type="float" office:value="0.121801">
            <text:p>0.121801</text:p>
          </table:table-cell>
          <table:table-cell table:formula="of:=([.B497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498]-[.F$2])^2" office:value-type="float" office:value="0.121801">
            <text:p>0.121801</text:p>
          </table:table-cell>
          <table:table-cell table:formula="of:=([.B498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table:formula="of:=([.A499]-[.F$2])^2" office:value-type="float" office:value="44.235801">
            <text:p>44.235801</text:p>
          </table:table-cell>
          <table:table-cell table:formula="of:=([.B499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500]-[.F$2])^2" office:value-type="float" office:value="1.819801">
            <text:p>1.819801</text:p>
          </table:table-cell>
          <table:table-cell table:formula="of:=([.B500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501]-[.F$2])^2" office:value-type="float" office:value="18.913801">
            <text:p>18.913801</text:p>
          </table:table-cell>
          <table:table-cell table:formula="of:=([.B501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502]-[.F$2])^2" office:value-type="float" office:value="18.913801">
            <text:p>18.913801</text:p>
          </table:table-cell>
          <table:table-cell table:formula="of:=([.B502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503]-[.F$2])^2" office:value-type="float" office:value="5.517801">
            <text:p>5.517801</text:p>
          </table:table-cell>
          <table:table-cell table:formula="of:=([.B503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504]-[.F$2])^2" office:value-type="float" office:value="0.423801">
            <text:p>0.423801</text:p>
          </table:table-cell>
          <table:table-cell table:formula="of:=([.B504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([.A505]-[.F$2])^2" office:value-type="float" office:value="18.913801">
            <text:p>18.913801</text:p>
          </table:table-cell>
          <table:table-cell table:formula="of:=([.B505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506]-[.F$2])^2" office:value-type="float" office:value="2.725801">
            <text:p>2.725801</text:p>
          </table:table-cell>
          <table:table-cell table:formula="of:=([.B506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507]-[.F$2])^2" office:value-type="float" office:value="11.215801">
            <text:p>11.215801</text:p>
          </table:table-cell>
          <table:table-cell table:formula="of:=([.B507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08]-[.F$2])^2" office:value-type="float" office:value="11.215801">
            <text:p>11.215801</text:p>
          </table:table-cell>
          <table:table-cell table:formula="of:=([.B508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509]-[.F$2])^2" office:value-type="float" office:value="11.215801">
            <text:p>11.215801</text:p>
          </table:table-cell>
          <table:table-cell table:formula="of:=([.B509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510]-[.F$2])^2" office:value-type="float" office:value="5.517801">
            <text:p>5.517801</text:p>
          </table:table-cell>
          <table:table-cell table:formula="of:=([.B510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11]-[.F$2])^2" office:value-type="float" office:value="11.215801">
            <text:p>11.215801</text:p>
          </table:table-cell>
          <table:table-cell table:formula="of:=([.B511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formula="of:=([.A512]-[.F$2])^2" office:value-type="float" office:value="13.329801">
            <text:p>13.329801</text:p>
          </table:table-cell>
          <table:table-cell table:formula="of:=([.B512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13]-[.F$2])^2" office:value-type="float" office:value="18.913801">
            <text:p>18.913801</text:p>
          </table:table-cell>
          <table:table-cell table:formula="of:=([.B513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514]-[.F$2])^2" office:value-type="float" office:value="0.121801">
            <text:p>0.121801</text:p>
          </table:table-cell>
          <table:table-cell table:formula="of:=([.B514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formula="of:=([.A515]-[.F$2])^2" office:value-type="float" office:value="1.819801">
            <text:p>1.819801</text:p>
          </table:table-cell>
          <table:table-cell table:formula="of:=([.B515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516]-[.F$2])^2" office:value-type="float" office:value="5.517801">
            <text:p>5.517801</text:p>
          </table:table-cell>
          <table:table-cell table:formula="of:=([.B516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([.A517]-[.F$2])^2" office:value-type="float" office:value="2.725801">
            <text:p>2.725801</text:p>
          </table:table-cell>
          <table:table-cell table:formula="of:=([.B517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518]-[.F$2])^2" office:value-type="float" office:value="5.517801">
            <text:p>5.517801</text:p>
          </table:table-cell>
          <table:table-cell table:formula="of:=([.B518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519]-[.F$2])^2" office:value-type="float" office:value="2.725801">
            <text:p>2.725801</text:p>
          </table:table-cell>
          <table:table-cell table:formula="of:=([.B519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table:formula="of:=([.A520]-[.F$2])^2" office:value-type="float" office:value="58.537801">
            <text:p>58.537801</text:p>
          </table:table-cell>
          <table:table-cell table:formula="of:=([.B520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A521]-[.F$2])^2" office:value-type="float" office:value="0.121801">
            <text:p>0.121801</text:p>
          </table:table-cell>
          <table:table-cell table:formula="of:=([.B521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522]-[.F$2])^2" office:value-type="float" office:value="11.215801">
            <text:p>11.215801</text:p>
          </table:table-cell>
          <table:table-cell table:formula="of:=([.B522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table:formula="of:=([.A523]-[.F$2])^2" office:value-type="float" office:value="31.933801">
            <text:p>31.933801</text:p>
          </table:table-cell>
          <table:table-cell table:formula="of:=([.B523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524]-[.F$2])^2" office:value-type="float" office:value="5.517801">
            <text:p>5.517801</text:p>
          </table:table-cell>
          <table:table-cell table:formula="of:=([.B524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25]-[.F$2])^2" office:value-type="float" office:value="18.913801">
            <text:p>18.913801</text:p>
          </table:table-cell>
          <table:table-cell table:formula="of:=([.B525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526]-[.F$2])^2" office:value-type="float" office:value="0.121801">
            <text:p>0.121801</text:p>
          </table:table-cell>
          <table:table-cell table:formula="of:=([.B526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527]-[.F$2])^2" office:value-type="float" office:value="5.517801">
            <text:p>5.517801</text:p>
          </table:table-cell>
          <table:table-cell table:formula="of:=([.B527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A528]-[.F$2])^2" office:value-type="float" office:value="0.121801">
            <text:p>0.121801</text:p>
          </table:table-cell>
          <table:table-cell table:formula="of:=([.B528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formula="of:=([.A529]-[.F$2])^2" office:value-type="float" office:value="2.725801">
            <text:p>2.725801</text:p>
          </table:table-cell>
          <table:table-cell table:formula="of:=([.B529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530]-[.F$2])^2" office:value-type="float" office:value="2.725801">
            <text:p>2.725801</text:p>
          </table:table-cell>
          <table:table-cell table:formula="of:=([.B530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table:formula="of:=([.A531]-[.F$2])^2" office:value-type="float" office:value="13.329801">
            <text:p>13.329801</text:p>
          </table:table-cell>
          <table:table-cell table:formula="of:=([.B531]-[.J$2])^2" office:value-type="float" office:value="8.9401">
            <text:p>8.940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table:formula="of:=([.A532]-[.F$2])^2" office:value-type="float" office:value="7.027801">
            <text:p>7.027801</text:p>
          </table:table-cell>
          <table:table-cell table:formula="of:=([.B532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533]-[.F$2])^2" office:value-type="float" office:value="0.423801">
            <text:p>0.423801</text:p>
          </table:table-cell>
          <table:table-cell table:formula="of:=([.B533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formula="of:=([.A534]-[.F$2])^2" office:value-type="float" office:value="2.725801">
            <text:p>2.725801</text:p>
          </table:table-cell>
          <table:table-cell table:formula="of:=([.B534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535]-[.F$2])^2" office:value-type="float" office:value="5.517801">
            <text:p>5.517801</text:p>
          </table:table-cell>
          <table:table-cell table:formula="of:=([.B535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36]-[.F$2])^2" office:value-type="float" office:value="11.215801">
            <text:p>11.215801</text:p>
          </table:table-cell>
          <table:table-cell table:formula="of:=([.B536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537]-[.F$2])^2" office:value-type="float" office:value="11.215801">
            <text:p>11.215801</text:p>
          </table:table-cell>
          <table:table-cell table:formula="of:=([.B537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538]-[.F$2])^2" office:value-type="float" office:value="11.215801">
            <text:p>11.215801</text:p>
          </table:table-cell>
          <table:table-cell table:formula="of:=([.B538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3">
            <text:p>13</text:p>
          </table:table-cell>
          <table:table-cell table:formula="of:=([.A539]-[.F$2])^2" office:value-type="float" office:value="74.839801">
            <text:p>74.839801</text:p>
          </table:table-cell>
          <table:table-cell table:formula="of:=([.B539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540]-[.F$2])^2" office:value-type="float" office:value="0.121801">
            <text:p>0.121801</text:p>
          </table:table-cell>
          <table:table-cell table:formula="of:=([.B540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541]-[.F$2])^2" office:value-type="float" office:value="11.215801">
            <text:p>11.215801</text:p>
          </table:table-cell>
          <table:table-cell table:formula="of:=([.B541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4">
            <text:p>14</text:p>
          </table:table-cell>
          <table:table-cell table:formula="of:=([.A542]-[.F$2])^2" office:value-type="float" office:value="7.027801">
            <text:p>7.027801</text:p>
          </table:table-cell>
          <table:table-cell table:formula="of:=([.B542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543]-[.F$2])^2" office:value-type="float" office:value="1.819801">
            <text:p>1.819801</text:p>
          </table:table-cell>
          <table:table-cell table:formula="of:=([.B543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table:formula="of:=([.A544]-[.F$2])^2" office:value-type="float" office:value="7.027801">
            <text:p>7.027801</text:p>
          </table:table-cell>
          <table:table-cell table:formula="of:=([.B544]-[.J$2])^2" office:value-type="float" office:value="8.9401">
            <text:p>8.94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545]-[.F$2])^2" office:value-type="float" office:value="2.725801">
            <text:p>2.725801</text:p>
          </table:table-cell>
          <table:table-cell table:formula="of:=([.B545]-[.J$2])^2" office:value-type="float" office:value="8.9401">
            <text:p>8.94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546]-[.F$2])^2" office:value-type="float" office:value="18.913801">
            <text:p>18.913801</text:p>
          </table:table-cell>
          <table:table-cell table:formula="of:=([.B546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547]-[.F$2])^2" office:value-type="float" office:value="0.121801">
            <text:p>0.121801</text:p>
          </table:table-cell>
          <table:table-cell table:formula="of:=([.B547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([.A548]-[.F$2])^2" office:value-type="float" office:value="2.725801">
            <text:p>2.725801</text:p>
          </table:table-cell>
          <table:table-cell table:formula="of:=([.B548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549]-[.F$2])^2" office:value-type="float" office:value="5.517801">
            <text:p>5.517801</text:p>
          </table:table-cell>
          <table:table-cell table:formula="of:=([.B549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([.A550]-[.F$2])^2" office:value-type="float" office:value="18.913801">
            <text:p>18.913801</text:p>
          </table:table-cell>
          <table:table-cell table:formula="of:=([.B550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51]-[.F$2])^2" office:value-type="float" office:value="18.913801">
            <text:p>18.913801</text:p>
          </table:table-cell>
          <table:table-cell table:formula="of:=([.B551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552]-[.F$2])^2" office:value-type="float" office:value="1.819801">
            <text:p>1.819801</text:p>
          </table:table-cell>
          <table:table-cell table:formula="of:=([.B552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553]-[.F$2])^2" office:value-type="float" office:value="0.423801">
            <text:p>0.423801</text:p>
          </table:table-cell>
          <table:table-cell table:formula="of:=([.B553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([.A554]-[.F$2])^2" office:value-type="float" office:value="13.329801">
            <text:p>13.329801</text:p>
          </table:table-cell>
          <table:table-cell table:formula="of:=([.B554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555]-[.F$2])^2" office:value-type="float" office:value="0.121801">
            <text:p>0.121801</text:p>
          </table:table-cell>
          <table:table-cell table:formula="of:=([.B555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556]-[.F$2])^2" office:value-type="float" office:value="1.819801">
            <text:p>1.819801</text:p>
          </table:table-cell>
          <table:table-cell table:formula="of:=([.B556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557]-[.F$2])^2" office:value-type="float" office:value="0.121801">
            <text:p>0.121801</text:p>
          </table:table-cell>
          <table:table-cell table:formula="of:=([.B557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58]-[.F$2])^2" office:value-type="float" office:value="11.215801">
            <text:p>11.215801</text:p>
          </table:table-cell>
          <table:table-cell table:formula="of:=([.B558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559]-[.F$2])^2" office:value-type="float" office:value="11.215801">
            <text:p>11.215801</text:p>
          </table:table-cell>
          <table:table-cell table:formula="of:=([.B559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560]-[.F$2])^2" office:value-type="float" office:value="2.725801">
            <text:p>2.725801</text:p>
          </table:table-cell>
          <table:table-cell table:formula="of:=([.B560]-[.J$2])^2" office:value-type="float" office:value="8.9401">
            <text:p>8.94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561]-[.F$2])^2" office:value-type="float" office:value="0.121801">
            <text:p>0.121801</text:p>
          </table:table-cell>
          <table:table-cell table:formula="of:=([.B561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562]-[.F$2])^2" office:value-type="float" office:value="5.517801">
            <text:p>5.517801</text:p>
          </table:table-cell>
          <table:table-cell table:formula="of:=([.B562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table:formula="of:=([.A563]-[.F$2])^2" office:value-type="float" office:value="28.611801">
            <text:p>28.611801</text:p>
          </table:table-cell>
          <table:table-cell table:formula="of:=([.B563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564]-[.F$2])^2" office:value-type="float" office:value="5.517801">
            <text:p>5.517801</text:p>
          </table:table-cell>
          <table:table-cell table:formula="of:=([.B564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table:formula="of:=([.A565]-[.F$2])^2" office:value-type="float" office:value="13.329801">
            <text:p>13.329801</text:p>
          </table:table-cell>
          <table:table-cell table:formula="of:=([.B565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([.A566]-[.F$2])^2" office:value-type="float" office:value="2.725801">
            <text:p>2.725801</text:p>
          </table:table-cell>
          <table:table-cell table:formula="of:=([.B566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567]-[.F$2])^2" office:value-type="float" office:value="5.517801">
            <text:p>5.517801</text:p>
          </table:table-cell>
          <table:table-cell table:formula="of:=([.B567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568]-[.F$2])^2" office:value-type="float" office:value="1.819801">
            <text:p>1.819801</text:p>
          </table:table-cell>
          <table:table-cell table:formula="of:=([.B568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569]-[.F$2])^2" office:value-type="float" office:value="0.423801">
            <text:p>0.423801</text:p>
          </table:table-cell>
          <table:table-cell table:formula="of:=([.B569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570]-[.F$2])^2" office:value-type="float" office:value="5.517801">
            <text:p>5.517801</text:p>
          </table:table-cell>
          <table:table-cell table:formula="of:=([.B570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71]-[.F$2])^2" office:value-type="float" office:value="11.215801">
            <text:p>11.215801</text:p>
          </table:table-cell>
          <table:table-cell table:formula="of:=([.B571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572]-[.F$2])^2" office:value-type="float" office:value="0.121801">
            <text:p>0.121801</text:p>
          </table:table-cell>
          <table:table-cell table:formula="of:=([.B572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573]-[.F$2])^2" office:value-type="float" office:value="11.215801">
            <text:p>11.215801</text:p>
          </table:table-cell>
          <table:table-cell table:formula="of:=([.B573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A574]-[.F$2])^2" office:value-type="float" office:value="0.121801">
            <text:p>0.121801</text:p>
          </table:table-cell>
          <table:table-cell table:formula="of:=([.B574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575]-[.F$2])^2" office:value-type="float" office:value="1.819801">
            <text:p>1.819801</text:p>
          </table:table-cell>
          <table:table-cell table:formula="of:=([.B575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([.A576]-[.F$2])^2" office:value-type="float" office:value="18.913801">
            <text:p>18.913801</text:p>
          </table:table-cell>
          <table:table-cell table:formula="of:=([.B576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577]-[.F$2])^2" office:value-type="float" office:value="5.517801">
            <text:p>5.517801</text:p>
          </table:table-cell>
          <table:table-cell table:formula="of:=([.B577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table:formula="of:=([.A578]-[.F$2])^2" office:value-type="float" office:value="13.329801">
            <text:p>13.329801</text:p>
          </table:table-cell>
          <table:table-cell table:formula="of:=([.B578]-[.J$2])^2" office:value-type="float" office:value="15.9201">
            <text:p>15.92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([.A579]-[.F$2])^2" office:value-type="float" office:value="2.725801">
            <text:p>2.725801</text:p>
          </table:table-cell>
          <table:table-cell table:formula="of:=([.B579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580]-[.F$2])^2" office:value-type="float" office:value="18.913801">
            <text:p>18.913801</text:p>
          </table:table-cell>
          <table:table-cell table:formula="of:=([.B580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581]-[.F$2])^2" office:value-type="float" office:value="1.819801">
            <text:p>1.819801</text:p>
          </table:table-cell>
          <table:table-cell table:formula="of:=([.B581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formula="of:=([.A582]-[.F$2])^2" office:value-type="float" office:value="2.725801">
            <text:p>2.725801</text:p>
          </table:table-cell>
          <table:table-cell table:formula="of:=([.B582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([.A583]-[.F$2])^2" office:value-type="float" office:value="0.423801">
            <text:p>0.423801</text:p>
          </table:table-cell>
          <table:table-cell table:formula="of:=([.B583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584]-[.F$2])^2" office:value-type="float" office:value="0.423801">
            <text:p>0.423801</text:p>
          </table:table-cell>
          <table:table-cell table:formula="of:=([.B584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table:formula="of:=([.A585]-[.F$2])^2" office:value-type="float" office:value="7.027801">
            <text:p>7.027801</text:p>
          </table:table-cell>
          <table:table-cell table:formula="of:=([.B585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586]-[.F$2])^2" office:value-type="float" office:value="0.121801">
            <text:p>0.121801</text:p>
          </table:table-cell>
          <table:table-cell table:formula="of:=([.B586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587]-[.F$2])^2" office:value-type="float" office:value="11.215801">
            <text:p>11.215801</text:p>
          </table:table-cell>
          <table:table-cell table:formula="of:=([.B587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588]-[.F$2])^2" office:value-type="float" office:value="1.819801">
            <text:p>1.819801</text:p>
          </table:table-cell>
          <table:table-cell table:formula="of:=([.B588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589]-[.F$2])^2" office:value-type="float" office:value="18.913801">
            <text:p>18.913801</text:p>
          </table:table-cell>
          <table:table-cell table:formula="of:=([.B589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590]-[.F$2])^2" office:value-type="float" office:value="5.517801">
            <text:p>5.517801</text:p>
          </table:table-cell>
          <table:table-cell table:formula="of:=([.B590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591]-[.F$2])^2" office:value-type="float" office:value="0.121801">
            <text:p>0.121801</text:p>
          </table:table-cell>
          <table:table-cell table:formula="of:=([.B591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592]-[.F$2])^2" office:value-type="float" office:value="0.423801">
            <text:p>0.423801</text:p>
          </table:table-cell>
          <table:table-cell table:formula="of:=([.B592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([.A593]-[.F$2])^2" office:value-type="float" office:value="0.423801">
            <text:p>0.423801</text:p>
          </table:table-cell>
          <table:table-cell table:formula="of:=([.B593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594]-[.F$2])^2" office:value-type="float" office:value="1.819801">
            <text:p>1.819801</text:p>
          </table:table-cell>
          <table:table-cell table:formula="of:=([.B594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595]-[.F$2])^2" office:value-type="float" office:value="11.215801">
            <text:p>11.215801</text:p>
          </table:table-cell>
          <table:table-cell table:formula="of:=([.B595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596]-[.F$2])^2" office:value-type="float" office:value="11.215801">
            <text:p>11.215801</text:p>
          </table:table-cell>
          <table:table-cell table:formula="of:=([.B596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597]-[.F$2])^2" office:value-type="float" office:value="5.517801">
            <text:p>5.517801</text:p>
          </table:table-cell>
          <table:table-cell table:formula="of:=([.B597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table:formula="of:=([.A598]-[.F$2])^2" office:value-type="float" office:value="7.027801">
            <text:p>7.027801</text:p>
          </table:table-cell>
          <table:table-cell table:formula="of:=([.B598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599]-[.F$2])^2" office:value-type="float" office:value="5.517801">
            <text:p>5.517801</text:p>
          </table:table-cell>
          <table:table-cell table:formula="of:=([.B599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600]-[.F$2])^2" office:value-type="float" office:value="11.215801">
            <text:p>11.215801</text:p>
          </table:table-cell>
          <table:table-cell table:formula="of:=([.B600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01]-[.F$2])^2" office:value-type="float" office:value="11.215801">
            <text:p>11.215801</text:p>
          </table:table-cell>
          <table:table-cell table:formula="of:=([.B601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602]-[.F$2])^2" office:value-type="float" office:value="5.517801">
            <text:p>5.517801</text:p>
          </table:table-cell>
          <table:table-cell table:formula="of:=([.B602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table:formula="of:=([.A603]-[.F$2])^2" office:value-type="float" office:value="93.141801">
            <text:p>93.141801</text:p>
          </table:table-cell>
          <table:table-cell table:formula="of:=([.B603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604]-[.F$2])^2" office:value-type="float" office:value="5.517801">
            <text:p>5.517801</text:p>
          </table:table-cell>
          <table:table-cell table:formula="of:=([.B604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605]-[.F$2])^2" office:value-type="float" office:value="5.517801">
            <text:p>5.517801</text:p>
          </table:table-cell>
          <table:table-cell table:formula="of:=([.B605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606]-[.F$2])^2" office:value-type="float" office:value="5.517801">
            <text:p>5.517801</text:p>
          </table:table-cell>
          <table:table-cell table:formula="of:=([.B606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table:formula="of:=([.A607]-[.F$2])^2" office:value-type="float" office:value="13.329801">
            <text:p>13.329801</text:p>
          </table:table-cell>
          <table:table-cell table:formula="of:=([.B607]-[.J$2])^2" office:value-type="float" office:value="8.9401">
            <text:p>8.940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table:formula="of:=([.A608]-[.F$2])^2" office:value-type="float" office:value="7.027801">
            <text:p>7.027801</text:p>
          </table:table-cell>
          <table:table-cell table:formula="of:=([.B608]-[.J$2])^2" office:value-type="float" office:value="35.8801">
            <text:p>35.88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609]-[.F$2])^2" office:value-type="float" office:value="2.725801">
            <text:p>2.725801</text:p>
          </table:table-cell>
          <table:table-cell table:formula="of:=([.B609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610]-[.F$2])^2" office:value-type="float" office:value="11.215801">
            <text:p>11.215801</text:p>
          </table:table-cell>
          <table:table-cell table:formula="of:=([.B610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([.A611]-[.F$2])^2" office:value-type="float" office:value="0.423801">
            <text:p>0.423801</text:p>
          </table:table-cell>
          <table:table-cell table:formula="of:=([.B611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([.A612]-[.F$2])^2" office:value-type="float" office:value="18.913801">
            <text:p>18.913801</text:p>
          </table:table-cell>
          <table:table-cell table:formula="of:=([.B612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613]-[.F$2])^2" office:value-type="float" office:value="2.725801">
            <text:p>2.725801</text:p>
          </table:table-cell>
          <table:table-cell table:formula="of:=([.B613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614]-[.F$2])^2" office:value-type="float" office:value="1.819801">
            <text:p>1.819801</text:p>
          </table:table-cell>
          <table:table-cell table:formula="of:=([.B614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615]-[.F$2])^2" office:value-type="float" office:value="5.517801">
            <text:p>5.517801</text:p>
          </table:table-cell>
          <table:table-cell table:formula="of:=([.B615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formula="of:=([.A616]-[.F$2])^2" office:value-type="float" office:value="2.725801">
            <text:p>2.725801</text:p>
          </table:table-cell>
          <table:table-cell table:formula="of:=([.B616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617]-[.F$2])^2" office:value-type="float" office:value="0.423801">
            <text:p>0.423801</text:p>
          </table:table-cell>
          <table:table-cell table:formula="of:=([.B617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618]-[.F$2])^2" office:value-type="float" office:value="1.819801">
            <text:p>1.819801</text:p>
          </table:table-cell>
          <table:table-cell table:formula="of:=([.B618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619]-[.F$2])^2" office:value-type="float" office:value="11.215801">
            <text:p>11.215801</text:p>
          </table:table-cell>
          <table:table-cell table:formula="of:=([.B619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620]-[.F$2])^2" office:value-type="float" office:value="0.423801">
            <text:p>0.423801</text:p>
          </table:table-cell>
          <table:table-cell table:formula="of:=([.B620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621]-[.F$2])^2" office:value-type="float" office:value="5.517801">
            <text:p>5.517801</text:p>
          </table:table-cell>
          <table:table-cell table:formula="of:=([.B621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622]-[.F$2])^2" office:value-type="float" office:value="0.423801">
            <text:p>0.423801</text:p>
          </table:table-cell>
          <table:table-cell table:formula="of:=([.B622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formula="of:=([.A623]-[.F$2])^2" office:value-type="float" office:value="0.423801">
            <text:p>0.423801</text:p>
          </table:table-cell>
          <table:table-cell table:formula="of:=([.B623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table:formula="of:=([.A624]-[.F$2])^2" office:value-type="float" office:value="2.725801">
            <text:p>2.725801</text:p>
          </table:table-cell>
          <table:table-cell table:formula="of:=([.B624]-[.J$2])^2" office:value-type="float" office:value="9.0601">
            <text:p>9.06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625]-[.F$2])^2" office:value-type="float" office:value="0.121801">
            <text:p>0.121801</text:p>
          </table:table-cell>
          <table:table-cell table:formula="of:=([.B625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626]-[.F$2])^2" office:value-type="float" office:value="5.517801">
            <text:p>5.517801</text:p>
          </table:table-cell>
          <table:table-cell table:formula="of:=([.B626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formula="of:=([.A627]-[.F$2])^2" office:value-type="float" office:value="2.725801">
            <text:p>2.725801</text:p>
          </table:table-cell>
          <table:table-cell table:formula="of:=([.B627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628]-[.F$2])^2" office:value-type="float" office:value="0.423801">
            <text:p>0.423801</text:p>
          </table:table-cell>
          <table:table-cell table:formula="of:=([.B628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629]-[.F$2])^2" office:value-type="float" office:value="0.121801">
            <text:p>0.121801</text:p>
          </table:table-cell>
          <table:table-cell table:formula="of:=([.B629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formula="of:=([.A630]-[.F$2])^2" office:value-type="float" office:value="1.819801">
            <text:p>1.819801</text:p>
          </table:table-cell>
          <table:table-cell table:formula="of:=([.B630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631]-[.F$2])^2" office:value-type="float" office:value="5.517801">
            <text:p>5.517801</text:p>
          </table:table-cell>
          <table:table-cell table:formula="of:=([.B631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632]-[.F$2])^2" office:value-type="float" office:value="11.215801">
            <text:p>11.215801</text:p>
          </table:table-cell>
          <table:table-cell table:formula="of:=([.B632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formula="of:=([.A633]-[.F$2])^2" office:value-type="float" office:value="1.819801">
            <text:p>1.819801</text:p>
          </table:table-cell>
          <table:table-cell table:formula="of:=([.B633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634]-[.F$2])^2" office:value-type="float" office:value="0.423801">
            <text:p>0.423801</text:p>
          </table:table-cell>
          <table:table-cell table:formula="of:=([.B634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table:formula="of:=([.A635]-[.F$2])^2" office:value-type="float" office:value="135.745801">
            <text:p>135.745801</text:p>
          </table:table-cell>
          <table:table-cell table:formula="of:=([.B635]-[.J$2])^2" office:value-type="float" office:value="24.9001">
            <text:p>24.90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36]-[.F$2])^2" office:value-type="float" office:value="11.215801">
            <text:p>11.215801</text:p>
          </table:table-cell>
          <table:table-cell table:formula="of:=([.B636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637]-[.F$2])^2" office:value-type="float" office:value="5.517801">
            <text:p>5.517801</text:p>
          </table:table-cell>
          <table:table-cell table:formula="of:=([.B637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638]-[.F$2])^2" office:value-type="float" office:value="5.517801">
            <text:p>5.517801</text:p>
          </table:table-cell>
          <table:table-cell table:formula="of:=([.B638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639]-[.F$2])^2" office:value-type="float" office:value="5.517801">
            <text:p>5.517801</text:p>
          </table:table-cell>
          <table:table-cell table:formula="of:=([.B639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640]-[.F$2])^2" office:value-type="float" office:value="1.819801">
            <text:p>1.819801</text:p>
          </table:table-cell>
          <table:table-cell table:formula="of:=([.B640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table:formula="of:=([.A641]-[.F$2])^2" office:value-type="float" office:value="7.027801">
            <text:p>7.027801</text:p>
          </table:table-cell>
          <table:table-cell table:formula="of:=([.B641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table:formula="of:=([.A642]-[.F$2])^2" office:value-type="float" office:value="58.537801">
            <text:p>58.537801</text:p>
          </table:table-cell>
          <table:table-cell table:formula="of:=([.B642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643]-[.F$2])^2" office:value-type="float" office:value="0.121801">
            <text:p>0.121801</text:p>
          </table:table-cell>
          <table:table-cell table:formula="of:=([.B643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([.A644]-[.F$2])^2" office:value-type="float" office:value="0.423801">
            <text:p>0.423801</text:p>
          </table:table-cell>
          <table:table-cell table:formula="of:=([.B644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645]-[.F$2])^2" office:value-type="float" office:value="0.423801">
            <text:p>0.423801</text:p>
          </table:table-cell>
          <table:table-cell table:formula="of:=([.B645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formula="of:=([.A646]-[.F$2])^2" office:value-type="float" office:value="7.027801">
            <text:p>7.027801</text:p>
          </table:table-cell>
          <table:table-cell table:formula="of:=([.B646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647]-[.F$2])^2" office:value-type="float" office:value="1.819801">
            <text:p>1.819801</text:p>
          </table:table-cell>
          <table:table-cell table:formula="of:=([.B647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648]-[.F$2])^2" office:value-type="float" office:value="0.423801">
            <text:p>0.423801</text:p>
          </table:table-cell>
          <table:table-cell table:formula="of:=([.B648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649]-[.F$2])^2" office:value-type="float" office:value="5.517801">
            <text:p>5.517801</text:p>
          </table:table-cell>
          <table:table-cell table:formula="of:=([.B649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650]-[.F$2])^2" office:value-type="float" office:value="1.819801">
            <text:p>1.819801</text:p>
          </table:table-cell>
          <table:table-cell table:formula="of:=([.B650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651]-[.F$2])^2" office:value-type="float" office:value="18.913801">
            <text:p>18.913801</text:p>
          </table:table-cell>
          <table:table-cell table:formula="of:=([.B651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52]-[.F$2])^2" office:value-type="float" office:value="11.215801">
            <text:p>11.215801</text:p>
          </table:table-cell>
          <table:table-cell table:formula="of:=([.B652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A653]-[.F$2])^2" office:value-type="float" office:value="0.121801">
            <text:p>0.121801</text:p>
          </table:table-cell>
          <table:table-cell table:formula="of:=([.B653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654]-[.F$2])^2" office:value-type="float" office:value="0.423801">
            <text:p>0.423801</text:p>
          </table:table-cell>
          <table:table-cell table:formula="of:=([.B654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655]-[.F$2])^2" office:value-type="float" office:value="18.913801">
            <text:p>18.913801</text:p>
          </table:table-cell>
          <table:table-cell table:formula="of:=([.B655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656]-[.F$2])^2" office:value-type="float" office:value="0.121801">
            <text:p>0.121801</text:p>
          </table:table-cell>
          <table:table-cell table:formula="of:=([.B656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([.A657]-[.F$2])^2" office:value-type="float" office:value="13.329801">
            <text:p>13.329801</text:p>
          </table:table-cell>
          <table:table-cell table:formula="of:=([.B657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658]-[.F$2])^2" office:value-type="float" office:value="1.819801">
            <text:p>1.819801</text:p>
          </table:table-cell>
          <table:table-cell table:formula="of:=([.B658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659]-[.F$2])^2" office:value-type="float" office:value="1.819801">
            <text:p>1.819801</text:p>
          </table:table-cell>
          <table:table-cell table:formula="of:=([.B659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660]-[.F$2])^2" office:value-type="float" office:value="11.215801">
            <text:p>11.215801</text:p>
          </table:table-cell>
          <table:table-cell table:formula="of:=([.B660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661]-[.F$2])^2" office:value-type="float" office:value="11.215801">
            <text:p>11.215801</text:p>
          </table:table-cell>
          <table:table-cell table:formula="of:=([.B661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662]-[.F$2])^2" office:value-type="float" office:value="0.423801">
            <text:p>0.423801</text:p>
          </table:table-cell>
          <table:table-cell table:formula="of:=([.B662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 table:formula="of:=([.A663]-[.F$2])^2" office:value-type="float" office:value="21.631801">
            <text:p>21.631801</text:p>
          </table:table-cell>
          <table:table-cell table:formula="of:=([.B663]-[.J$2])^2" office:value-type="float" office:value="8.9401">
            <text:p>8.94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664]-[.F$2])^2" office:value-type="float" office:value="0.121801">
            <text:p>0.121801</text:p>
          </table:table-cell>
          <table:table-cell table:formula="of:=([.B664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665]-[.F$2])^2" office:value-type="float" office:value="18.913801">
            <text:p>18.913801</text:p>
          </table:table-cell>
          <table:table-cell table:formula="of:=([.B665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666]-[.F$2])^2" office:value-type="float" office:value="11.215801">
            <text:p>11.215801</text:p>
          </table:table-cell>
          <table:table-cell table:formula="of:=([.B666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667]-[.F$2])^2" office:value-type="float" office:value="2.725801">
            <text:p>2.725801</text:p>
          </table:table-cell>
          <table:table-cell table:formula="of:=([.B667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formula="of:=([.A668]-[.F$2])^2" office:value-type="float" office:value="2.725801">
            <text:p>2.725801</text:p>
          </table:table-cell>
          <table:table-cell table:formula="of:=([.B668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669]-[.F$2])^2" office:value-type="float" office:value="1.819801">
            <text:p>1.819801</text:p>
          </table:table-cell>
          <table:table-cell table:formula="of:=([.B669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670]-[.F$2])^2" office:value-type="float" office:value="11.215801">
            <text:p>11.215801</text:p>
          </table:table-cell>
          <table:table-cell table:formula="of:=([.B670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671]-[.F$2])^2" office:value-type="float" office:value="2.725801">
            <text:p>2.725801</text:p>
          </table:table-cell>
          <table:table-cell table:formula="of:=([.B671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table:formula="of:=([.A672]-[.F$2])^2" office:value-type="float" office:value="7.027801">
            <text:p>7.027801</text:p>
          </table:table-cell>
          <table:table-cell table:formula="of:=([.B672]-[.J$2])^2" office:value-type="float" office:value="15.9201">
            <text:p>15.92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673]-[.F$2])^2" office:value-type="float" office:value="1.819801">
            <text:p>1.819801</text:p>
          </table:table-cell>
          <table:table-cell table:formula="of:=([.B673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formula="of:=([.A674]-[.F$2])^2" office:value-type="float" office:value="0.423801">
            <text:p>0.423801</text:p>
          </table:table-cell>
          <table:table-cell table:formula="of:=([.B674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675]-[.F$2])^2" office:value-type="float" office:value="0.121801">
            <text:p>0.121801</text:p>
          </table:table-cell>
          <table:table-cell table:formula="of:=([.B675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676]-[.F$2])^2" office:value-type="float" office:value="5.517801">
            <text:p>5.517801</text:p>
          </table:table-cell>
          <table:table-cell table:formula="of:=([.B676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677]-[.F$2])^2" office:value-type="float" office:value="0.121801">
            <text:p>0.121801</text:p>
          </table:table-cell>
          <table:table-cell table:formula="of:=([.B677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678]-[.F$2])^2" office:value-type="float" office:value="11.215801">
            <text:p>11.215801</text:p>
          </table:table-cell>
          <table:table-cell table:formula="of:=([.B678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679]-[.F$2])^2" office:value-type="float" office:value="0.121801">
            <text:p>0.121801</text:p>
          </table:table-cell>
          <table:table-cell table:formula="of:=([.B679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680]-[.F$2])^2" office:value-type="float" office:value="0.121801">
            <text:p>0.121801</text:p>
          </table:table-cell>
          <table:table-cell table:formula="of:=([.B680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681]-[.F$2])^2" office:value-type="float" office:value="11.215801">
            <text:p>11.215801</text:p>
          </table:table-cell>
          <table:table-cell table:formula="of:=([.B681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82]-[.F$2])^2" office:value-type="float" office:value="11.215801">
            <text:p>11.215801</text:p>
          </table:table-cell>
          <table:table-cell table:formula="of:=([.B682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683]-[.F$2])^2" office:value-type="float" office:value="11.215801">
            <text:p>11.215801</text:p>
          </table:table-cell>
          <table:table-cell table:formula="of:=([.B683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684]-[.F$2])^2" office:value-type="float" office:value="5.517801">
            <text:p>5.517801</text:p>
          </table:table-cell>
          <table:table-cell table:formula="of:=([.B684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685]-[.F$2])^2" office:value-type="float" office:value="5.517801">
            <text:p>5.517801</text:p>
          </table:table-cell>
          <table:table-cell table:formula="of:=([.B685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table:formula="of:=([.A686]-[.F$2])^2" office:value-type="float" office:value="7.027801">
            <text:p>7.027801</text:p>
          </table:table-cell>
          <table:table-cell table:formula="of:=([.B686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687]-[.F$2])^2" office:value-type="float" office:value="1.819801">
            <text:p>1.819801</text:p>
          </table:table-cell>
          <table:table-cell table:formula="of:=([.B687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6">
            <text:p>16</text:p>
          </table:table-cell>
          <table:table-cell table:formula="of:=([.A688]-[.F$2])^2" office:value-type="float" office:value="0.423801">
            <text:p>0.423801</text:p>
          </table:table-cell>
          <table:table-cell table:formula="of:=([.B688]-[.J$2])^2" office:value-type="float" office:value="15.9201">
            <text:p>15.92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689]-[.F$2])^2" office:value-type="float" office:value="18.913801">
            <text:p>18.913801</text:p>
          </table:table-cell>
          <table:table-cell table:formula="of:=([.B689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formula="of:=([.A690]-[.F$2])^2" office:value-type="float" office:value="7.027801">
            <text:p>7.027801</text:p>
          </table:table-cell>
          <table:table-cell table:formula="of:=([.B690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691]-[.F$2])^2" office:value-type="float" office:value="0.423801">
            <text:p>0.423801</text:p>
          </table:table-cell>
          <table:table-cell table:formula="of:=([.B691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692]-[.F$2])^2" office:value-type="float" office:value="0.121801">
            <text:p>0.121801</text:p>
          </table:table-cell>
          <table:table-cell table:formula="of:=([.B692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693]-[.F$2])^2" office:value-type="float" office:value="11.215801">
            <text:p>11.215801</text:p>
          </table:table-cell>
          <table:table-cell table:formula="of:=([.B693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formula="of:=([.A694]-[.F$2])^2" office:value-type="float" office:value="11.215801">
            <text:p>11.215801</text:p>
          </table:table-cell>
          <table:table-cell table:formula="of:=([.B694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695]-[.F$2])^2" office:value-type="float" office:value="0.423801">
            <text:p>0.423801</text:p>
          </table:table-cell>
          <table:table-cell table:formula="of:=([.B695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696]-[.F$2])^2" office:value-type="float" office:value="1.819801">
            <text:p>1.819801</text:p>
          </table:table-cell>
          <table:table-cell table:formula="of:=([.B696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formula="of:=([.A697]-[.F$2])^2" office:value-type="float" office:value="0.121801">
            <text:p>0.121801</text:p>
          </table:table-cell>
          <table:table-cell table:formula="of:=([.B697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table:formula="of:=([.A698]-[.F$2])^2" office:value-type="float" office:value="7.027801">
            <text:p>7.027801</text:p>
          </table:table-cell>
          <table:table-cell table:formula="of:=([.B698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table:formula="of:=([.A699]-[.F$2])^2" office:value-type="float" office:value="160.047801">
            <text:p>160.047801</text:p>
          </table:table-cell>
          <table:table-cell table:formula="of:=([.B699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([.A700]-[.F$2])^2" office:value-type="float" office:value="2.725801">
            <text:p>2.725801</text:p>
          </table:table-cell>
          <table:table-cell table:formula="of:=([.B700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701]-[.F$2])^2" office:value-type="float" office:value="2.725801">
            <text:p>2.725801</text:p>
          </table:table-cell>
          <table:table-cell table:formula="of:=([.B701]-[.J$2])^2" office:value-type="float" office:value="8.9401">
            <text:p>8.94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702]-[.F$2])^2" office:value-type="float" office:value="2.725801">
            <text:p>2.725801</text:p>
          </table:table-cell>
          <table:table-cell table:formula="of:=([.B702]-[.J$2])^2" office:value-type="float" office:value="8.9401">
            <text:p>8.94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703]-[.F$2])^2" office:value-type="float" office:value="11.215801">
            <text:p>11.215801</text:p>
          </table:table-cell>
          <table:table-cell table:formula="of:=([.B703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704]-[.F$2])^2" office:value-type="float" office:value="0.121801">
            <text:p>0.121801</text:p>
          </table:table-cell>
          <table:table-cell table:formula="of:=([.B704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705]-[.F$2])^2" office:value-type="float" office:value="0.423801">
            <text:p>0.423801</text:p>
          </table:table-cell>
          <table:table-cell table:formula="of:=([.B705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706]-[.F$2])^2" office:value-type="float" office:value="2.725801">
            <text:p>2.725801</text:p>
          </table:table-cell>
          <table:table-cell table:formula="of:=([.B706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707]-[.F$2])^2" office:value-type="float" office:value="5.517801">
            <text:p>5.517801</text:p>
          </table:table-cell>
          <table:table-cell table:formula="of:=([.B707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708]-[.F$2])^2" office:value-type="float" office:value="2.725801">
            <text:p>2.725801</text:p>
          </table:table-cell>
          <table:table-cell table:formula="of:=([.B708]-[.J$2])^2" office:value-type="float" office:value="8.9401">
            <text:p>8.94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709]-[.F$2])^2" office:value-type="float" office:value="11.215801">
            <text:p>11.215801</text:p>
          </table:table-cell>
          <table:table-cell table:formula="of:=([.B709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710]-[.F$2])^2" office:value-type="float" office:value="1.819801">
            <text:p>1.819801</text:p>
          </table:table-cell>
          <table:table-cell table:formula="of:=([.B710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711]-[.F$2])^2" office:value-type="float" office:value="0.423801">
            <text:p>0.423801</text:p>
          </table:table-cell>
          <table:table-cell table:formula="of:=([.B711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712]-[.F$2])^2" office:value-type="float" office:value="11.215801">
            <text:p>11.215801</text:p>
          </table:table-cell>
          <table:table-cell table:formula="of:=([.B712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713]-[.F$2])^2" office:value-type="float" office:value="18.913801">
            <text:p>18.913801</text:p>
          </table:table-cell>
          <table:table-cell table:formula="of:=([.B713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([.A714]-[.F$2])^2" office:value-type="float" office:value="18.913801">
            <text:p>18.913801</text:p>
          </table:table-cell>
          <table:table-cell table:formula="of:=([.B714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table:formula="of:=([.A715]-[.F$2])^2" office:value-type="float" office:value="7.027801">
            <text:p>7.027801</text:p>
          </table:table-cell>
          <table:table-cell table:formula="of:=([.B715]-[.J$2])^2" office:value-type="float" office:value="8.9401">
            <text:p>8.94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716]-[.F$2])^2" office:value-type="float" office:value="5.517801">
            <text:p>5.517801</text:p>
          </table:table-cell>
          <table:table-cell table:formula="of:=([.B716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717]-[.F$2])^2" office:value-type="float" office:value="11.215801">
            <text:p>11.215801</text:p>
          </table:table-cell>
          <table:table-cell table:formula="of:=([.B717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718]-[.F$2])^2" office:value-type="float" office:value="11.215801">
            <text:p>11.215801</text:p>
          </table:table-cell>
          <table:table-cell table:formula="of:=([.B718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719]-[.F$2])^2" office:value-type="float" office:value="11.215801">
            <text:p>11.215801</text:p>
          </table:table-cell>
          <table:table-cell table:formula="of:=([.B719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720]-[.F$2])^2" office:value-type="float" office:value="11.215801">
            <text:p>11.215801</text:p>
          </table:table-cell>
          <table:table-cell table:formula="of:=([.B720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table:formula="of:=([.A721]-[.F$2])^2" office:value-type="float" office:value="31.933801">
            <text:p>31.933801</text:p>
          </table:table-cell>
          <table:table-cell table:formula="of:=([.B721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722]-[.F$2])^2" office:value-type="float" office:value="0.423801">
            <text:p>0.423801</text:p>
          </table:table-cell>
          <table:table-cell table:formula="of:=([.B722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723]-[.F$2])^2" office:value-type="float" office:value="5.517801">
            <text:p>5.517801</text:p>
          </table:table-cell>
          <table:table-cell table:formula="of:=([.B723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table:formula="of:=([.A724]-[.F$2])^2" office:value-type="float" office:value="2.725801">
            <text:p>2.725801</text:p>
          </table:table-cell>
          <table:table-cell table:formula="of:=([.B724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725]-[.F$2])^2" office:value-type="float" office:value="18.913801">
            <text:p>18.913801</text:p>
          </table:table-cell>
          <table:table-cell table:formula="of:=([.B725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726]-[.F$2])^2" office:value-type="float" office:value="1.819801">
            <text:p>1.819801</text:p>
          </table:table-cell>
          <table:table-cell table:formula="of:=([.B726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formula="of:=([.A727]-[.F$2])^2" office:value-type="float" office:value="0.121801">
            <text:p>0.121801</text:p>
          </table:table-cell>
          <table:table-cell table:formula="of:=([.B727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table:formula="of:=([.A728]-[.F$2])^2" office:value-type="float" office:value="13.329801">
            <text:p>13.329801</text:p>
          </table:table-cell>
          <table:table-cell table:formula="of:=([.B728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table:formula="of:=([.A729]-[.F$2])^2" office:value-type="float" office:value="2.725801">
            <text:p>2.725801</text:p>
          </table:table-cell>
          <table:table-cell table:formula="of:=([.B729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730]-[.F$2])^2" office:value-type="float" office:value="11.215801">
            <text:p>11.215801</text:p>
          </table:table-cell>
          <table:table-cell table:formula="of:=([.B730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([.A731]-[.F$2])^2" office:value-type="float" office:value="0.423801">
            <text:p>0.423801</text:p>
          </table:table-cell>
          <table:table-cell table:formula="of:=([.B731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732]-[.F$2])^2" office:value-type="float" office:value="1.819801">
            <text:p>1.819801</text:p>
          </table:table-cell>
          <table:table-cell table:formula="of:=([.B732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733]-[.F$2])^2" office:value-type="float" office:value="11.215801">
            <text:p>11.215801</text:p>
          </table:table-cell>
          <table:table-cell table:formula="of:=([.B733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formula="of:=([.A734]-[.F$2])^2" office:value-type="float" office:value="1.819801">
            <text:p>1.819801</text:p>
          </table:table-cell>
          <table:table-cell table:formula="of:=([.B734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table:formula="of:=([.A735]-[.F$2])^2" office:value-type="float" office:value="58.537801">
            <text:p>58.537801</text:p>
          </table:table-cell>
          <table:table-cell table:formula="of:=([.B735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5">
            <text:p>15</text:p>
          </table:table-cell>
          <table:table-cell table:formula="of:=([.A736]-[.F$2])^2" office:value-type="float" office:value="13.329801">
            <text:p>13.329801</text:p>
          </table:table-cell>
          <table:table-cell table:formula="of:=([.B736]-[.J$2])^2" office:value-type="float" office:value="8.9401">
            <text:p>8.94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737]-[.F$2])^2" office:value-type="float" office:value="11.215801">
            <text:p>11.215801</text:p>
          </table:table-cell>
          <table:table-cell table:formula="of:=([.B737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738]-[.F$2])^2" office:value-type="float" office:value="2.725801">
            <text:p>2.725801</text:p>
          </table:table-cell>
          <table:table-cell table:formula="of:=([.B738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table:formula="of:=([.A739]-[.F$2])^2" office:value-type="float" office:value="21.631801">
            <text:p>21.631801</text:p>
          </table:table-cell>
          <table:table-cell table:formula="of:=([.B739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740]-[.F$2])^2" office:value-type="float" office:value="0.423801">
            <text:p>0.423801</text:p>
          </table:table-cell>
          <table:table-cell table:formula="of:=([.B740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741]-[.F$2])^2" office:value-type="float" office:value="0.423801">
            <text:p>0.423801</text:p>
          </table:table-cell>
          <table:table-cell table:formula="of:=([.B741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742]-[.F$2])^2" office:value-type="float" office:value="11.215801">
            <text:p>11.215801</text:p>
          </table:table-cell>
          <table:table-cell table:formula="of:=([.B742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743]-[.F$2])^2" office:value-type="float" office:value="11.215801">
            <text:p>11.215801</text:p>
          </table:table-cell>
          <table:table-cell table:formula="of:=([.B743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744]-[.F$2])^2" office:value-type="float" office:value="5.517801">
            <text:p>5.517801</text:p>
          </table:table-cell>
          <table:table-cell table:formula="of:=([.B744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745]-[.F$2])^2" office:value-type="float" office:value="5.517801">
            <text:p>5.517801</text:p>
          </table:table-cell>
          <table:table-cell table:formula="of:=([.B745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746]-[.F$2])^2" office:value-type="float" office:value="5.517801">
            <text:p>5.517801</text:p>
          </table:table-cell>
          <table:table-cell table:formula="of:=([.B746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table:formula="of:=([.A747]-[.F$2])^2" office:value-type="float" office:value="7.027801">
            <text:p>7.027801</text:p>
          </table:table-cell>
          <table:table-cell table:formula="of:=([.B747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748]-[.F$2])^2" office:value-type="float" office:value="0.423801">
            <text:p>0.423801</text:p>
          </table:table-cell>
          <table:table-cell table:formula="of:=([.B748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749]-[.F$2])^2" office:value-type="float" office:value="11.215801">
            <text:p>11.215801</text:p>
          </table:table-cell>
          <table:table-cell table:formula="of:=([.B749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750]-[.F$2])^2" office:value-type="float" office:value="0.121801">
            <text:p>0.121801</text:p>
          </table:table-cell>
          <table:table-cell table:formula="of:=([.B750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table:formula="of:=([.A751]-[.F$2])^2" office:value-type="float" office:value="13.329801">
            <text:p>13.329801</text:p>
          </table:table-cell>
          <table:table-cell table:formula="of:=([.B751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formula="of:=([.A752]-[.F$2])^2" office:value-type="float" office:value="1.819801">
            <text:p>1.819801</text:p>
          </table:table-cell>
          <table:table-cell table:formula="of:=([.B752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753]-[.F$2])^2" office:value-type="float" office:value="5.517801">
            <text:p>5.517801</text:p>
          </table:table-cell>
          <table:table-cell table:formula="of:=([.B753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754]-[.F$2])^2" office:value-type="float" office:value="2.725801">
            <text:p>2.725801</text:p>
          </table:table-cell>
          <table:table-cell table:formula="of:=([.B754]-[.J$2])^2" office:value-type="float" office:value="8.9401">
            <text:p>8.94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755]-[.F$2])^2" office:value-type="float" office:value="0.423801">
            <text:p>0.423801</text:p>
          </table:table-cell>
          <table:table-cell table:formula="of:=([.B755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756]-[.F$2])^2" office:value-type="float" office:value="0.121801">
            <text:p>0.121801</text:p>
          </table:table-cell>
          <table:table-cell table:formula="of:=([.B756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formula="of:=([.A757]-[.F$2])^2" office:value-type="float" office:value="2.725801">
            <text:p>2.725801</text:p>
          </table:table-cell>
          <table:table-cell table:formula="of:=([.B757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758]-[.F$2])^2" office:value-type="float" office:value="2.725801">
            <text:p>2.725801</text:p>
          </table:table-cell>
          <table:table-cell table:formula="of:=([.B758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formula="of:=([.A759]-[.F$2])^2" office:value-type="float" office:value="7.027801">
            <text:p>7.027801</text:p>
          </table:table-cell>
          <table:table-cell table:formula="of:=([.B759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760]-[.F$2])^2" office:value-type="float" office:value="5.517801">
            <text:p>5.517801</text:p>
          </table:table-cell>
          <table:table-cell table:formula="of:=([.B760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761]-[.F$2])^2" office:value-type="float" office:value="5.517801">
            <text:p>5.517801</text:p>
          </table:table-cell>
          <table:table-cell table:formula="of:=([.B761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762]-[.F$2])^2" office:value-type="float" office:value="5.517801">
            <text:p>5.517801</text:p>
          </table:table-cell>
          <table:table-cell table:formula="of:=([.B762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763]-[.F$2])^2" office:value-type="float" office:value="5.517801">
            <text:p>5.517801</text:p>
          </table:table-cell>
          <table:table-cell table:formula="of:=([.B763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764]-[.F$2])^2" office:value-type="float" office:value="5.517801">
            <text:p>5.517801</text:p>
          </table:table-cell>
          <table:table-cell table:formula="of:=([.B764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765]-[.F$2])^2" office:value-type="float" office:value="0.121801">
            <text:p>0.121801</text:p>
          </table:table-cell>
          <table:table-cell table:formula="of:=([.B765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766]-[.F$2])^2" office:value-type="float" office:value="11.215801">
            <text:p>11.215801</text:p>
          </table:table-cell>
          <table:table-cell table:formula="of:=([.B766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formula="of:=([.A767]-[.F$2])^2" office:value-type="float" office:value="18.913801">
            <text:p>18.913801</text:p>
          </table:table-cell>
          <table:table-cell table:formula="of:=([.B767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formula="of:=([.A768]-[.F$2])^2" office:value-type="float" office:value="5.517801">
            <text:p>5.517801</text:p>
          </table:table-cell>
          <table:table-cell table:formula="of:=([.B768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769]-[.F$2])^2" office:value-type="float" office:value="5.517801">
            <text:p>5.517801</text:p>
          </table:table-cell>
          <table:table-cell table:formula="of:=([.B769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770]-[.F$2])^2" office:value-type="float" office:value="0.423801">
            <text:p>0.423801</text:p>
          </table:table-cell>
          <table:table-cell table:formula="of:=([.B770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771]-[.F$2])^2" office:value-type="float" office:value="0.121801">
            <text:p>0.121801</text:p>
          </table:table-cell>
          <table:table-cell table:formula="of:=([.B771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A772]-[.F$2])^2" office:value-type="float" office:value="0.121801">
            <text:p>0.121801</text:p>
          </table:table-cell>
          <table:table-cell table:formula="of:=([.B772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773]-[.F$2])^2" office:value-type="float" office:value="5.517801">
            <text:p>5.517801</text:p>
          </table:table-cell>
          <table:table-cell table:formula="of:=([.B773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774]-[.F$2])^2" office:value-type="float" office:value="1.819801">
            <text:p>1.819801</text:p>
          </table:table-cell>
          <table:table-cell table:formula="of:=([.B774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775]-[.F$2])^2" office:value-type="float" office:value="1.819801">
            <text:p>1.819801</text:p>
          </table:table-cell>
          <table:table-cell table:formula="of:=([.B775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table:formula="of:=([.A776]-[.F$2])^2" office:value-type="float" office:value="58.537801">
            <text:p>58.537801</text:p>
          </table:table-cell>
          <table:table-cell table:formula="of:=([.B776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777]-[.F$2])^2" office:value-type="float" office:value="5.517801">
            <text:p>5.517801</text:p>
          </table:table-cell>
          <table:table-cell table:formula="of:=([.B777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778]-[.F$2])^2" office:value-type="float" office:value="0.121801">
            <text:p>0.121801</text:p>
          </table:table-cell>
          <table:table-cell table:formula="of:=([.B778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A779]-[.F$2])^2" office:value-type="float" office:value="0.121801">
            <text:p>0.121801</text:p>
          </table:table-cell>
          <table:table-cell table:formula="of:=([.B779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formula="of:=([.A780]-[.F$2])^2" office:value-type="float" office:value="2.725801">
            <text:p>2.725801</text:p>
          </table:table-cell>
          <table:table-cell table:formula="of:=([.B780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formula="of:=([.A781]-[.F$2])^2" office:value-type="float" office:value="0.423801">
            <text:p>0.423801</text:p>
          </table:table-cell>
          <table:table-cell table:formula="of:=([.B781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782]-[.F$2])^2" office:value-type="float" office:value="18.913801">
            <text:p>18.913801</text:p>
          </table:table-cell>
          <table:table-cell table:formula="of:=([.B782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table:formula="of:=([.A783]-[.F$2])^2" office:value-type="float" office:value="2.725801">
            <text:p>2.725801</text:p>
          </table:table-cell>
          <table:table-cell table:formula="of:=([.B783]-[.J$2])^2" office:value-type="float" office:value="24.9001">
            <text:p>24.900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table:formula="of:=([.A784]-[.F$2])^2" office:value-type="float" office:value="7.027801">
            <text:p>7.027801</text:p>
          </table:table-cell>
          <table:table-cell table:formula="of:=([.B784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785]-[.F$2])^2" office:value-type="float" office:value="5.517801">
            <text:p>5.517801</text:p>
          </table:table-cell>
          <table:table-cell table:formula="of:=([.B785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786]-[.F$2])^2" office:value-type="float" office:value="5.517801">
            <text:p>5.517801</text:p>
          </table:table-cell>
          <table:table-cell table:formula="of:=([.B786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formula="of:=([.A787]-[.F$2])^2" office:value-type="float" office:value="1.819801">
            <text:p>1.819801</text:p>
          </table:table-cell>
          <table:table-cell table:formula="of:=([.B787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788]-[.F$2])^2" office:value-type="float" office:value="2.725801">
            <text:p>2.725801</text:p>
          </table:table-cell>
          <table:table-cell table:formula="of:=([.B788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789]-[.F$2])^2" office:value-type="float" office:value="0.121801">
            <text:p>0.121801</text:p>
          </table:table-cell>
          <table:table-cell table:formula="of:=([.B789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790]-[.F$2])^2" office:value-type="float" office:value="5.517801">
            <text:p>5.517801</text:p>
          </table:table-cell>
          <table:table-cell table:formula="of:=([.B790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791]-[.F$2])^2" office:value-type="float" office:value="1.819801">
            <text:p>1.819801</text:p>
          </table:table-cell>
          <table:table-cell table:formula="of:=([.B791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table:formula="of:=([.A792]-[.F$2])^2" office:value-type="float" office:value="7.027801">
            <text:p>7.027801</text:p>
          </table:table-cell>
          <table:table-cell table:formula="of:=([.B792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formula="of:=([.A793]-[.F$2])^2" office:value-type="float" office:value="5.517801">
            <text:p>5.517801</text:p>
          </table:table-cell>
          <table:table-cell table:formula="of:=([.B793]-[.J$2])^2" office:value-type="float" office:value="9.0601">
            <text:p>9.06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794]-[.F$2])^2" office:value-type="float" office:value="0.423801">
            <text:p>0.423801</text:p>
          </table:table-cell>
          <table:table-cell table:formula="of:=([.B794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table:formula="of:=([.A795]-[.F$2])^2" office:value-type="float" office:value="135.745801">
            <text:p>135.745801</text:p>
          </table:table-cell>
          <table:table-cell table:formula="of:=([.B795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table:formula="of:=([.A796]-[.F$2])^2" office:value-type="float" office:value="44.235801">
            <text:p>44.235801</text:p>
          </table:table-cell>
          <table:table-cell table:formula="of:=([.B796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797]-[.F$2])^2" office:value-type="float" office:value="1.819801">
            <text:p>1.819801</text:p>
          </table:table-cell>
          <table:table-cell table:formula="of:=([.B797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798]-[.F$2])^2" office:value-type="float" office:value="0.121801">
            <text:p>0.121801</text:p>
          </table:table-cell>
          <table:table-cell table:formula="of:=([.B798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formula="of:=([.A799]-[.F$2])^2" office:value-type="float" office:value="18.913801">
            <text:p>18.913801</text:p>
          </table:table-cell>
          <table:table-cell table:formula="of:=([.B799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800]-[.F$2])^2" office:value-type="float" office:value="1.819801">
            <text:p>1.819801</text:p>
          </table:table-cell>
          <table:table-cell table:formula="of:=([.B800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801]-[.F$2])^2" office:value-type="float" office:value="2.725801">
            <text:p>2.725801</text:p>
          </table:table-cell>
          <table:table-cell table:formula="of:=([.B801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802]-[.F$2])^2" office:value-type="float" office:value="0.121801">
            <text:p>0.121801</text:p>
          </table:table-cell>
          <table:table-cell table:formula="of:=([.B802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table:formula="of:=([.A803]-[.F$2])^2" office:value-type="float" office:value="58.537801">
            <text:p>58.537801</text:p>
          </table:table-cell>
          <table:table-cell table:formula="of:=([.B803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2">
            <text:p>12</text:p>
          </table:table-cell>
          <table:table-cell table:formula="of:=([.A804]-[.F$2])^2" office:value-type="float" office:value="1270.993801">
            <text:p>1270.993801</text:p>
          </table:table-cell>
          <table:table-cell table:formula="of:=([.B804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table:formula="of:=([.A805]-[.F$2])^2" office:value-type="float" office:value="31.933801">
            <text:p>31.933801</text:p>
          </table:table-cell>
          <table:table-cell table:formula="of:=([.B805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806]-[.F$2])^2" office:value-type="float" office:value="2.725801">
            <text:p>2.725801</text:p>
          </table:table-cell>
          <table:table-cell table:formula="of:=([.B806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table:formula="of:=([.A807]-[.F$2])^2" office:value-type="float" office:value="2.725801">
            <text:p>2.725801</text:p>
          </table:table-cell>
          <table:table-cell table:formula="of:=([.B807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([.A808]-[.F$2])^2" office:value-type="float" office:value="18.913801">
            <text:p>18.913801</text:p>
          </table:table-cell>
          <table:table-cell table:formula="of:=([.B808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A809]-[.F$2])^2" office:value-type="float" office:value="0.121801">
            <text:p>0.121801</text:p>
          </table:table-cell>
          <table:table-cell table:formula="of:=([.B809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table:formula="of:=([.A810]-[.F$2])^2" office:value-type="float" office:value="21.631801">
            <text:p>21.631801</text:p>
          </table:table-cell>
          <table:table-cell table:formula="of:=([.B810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0">
            <text:p>10</text:p>
          </table:table-cell>
          <table:table-cell table:formula="of:=([.A811]-[.F$2])^2" office:value-type="float" office:value="17069.683801">
            <text:p>17069.683801</text:p>
          </table:table-cell>
          <table:table-cell table:formula="of:=([.B811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table:formula="of:=([.A812]-[.F$2])^2" office:value-type="float" office:value="31.933801">
            <text:p>31.933801</text:p>
          </table:table-cell>
          <table:table-cell table:formula="of:=([.B812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813]-[.F$2])^2" office:value-type="float" office:value="2.725801">
            <text:p>2.725801</text:p>
          </table:table-cell>
          <table:table-cell table:formula="of:=([.B813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formula="of:=([.A814]-[.F$2])^2" office:value-type="float" office:value="0.423801">
            <text:p>0.423801</text:p>
          </table:table-cell>
          <table:table-cell table:formula="of:=([.B814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815]-[.F$2])^2" office:value-type="float" office:value="5.517801">
            <text:p>5.517801</text:p>
          </table:table-cell>
          <table:table-cell table:formula="of:=([.B815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table:formula="of:=([.A816]-[.F$2])^2" office:value-type="float" office:value="7.027801">
            <text:p>7.027801</text:p>
          </table:table-cell>
          <table:table-cell table:formula="of:=([.B816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817]-[.F$2])^2" office:value-type="float" office:value="1.819801">
            <text:p>1.819801</text:p>
          </table:table-cell>
          <table:table-cell table:formula="of:=([.B817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table:formula="of:=([.A818]-[.F$2])^2" office:value-type="float" office:value="11.215801">
            <text:p>11.215801</text:p>
          </table:table-cell>
          <table:table-cell table:formula="of:=([.B818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819]-[.F$2])^2" office:value-type="float" office:value="11.215801">
            <text:p>11.215801</text:p>
          </table:table-cell>
          <table:table-cell table:formula="of:=([.B819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820]-[.F$2])^2" office:value-type="float" office:value="5.517801">
            <text:p>5.517801</text:p>
          </table:table-cell>
          <table:table-cell table:formula="of:=([.B820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table:formula="of:=([.A821]-[.F$2])^2" office:value-type="float" office:value="44.235801">
            <text:p>44.235801</text:p>
          </table:table-cell>
          <table:table-cell table:formula="of:=([.B821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822]-[.F$2])^2" office:value-type="float" office:value="5.517801">
            <text:p>5.517801</text:p>
          </table:table-cell>
          <table:table-cell table:formula="of:=([.B822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823]-[.F$2])^2" office:value-type="float" office:value="5.517801">
            <text:p>5.517801</text:p>
          </table:table-cell>
          <table:table-cell table:formula="of:=([.B823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formula="of:=([.A824]-[.F$2])^2" office:value-type="float" office:value="21.631801">
            <text:p>21.631801</text:p>
          </table:table-cell>
          <table:table-cell table:formula="of:=([.B824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825]-[.F$2])^2" office:value-type="float" office:value="1.819801">
            <text:p>1.819801</text:p>
          </table:table-cell>
          <table:table-cell table:formula="of:=([.B825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([.A826]-[.F$2])^2" office:value-type="float" office:value="0.423801">
            <text:p>0.423801</text:p>
          </table:table-cell>
          <table:table-cell table:formula="of:=([.B826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827]-[.F$2])^2" office:value-type="float" office:value="0.423801">
            <text:p>0.423801</text:p>
          </table:table-cell>
          <table:table-cell table:formula="of:=([.B827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828]-[.F$2])^2" office:value-type="float" office:value="0.121801">
            <text:p>0.121801</text:p>
          </table:table-cell>
          <table:table-cell table:formula="of:=([.B828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829]-[.F$2])^2" office:value-type="float" office:value="2.725801">
            <text:p>2.725801</text:p>
          </table:table-cell>
          <table:table-cell table:formula="of:=([.B829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table:formula="of:=([.A830]-[.F$2])^2" office:value-type="float" office:value="7.027801">
            <text:p>7.027801</text:p>
          </table:table-cell>
          <table:table-cell table:formula="of:=([.B830]-[.J$2])^2" office:value-type="float" office:value="15.9201">
            <text:p>15.92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formula="of:=([.A831]-[.F$2])^2" office:value-type="float" office:value="0.121801">
            <text:p>0.121801</text:p>
          </table:table-cell>
          <table:table-cell table:formula="of:=([.B831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formula="of:=([.A832]-[.F$2])^2" office:value-type="float" office:value="93.141801">
            <text:p>93.141801</text:p>
          </table:table-cell>
          <table:table-cell table:formula="of:=([.B832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833]-[.F$2])^2" office:value-type="float" office:value="5.517801">
            <text:p>5.517801</text:p>
          </table:table-cell>
          <table:table-cell table:formula="of:=([.B833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834]-[.F$2])^2" office:value-type="float" office:value="0.423801">
            <text:p>0.423801</text:p>
          </table:table-cell>
          <table:table-cell table:formula="of:=([.B834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1">
            <text:p>11</text:p>
          </table:table-cell>
          <table:table-cell table:formula="of:=([.A835]-[.F$2])^2" office:value-type="float" office:value="74.839801">
            <text:p>74.839801</text:p>
          </table:table-cell>
          <table:table-cell table:formula="of:=([.B835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836]-[.F$2])^2" office:value-type="float" office:value="5.517801">
            <text:p>5.517801</text:p>
          </table:table-cell>
          <table:table-cell table:formula="of:=([.B836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837]-[.F$2])^2" office:value-type="float" office:value="1.819801">
            <text:p>1.819801</text:p>
          </table:table-cell>
          <table:table-cell table:formula="of:=([.B837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table:formula="of:=([.A838]-[.F$2])^2" office:value-type="float" office:value="58.537801">
            <text:p>58.537801</text:p>
          </table:table-cell>
          <table:table-cell table:formula="of:=([.B838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formula="of:=([.A839]-[.F$2])^2" office:value-type="float" office:value="93.141801">
            <text:p>93.141801</text:p>
          </table:table-cell>
          <table:table-cell table:formula="of:=([.B839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table:formula="of:=([.A840]-[.F$2])^2" office:value-type="float" office:value="18.913801">
            <text:p>18.913801</text:p>
          </table:table-cell>
          <table:table-cell table:formula="of:=([.B840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841]-[.F$2])^2" office:value-type="float" office:value="5.517801">
            <text:p>5.517801</text:p>
          </table:table-cell>
          <table:table-cell table:formula="of:=([.B841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842]-[.F$2])^2" office:value-type="float" office:value="1.819801">
            <text:p>1.819801</text:p>
          </table:table-cell>
          <table:table-cell table:formula="of:=([.B842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843]-[.F$2])^2" office:value-type="float" office:value="1.819801">
            <text:p>1.819801</text:p>
          </table:table-cell>
          <table:table-cell table:formula="of:=([.B843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table:formula="of:=([.A844]-[.F$2])^2" office:value-type="float" office:value="7.027801">
            <text:p>7.027801</text:p>
          </table:table-cell>
          <table:table-cell table:formula="of:=([.B844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845]-[.F$2])^2" office:value-type="float" office:value="5.517801">
            <text:p>5.517801</text:p>
          </table:table-cell>
          <table:table-cell table:formula="of:=([.B845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formula="of:=([.A846]-[.F$2])^2" office:value-type="float" office:value="2.725801">
            <text:p>2.725801</text:p>
          </table:table-cell>
          <table:table-cell table:formula="of:=([.B846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formula="of:=([.A847]-[.F$2])^2" office:value-type="float" office:value="7.027801">
            <text:p>7.027801</text:p>
          </table:table-cell>
          <table:table-cell table:formula="of:=([.B847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table:formula="of:=([.A848]-[.F$2])^2" office:value-type="float" office:value="135.745801">
            <text:p>135.745801</text:p>
          </table:table-cell>
          <table:table-cell table:formula="of:=([.B848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table:formula="of:=([.A849]-[.F$2])^2" office:value-type="float" office:value="93.141801">
            <text:p>93.141801</text:p>
          </table:table-cell>
          <table:table-cell table:formula="of:=([.B849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850]-[.F$2])^2" office:value-type="float" office:value="2.725801">
            <text:p>2.725801</text:p>
          </table:table-cell>
          <table:table-cell table:formula="of:=([.B850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formula="of:=([.A851]-[.F$2])^2" office:value-type="float" office:value="1.819801">
            <text:p>1.819801</text:p>
          </table:table-cell>
          <table:table-cell table:formula="of:=([.B851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852]-[.F$2])^2" office:value-type="float" office:value="1.819801">
            <text:p>1.819801</text:p>
          </table:table-cell>
          <table:table-cell table:formula="of:=([.B852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table:formula="of:=([.A853]-[.F$2])^2" office:value-type="float" office:value="277.255801">
            <text:p>277.255801</text:p>
          </table:table-cell>
          <table:table-cell table:formula="of:=([.B853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854]-[.F$2])^2" office:value-type="float" office:value="11.215801">
            <text:p>11.215801</text:p>
          </table:table-cell>
          <table:table-cell table:formula="of:=([.B854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formula="of:=([.A855]-[.F$2])^2" office:value-type="float" office:value="1.819801">
            <text:p>1.819801</text:p>
          </table:table-cell>
          <table:table-cell table:formula="of:=([.B855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table:formula="of:=([.A856]-[.F$2])^2" office:value-type="float" office:value="135.745801">
            <text:p>135.745801</text:p>
          </table:table-cell>
          <table:table-cell table:formula="of:=([.B856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table:formula="of:=([.A857]-[.F$2])^2" office:value-type="float" office:value="31.933801">
            <text:p>31.933801</text:p>
          </table:table-cell>
          <table:table-cell table:formula="of:=([.B857]-[.J$2])^2" office:value-type="float" office:value="15.9201">
            <text:p>15.92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858]-[.F$2])^2" office:value-type="float" office:value="1.819801">
            <text:p>1.819801</text:p>
          </table:table-cell>
          <table:table-cell table:formula="of:=([.B858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formula="of:=([.A859]-[.F$2])^2" office:value-type="float" office:value="1.819801">
            <text:p>1.819801</text:p>
          </table:table-cell>
          <table:table-cell table:formula="of:=([.B859]-[.J$2])^2" office:value-type="float" office:value="8.9401">
            <text:p>8.94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860]-[.F$2])^2" office:value-type="float" office:value="0.423801">
            <text:p>0.423801</text:p>
          </table:table-cell>
          <table:table-cell table:formula="of:=([.B860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 table:formula="of:=([.A861]-[.F$2])^2" office:value-type="float" office:value="31.933801">
            <text:p>31.933801</text:p>
          </table:table-cell>
          <table:table-cell table:formula="of:=([.B861]-[.J$2])^2" office:value-type="float" office:value="80.8201">
            <text:p>80.82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862]-[.F$2])^2" office:value-type="float" office:value="0.121801">
            <text:p>0.121801</text:p>
          </table:table-cell>
          <table:table-cell table:formula="of:=([.B862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A863]-[.F$2])^2" office:value-type="float" office:value="0.121801">
            <text:p>0.121801</text:p>
          </table:table-cell>
          <table:table-cell table:formula="of:=([.B863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864]-[.F$2])^2" office:value-type="float" office:value="1.819801">
            <text:p>1.819801</text:p>
          </table:table-cell>
          <table:table-cell table:formula="of:=([.B864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865]-[.F$2])^2" office:value-type="float" office:value="0.423801">
            <text:p>0.423801</text:p>
          </table:table-cell>
          <table:table-cell table:formula="of:=([.B865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table:formula="of:=([.A866]-[.F$2])^2" office:value-type="float" office:value="2.725801">
            <text:p>2.725801</text:p>
          </table:table-cell>
          <table:table-cell table:formula="of:=([.B866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867]-[.F$2])^2" office:value-type="float" office:value="2.725801">
            <text:p>2.725801</text:p>
          </table:table-cell>
          <table:table-cell table:formula="of:=([.B867]-[.J$2])^2" office:value-type="float" office:value="8.9401">
            <text:p>8.94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868]-[.F$2])^2" office:value-type="float" office:value="11.215801">
            <text:p>11.215801</text:p>
          </table:table-cell>
          <table:table-cell table:formula="of:=([.B868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formula="of:=([.A869]-[.F$2])^2" office:value-type="float" office:value="2.725801">
            <text:p>2.725801</text:p>
          </table:table-cell>
          <table:table-cell table:formula="of:=([.B869]-[.J$2])^2" office:value-type="float" office:value="48.8601">
            <text:p>48.8601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formula="of:=([.A870]-[.F$2])^2" office:value-type="float" office:value="13.329801">
            <text:p>13.329801</text:p>
          </table:table-cell>
          <table:table-cell table:formula="of:=([.B870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table:formula="of:=([.A871]-[.F$2])^2" office:value-type="float" office:value="31.933801">
            <text:p>31.933801</text:p>
          </table:table-cell>
          <table:table-cell table:formula="of:=([.B871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formula="of:=([.A872]-[.F$2])^2" office:value-type="float" office:value="5.517801">
            <text:p>5.517801</text:p>
          </table:table-cell>
          <table:table-cell table:formula="of:=([.B872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table:formula="of:=([.A873]-[.F$2])^2" office:value-type="float" office:value="7.027801">
            <text:p>7.027801</text:p>
          </table:table-cell>
          <table:table-cell table:formula="of:=([.B873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formula="of:=([.A874]-[.F$2])^2" office:value-type="float" office:value="13.329801">
            <text:p>13.329801</text:p>
          </table:table-cell>
          <table:table-cell table:formula="of:=([.B874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875]-[.F$2])^2" office:value-type="float" office:value="11.215801">
            <text:p>11.215801</text:p>
          </table:table-cell>
          <table:table-cell table:formula="of:=([.B875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table:formula="of:=([.A876]-[.F$2])^2" office:value-type="float" office:value="44.235801">
            <text:p>44.235801</text:p>
          </table:table-cell>
          <table:table-cell table:formula="of:=([.B876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877]-[.F$2])^2" office:value-type="float" office:value="0.121801">
            <text:p>0.121801</text:p>
          </table:table-cell>
          <table:table-cell table:formula="of:=([.B877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formula="of:=([.A878]-[.F$2])^2" office:value-type="float" office:value="2.725801">
            <text:p>2.725801</text:p>
          </table:table-cell>
          <table:table-cell table:formula="of:=([.B878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879]-[.F$2])^2" office:value-type="float" office:value="5.517801">
            <text:p>5.517801</text:p>
          </table:table-cell>
          <table:table-cell table:formula="of:=([.B879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([.A880]-[.F$2])^2" office:value-type="float" office:value="0.423801">
            <text:p>0.423801</text:p>
          </table:table-cell>
          <table:table-cell table:formula="of:=([.B880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table:formula="of:=([.A881]-[.F$2])^2" office:value-type="float" office:value="18.913801">
            <text:p>18.913801</text:p>
          </table:table-cell>
          <table:table-cell table:formula="of:=([.B881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3">
            <text:p>13</text:p>
          </table:table-cell>
          <table:table-cell table:formula="of:=([.A882]-[.F$2])^2" office:value-type="float" office:value="31.933801">
            <text:p>31.933801</text:p>
          </table:table-cell>
          <table:table-cell table:formula="of:=([.B882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883]-[.F$2])^2" office:value-type="float" office:value="1.819801">
            <text:p>1.819801</text:p>
          </table:table-cell>
          <table:table-cell table:formula="of:=([.B883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table:formula="of:=([.A884]-[.F$2])^2" office:value-type="float" office:value="13.329801">
            <text:p>13.329801</text:p>
          </table:table-cell>
          <table:table-cell table:formula="of:=([.B884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table:formula="of:=([.A885]-[.F$2])^2" office:value-type="float" office:value="31.933801">
            <text:p>31.933801</text:p>
          </table:table-cell>
          <table:table-cell table:formula="of:=([.B885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886]-[.F$2])^2" office:value-type="float" office:value="5.517801">
            <text:p>5.517801</text:p>
          </table:table-cell>
          <table:table-cell table:formula="of:=([.B886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887]-[.F$2])^2" office:value-type="float" office:value="1.819801">
            <text:p>1.819801</text:p>
          </table:table-cell>
          <table:table-cell table:formula="of:=([.B887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888]-[.F$2])^2" office:value-type="float" office:value="5.517801">
            <text:p>5.517801</text:p>
          </table:table-cell>
          <table:table-cell table:formula="of:=([.B888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table:formula="of:=([.A889]-[.F$2])^2" office:value-type="float" office:value="21.631801">
            <text:p>21.631801</text:p>
          </table:table-cell>
          <table:table-cell table:formula="of:=([.B889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formula="of:=([.A890]-[.F$2])^2" office:value-type="float" office:value="1.819801">
            <text:p>1.819801</text:p>
          </table:table-cell>
          <table:table-cell table:formula="of:=([.B890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891]-[.F$2])^2" office:value-type="float" office:value="0.121801">
            <text:p>0.121801</text:p>
          </table:table-cell>
          <table:table-cell table:formula="of:=([.B891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formula="of:=([.A892]-[.F$2])^2" office:value-type="float" office:value="2.725801">
            <text:p>2.725801</text:p>
          </table:table-cell>
          <table:table-cell table:formula="of:=([.B892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table:formula="of:=([.A893]-[.F$2])^2" office:value-type="float" office:value="44.235801">
            <text:p>44.235801</text:p>
          </table:table-cell>
          <table:table-cell table:formula="of:=([.B893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table:formula="of:=([.A894]-[.F$2])^2" office:value-type="float" office:value="5.517801">
            <text:p>5.517801</text:p>
          </table:table-cell>
          <table:table-cell table:formula="of:=([.B894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895]-[.F$2])^2" office:value-type="float" office:value="0.423801">
            <text:p>0.423801</text:p>
          </table:table-cell>
          <table:table-cell table:formula="of:=([.B895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896]-[.F$2])^2" office:value-type="float" office:value="0.423801">
            <text:p>0.423801</text:p>
          </table:table-cell>
          <table:table-cell table:formula="of:=([.B896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table:formula="of:=([.A897]-[.F$2])^2" office:value-type="float" office:value="21.631801">
            <text:p>21.631801</text:p>
          </table:table-cell>
          <table:table-cell table:formula="of:=([.B897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898]-[.F$2])^2" office:value-type="float" office:value="5.517801">
            <text:p>5.517801</text:p>
          </table:table-cell>
          <table:table-cell table:formula="of:=([.B898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899]-[.F$2])^2" office:value-type="float" office:value="0.423801">
            <text:p>0.423801</text:p>
          </table:table-cell>
          <table:table-cell table:formula="of:=([.B899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formula="of:=([.A900]-[.F$2])^2" office:value-type="float" office:value="2.725801">
            <text:p>2.725801</text:p>
          </table:table-cell>
          <table:table-cell table:formula="of:=([.B900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901]-[.F$2])^2" office:value-type="float" office:value="11.215801">
            <text:p>11.215801</text:p>
          </table:table-cell>
          <table:table-cell table:formula="of:=([.B901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formula="of:=([.A902]-[.F$2])^2" office:value-type="float" office:value="2.725801">
            <text:p>2.725801</text:p>
          </table:table-cell>
          <table:table-cell table:formula="of:=([.B902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903]-[.F$2])^2" office:value-type="float" office:value="2.725801">
            <text:p>2.725801</text:p>
          </table:table-cell>
          <table:table-cell table:formula="of:=([.B903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table:formula="of:=([.A904]-[.F$2])^2" office:value-type="float" office:value="13.329801">
            <text:p>13.329801</text:p>
          </table:table-cell>
          <table:table-cell table:formula="of:=([.B904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([.A905]-[.F$2])^2" office:value-type="float" office:value="0.423801">
            <text:p>0.423801</text:p>
          </table:table-cell>
          <table:table-cell table:formula="of:=([.B905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formula="of:=([.A906]-[.F$2])^2" office:value-type="float" office:value="21.631801">
            <text:p>21.631801</text:p>
          </table:table-cell>
          <table:table-cell table:formula="of:=([.B906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907]-[.F$2])^2" office:value-type="float" office:value="2.725801">
            <text:p>2.725801</text:p>
          </table:table-cell>
          <table:table-cell table:formula="of:=([.B907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A908]-[.F$2])^2" office:value-type="float" office:value="0.121801">
            <text:p>0.121801</text:p>
          </table:table-cell>
          <table:table-cell table:formula="of:=([.B908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 table:formula="of:=([.A909]-[.F$2])^2" office:value-type="float" office:value="58.537801">
            <text:p>58.537801</text:p>
          </table:table-cell>
          <table:table-cell table:formula="of:=([.B909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910]-[.F$2])^2" office:value-type="float" office:value="1.819801">
            <text:p>1.819801</text:p>
          </table:table-cell>
          <table:table-cell table:formula="of:=([.B910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911]-[.F$2])^2" office:value-type="float" office:value="1.819801">
            <text:p>1.819801</text:p>
          </table:table-cell>
          <table:table-cell table:formula="of:=([.B911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formula="of:=([.A912]-[.F$2])^2" office:value-type="float" office:value="0.121801">
            <text:p>0.121801</text:p>
          </table:table-cell>
          <table:table-cell table:formula="of:=([.B912]-[.J$2])^2" office:value-type="float" office:value="8.9401">
            <text:p>8.94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formula="of:=([.A913]-[.F$2])^2" office:value-type="float" office:value="11.215801">
            <text:p>11.215801</text:p>
          </table:table-cell>
          <table:table-cell table:formula="of:=([.B913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formula="of:=([.A914]-[.F$2])^2" office:value-type="float" office:value="0.423801">
            <text:p>0.423801</text:p>
          </table:table-cell>
          <table:table-cell table:formula="of:=([.B914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915]-[.F$2])^2" office:value-type="float" office:value="11.215801">
            <text:p>11.215801</text:p>
          </table:table-cell>
          <table:table-cell table:formula="of:=([.B915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916]-[.F$2])^2" office:value-type="float" office:value="11.215801">
            <text:p>11.215801</text:p>
          </table:table-cell>
          <table:table-cell table:formula="of:=([.B916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917]-[.F$2])^2" office:value-type="float" office:value="1.819801">
            <text:p>1.819801</text:p>
          </table:table-cell>
          <table:table-cell table:formula="of:=([.B917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918]-[.F$2])^2" office:value-type="float" office:value="5.517801">
            <text:p>5.517801</text:p>
          </table:table-cell>
          <table:table-cell table:formula="of:=([.B918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formula="of:=([.A919]-[.F$2])^2" office:value-type="float" office:value="1.819801">
            <text:p>1.819801</text:p>
          </table:table-cell>
          <table:table-cell table:formula="of:=([.B919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920]-[.F$2])^2" office:value-type="float" office:value="5.517801">
            <text:p>5.517801</text:p>
          </table:table-cell>
          <table:table-cell table:formula="of:=([.B920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table:formula="of:=([.A921]-[.F$2])^2" office:value-type="float" office:value="7.027801">
            <text:p>7.027801</text:p>
          </table:table-cell>
          <table:table-cell table:formula="of:=([.B921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formula="of:=([.A922]-[.F$2])^2" office:value-type="float" office:value="0.423801">
            <text:p>0.423801</text:p>
          </table:table-cell>
          <table:table-cell table:formula="of:=([.B922]-[.J$2])^2" office:value-type="float" office:value="48.8601">
            <text:p>48.86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923]-[.F$2])^2" office:value-type="float" office:value="11.215801">
            <text:p>11.215801</text:p>
          </table:table-cell>
          <table:table-cell table:formula="of:=([.B923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formula="of:=([.A924]-[.F$2])^2" office:value-type="float" office:value="0.423801">
            <text:p>0.423801</text:p>
          </table:table-cell>
          <table:table-cell table:formula="of:=([.B924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925]-[.F$2])^2" office:value-type="float" office:value="11.215801">
            <text:p>11.215801</text:p>
          </table:table-cell>
          <table:table-cell table:formula="of:=([.B925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formula="of:=([.A926]-[.F$2])^2" office:value-type="float" office:value="0.121801">
            <text:p>0.121801</text:p>
          </table:table-cell>
          <table:table-cell table:formula="of:=([.B926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4">
            <text:p>14</text:p>
          </table:table-cell>
          <table:table-cell table:formula="of:=([.A927]-[.F$2])^2" office:value-type="float" office:value="0.121801">
            <text:p>0.121801</text:p>
          </table:table-cell>
          <table:table-cell table:formula="of:=([.B927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928]-[.F$2])^2" office:value-type="float" office:value="0.423801">
            <text:p>0.423801</text:p>
          </table:table-cell>
          <table:table-cell table:formula="of:=([.B928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table:formula="of:=([.A929]-[.F$2])^2" office:value-type="float" office:value="7.027801">
            <text:p>7.027801</text:p>
          </table:table-cell>
          <table:table-cell table:formula="of:=([.B929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930]-[.F$2])^2" office:value-type="float" office:value="5.517801">
            <text:p>5.517801</text:p>
          </table:table-cell>
          <table:table-cell table:formula="of:=([.B930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table:formula="of:=([.A931]-[.F$2])^2" office:value-type="float" office:value="7.027801">
            <text:p>7.027801</text:p>
          </table:table-cell>
          <table:table-cell table:formula="of:=([.B931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formula="of:=([.A932]-[.F$2])^2" office:value-type="float" office:value="2.725801">
            <text:p>2.725801</text:p>
          </table:table-cell>
          <table:table-cell table:formula="of:=([.B932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933]-[.F$2])^2" office:value-type="float" office:value="0.423801">
            <text:p>0.423801</text:p>
          </table:table-cell>
          <table:table-cell table:formula="of:=([.B933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table:formula="of:=([.A934]-[.F$2])^2" office:value-type="float" office:value="44.235801">
            <text:p>44.235801</text:p>
          </table:table-cell>
          <table:table-cell table:formula="of:=([.B934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table:formula="of:=([.A935]-[.F$2])^2" office:value-type="float" office:value="0.121801">
            <text:p>0.121801</text:p>
          </table:table-cell>
          <table:table-cell table:formula="of:=([.B935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936]-[.F$2])^2" office:value-type="float" office:value="1.819801">
            <text:p>1.819801</text:p>
          </table:table-cell>
          <table:table-cell table:formula="of:=([.B936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([.A937]-[.F$2])^2" office:value-type="float" office:value="18.913801">
            <text:p>18.913801</text:p>
          </table:table-cell>
          <table:table-cell table:formula="of:=([.B937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3">
            <text:p>13</text:p>
          </table:table-cell>
          <table:table-cell table:formula="of:=([.A938]-[.F$2])^2" office:value-type="float" office:value="7.027801">
            <text:p>7.027801</text:p>
          </table:table-cell>
          <table:table-cell table:formula="of:=([.B938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formula="of:=([.A939]-[.F$2])^2" office:value-type="float" office:value="0.121801">
            <text:p>0.121801</text:p>
          </table:table-cell>
          <table:table-cell table:formula="of:=([.B939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formula="of:=([.A940]-[.F$2])^2" office:value-type="float" office:value="5.517801">
            <text:p>5.517801</text:p>
          </table:table-cell>
          <table:table-cell table:formula="of:=([.B940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table:formula="of:=([.A941]-[.F$2])^2" office:value-type="float" office:value="0.423801">
            <text:p>0.423801</text:p>
          </table:table-cell>
          <table:table-cell table:formula="of:=([.B941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942]-[.F$2])^2" office:value-type="float" office:value="1.819801">
            <text:p>1.819801</text:p>
          </table:table-cell>
          <table:table-cell table:formula="of:=([.B942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3">
            <text:p>13</text:p>
          </table:table-cell>
          <table:table-cell table:formula="of:=([.A943]-[.F$2])^2" office:value-type="float" office:value="13.329801">
            <text:p>13.329801</text:p>
          </table:table-cell>
          <table:table-cell table:formula="of:=([.B943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table:formula="of:=([.A944]-[.F$2])^2" office:value-type="float" office:value="58.537801">
            <text:p>58.537801</text:p>
          </table:table-cell>
          <table:table-cell table:formula="of:=([.B944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table:formula="of:=([.A945]-[.F$2])^2" office:value-type="float" office:value="2.725801">
            <text:p>2.725801</text:p>
          </table:table-cell>
          <table:table-cell table:formula="of:=([.B945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946]-[.F$2])^2" office:value-type="float" office:value="2.725801">
            <text:p>2.725801</text:p>
          </table:table-cell>
          <table:table-cell table:formula="of:=([.B946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table:formula="of:=([.A947]-[.F$2])^2" office:value-type="float" office:value="113.443801">
            <text:p>113.443801</text:p>
          </table:table-cell>
          <table:table-cell table:formula="of:=([.B947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table:formula="of:=([.A948]-[.F$2])^2" office:value-type="float" office:value="44.235801">
            <text:p>44.235801</text:p>
          </table:table-cell>
          <table:table-cell table:formula="of:=([.B948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formula="of:=([.A949]-[.F$2])^2" office:value-type="float" office:value="0.423801">
            <text:p>0.423801</text:p>
          </table:table-cell>
          <table:table-cell table:formula="of:=([.B949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A950]-[.F$2])^2" office:value-type="float" office:value="0.121801">
            <text:p>0.121801</text:p>
          </table:table-cell>
          <table:table-cell table:formula="of:=([.B950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formula="of:=([.A951]-[.F$2])^2" office:value-type="float" office:value="0.121801">
            <text:p>0.121801</text:p>
          </table:table-cell>
          <table:table-cell table:formula="of:=([.B951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952]-[.F$2])^2" office:value-type="float" office:value="11.215801">
            <text:p>11.215801</text:p>
          </table:table-cell>
          <table:table-cell table:formula="of:=([.B952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953]-[.F$2])^2" office:value-type="float" office:value="11.215801">
            <text:p>11.215801</text:p>
          </table:table-cell>
          <table:table-cell table:formula="of:=([.B953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3">
            <text:p>13</text:p>
          </table:table-cell>
          <table:table-cell table:formula="of:=([.A954]-[.F$2])^2" office:value-type="float" office:value="2.725801">
            <text:p>2.725801</text:p>
          </table:table-cell>
          <table:table-cell table:formula="of:=([.B954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955]-[.F$2])^2" office:value-type="float" office:value="1.819801">
            <text:p>1.819801</text:p>
          </table:table-cell>
          <table:table-cell table:formula="of:=([.B955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table:formula="of:=([.A956]-[.F$2])^2" office:value-type="float" office:value="21.631801">
            <text:p>21.631801</text:p>
          </table:table-cell>
          <table:table-cell table:formula="of:=([.B956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1">
            <text:p>11</text:p>
          </table:table-cell>
          <table:table-cell table:formula="of:=([.A957]-[.F$2])^2" office:value-type="float" office:value="21.631801">
            <text:p>21.631801</text:p>
          </table:table-cell>
          <table:table-cell table:formula="of:=([.B957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958]-[.F$2])^2" office:value-type="float" office:value="11.215801">
            <text:p>11.215801</text:p>
          </table:table-cell>
          <table:table-cell table:formula="of:=([.B958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959]-[.F$2])^2" office:value-type="float" office:value="5.517801">
            <text:p>5.517801</text:p>
          </table:table-cell>
          <table:table-cell table:formula="of:=([.B959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960]-[.F$2])^2" office:value-type="float" office:value="11.215801">
            <text:p>11.215801</text:p>
          </table:table-cell>
          <table:table-cell table:formula="of:=([.B960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961]-[.F$2])^2" office:value-type="float" office:value="1.819801">
            <text:p>1.819801</text:p>
          </table:table-cell>
          <table:table-cell table:formula="of:=([.B961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962]-[.F$2])^2" office:value-type="float" office:value="1.819801">
            <text:p>1.819801</text:p>
          </table:table-cell>
          <table:table-cell table:formula="of:=([.B962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formula="of:=([.A963]-[.F$2])^2" office:value-type="float" office:value="2.725801">
            <text:p>2.725801</text:p>
          </table:table-cell>
          <table:table-cell table:formula="of:=([.B963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964]-[.F$2])^2" office:value-type="float" office:value="11.215801">
            <text:p>11.215801</text:p>
          </table:table-cell>
          <table:table-cell table:formula="of:=([.B964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formula="of:=([.A965]-[.F$2])^2" office:value-type="float" office:value="13.329801">
            <text:p>13.329801</text:p>
          </table:table-cell>
          <table:table-cell table:formula="of:=([.B965]-[.J$2])^2" office:value-type="float" office:value="255.6801">
            <text:p>255.68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table:formula="of:=([.A966]-[.F$2])^2" office:value-type="float" office:value="11.215801">
            <text:p>11.215801</text:p>
          </table:table-cell>
          <table:table-cell table:formula="of:=([.B966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1">
            <text:p>11</text:p>
          </table:table-cell>
          <table:table-cell table:formula="of:=([.A967]-[.F$2])^2" office:value-type="float" office:value="13.329801">
            <text:p>13.329801</text:p>
          </table:table-cell>
          <table:table-cell table:formula="of:=([.B967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formula="of:=([.A968]-[.F$2])^2" office:value-type="float" office:value="2.725801">
            <text:p>2.725801</text:p>
          </table:table-cell>
          <table:table-cell table:formula="of:=([.B968]-[.J$2])^2" office:value-type="float" office:value="143.7601">
            <text:p>143.7601</text:p>
          </table:table-cell>
          <table:table-cell table:number-columns-repeated="9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 table:formula="of:=([.A969]-[.F$2])^2" office:value-type="float" office:value="21.631801">
            <text:p>21.631801</text:p>
          </table:table-cell>
          <table:table-cell table:formula="of:=([.B969]-[.J$2])^2" office:value-type="float" office:value="80.8201">
            <text:p>80.82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970]-[.F$2])^2" office:value-type="float" office:value="1.819801">
            <text:p>1.819801</text:p>
          </table:table-cell>
          <table:table-cell table:formula="of:=([.B970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971]-[.F$2])^2" office:value-type="float" office:value="1.819801">
            <text:p>1.819801</text:p>
          </table:table-cell>
          <table:table-cell table:formula="of:=([.B971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formula="of:=([.A972]-[.F$2])^2" office:value-type="float" office:value="2.725801">
            <text:p>2.725801</text:p>
          </table:table-cell>
          <table:table-cell table:formula="of:=([.B972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formula="of:=([.A973]-[.F$2])^2" office:value-type="float" office:value="2.725801">
            <text:p>2.725801</text:p>
          </table:table-cell>
          <table:table-cell table:formula="of:=([.B973]-[.J$2])^2" office:value-type="float" office:value="8.9401">
            <text:p>8.94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974]-[.F$2])^2" office:value-type="float" office:value="5.517801">
            <text:p>5.517801</text:p>
          </table:table-cell>
          <table:table-cell table:formula="of:=([.B974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formula="of:=([.A975]-[.F$2])^2" office:value-type="float" office:value="1.819801">
            <text:p>1.819801</text:p>
          </table:table-cell>
          <table:table-cell table:formula="of:=([.B975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table:formula="of:=([.A976]-[.F$2])^2" office:value-type="float" office:value="58.537801">
            <text:p>58.537801</text:p>
          </table:table-cell>
          <table:table-cell table:formula="of:=([.B976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table:formula="of:=([.A977]-[.F$2])^2" office:value-type="float" office:value="2.725801">
            <text:p>2.725801</text:p>
          </table:table-cell>
          <table:table-cell table:formula="of:=([.B977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table:formula="of:=([.A978]-[.F$2])^2" office:value-type="float" office:value="93.141801">
            <text:p>93.141801</text:p>
          </table:table-cell>
          <table:table-cell table:formula="of:=([.B978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979]-[.F$2])^2" office:value-type="float" office:value="1.819801">
            <text:p>1.819801</text:p>
          </table:table-cell>
          <table:table-cell table:formula="of:=([.B979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table:formula="of:=([.A980]-[.F$2])^2" office:value-type="float" office:value="1.819801">
            <text:p>1.819801</text:p>
          </table:table-cell>
          <table:table-cell table:formula="of:=([.B980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formula="of:=([.A981]-[.F$2])^2" office:value-type="float" office:value="0.423801">
            <text:p>0.423801</text:p>
          </table:table-cell>
          <table:table-cell table:formula="of:=([.B981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table:formula="of:=([.A982]-[.F$2])^2" office:value-type="float" office:value="74.839801">
            <text:p>74.839801</text:p>
          </table:table-cell>
          <table:table-cell table:formula="of:=([.B982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table:formula="of:=([.A983]-[.F$2])^2" office:value-type="float" office:value="58.537801">
            <text:p>58.537801</text:p>
          </table:table-cell>
          <table:table-cell table:formula="of:=([.B983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table:formula="of:=([.A984]-[.F$2])^2" office:value-type="float" office:value="11.215801">
            <text:p>11.215801</text:p>
          </table:table-cell>
          <table:table-cell table:formula="of:=([.B984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formula="of:=([.A985]-[.F$2])^2" office:value-type="float" office:value="0.121801">
            <text:p>0.121801</text:p>
          </table:table-cell>
          <table:table-cell table:formula="of:=([.B985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table:formula="of:=([.A986]-[.F$2])^2" office:value-type="float" office:value="0.121801">
            <text:p>0.121801</text:p>
          </table:table-cell>
          <table:table-cell table:formula="of:=([.B986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formula="of:=([.A987]-[.F$2])^2" office:value-type="float" office:value="0.423801">
            <text:p>0.423801</text:p>
          </table:table-cell>
          <table:table-cell table:formula="of:=([.B987]-[.J$2])^2" office:value-type="float" office:value="3.9601">
            <text:p>3.96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formula="of:=([.A988]-[.F$2])^2" office:value-type="float" office:value="2.725801">
            <text:p>2.725801</text:p>
          </table:table-cell>
          <table:table-cell table:formula="of:=([.B988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table:formula="of:=([.A989]-[.F$2])^2" office:value-type="float" office:value="5.517801">
            <text:p>5.517801</text:p>
          </table:table-cell>
          <table:table-cell table:formula="of:=([.B989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table:formula="of:=([.A990]-[.F$2])^2" office:value-type="float" office:value="58.537801">
            <text:p>58.537801</text:p>
          </table:table-cell>
          <table:table-cell table:formula="of:=([.B990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formula="of:=([.A991]-[.F$2])^2" office:value-type="float" office:value="0.423801">
            <text:p>0.423801</text:p>
          </table:table-cell>
          <table:table-cell table:formula="of:=([.B991]-[.J$2])^2" office:value-type="float" office:value="4.0401">
            <text:p>4.0401</text:p>
          </table:table-cell>
          <table:table-cell table:number-columns-repeated="9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table:formula="of:=([.A992]-[.F$2])^2" office:value-type="float" office:value="13.329801">
            <text:p>13.329801</text:p>
          </table:table-cell>
          <table:table-cell table:formula="of:=([.B992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table:formula="of:=([.A993]-[.F$2])^2" office:value-type="float" office:value="7.027801">
            <text:p>7.027801</text:p>
          </table:table-cell>
          <table:table-cell table:formula="of:=([.B993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2">
            <text:p>12</text:p>
          </table:table-cell>
          <table:table-cell table:formula="of:=([.A994]-[.F$2])^2" office:value-type="float" office:value="113.443801">
            <text:p>113.443801</text:p>
          </table:table-cell>
          <table:table-cell table:formula="of:=([.B994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formula="of:=([.A995]-[.F$2])^2" office:value-type="float" office:value="18.913801">
            <text:p>18.913801</text:p>
          </table:table-cell>
          <table:table-cell table:formula="of:=([.B995]-[.J$2])^2" office:value-type="float" office:value="1.0201">
            <text:p>1.02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996]-[.F$2])^2" office:value-type="float" office:value="2.725801">
            <text:p>2.725801</text:p>
          </table:table-cell>
          <table:table-cell table:formula="of:=([.B996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2">
            <text:p>12</text:p>
          </table:table-cell>
          <table:table-cell table:formula="of:=([.A997]-[.F$2])^2" office:value-type="float" office:value="135.745801">
            <text:p>135.745801</text:p>
          </table:table-cell>
          <table:table-cell table:formula="of:=([.B997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">
            <text:p>12</text:p>
          </table:table-cell>
          <table:table-cell table:formula="of:=([.A998]-[.F$2])^2" office:value-type="float" office:value="2.725801">
            <text:p>2.725801</text:p>
          </table:table-cell>
          <table:table-cell table:formula="of:=([.B998]-[.J$2])^2" office:value-type="float" office:value="0.0000999999999999957">
            <text:p>0.0001</text:p>
          </table:table-cell>
          <table:table-cell table:number-columns-repeated="9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formula="of:=([.A999]-[.F$2])^2" office:value-type="float" office:value="1.819801">
            <text:p>1.819801</text:p>
          </table:table-cell>
          <table:table-cell table:formula="of:=([.B999]-[.J$2])^2" office:value-type="float" office:value="0.9801">
            <text:p>0.9801</text:p>
          </table:table-cell>
          <table:table-cell table:number-columns-repeated="9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formula="of:=([.A1000]-[.F$2])^2" office:value-type="float" office:value="2.725801">
            <text:p>2.725801</text:p>
          </table:table-cell>
          <table:table-cell table:formula="of:=([.B1000]-[.J$2])^2" office:value-type="float" office:value="4.0401">
            <text:p>4.0401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6">01/26/2012</text:date>, <text:time>11:52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1-26T11:52:38</dc:date>
    <meta:generator>LibreOffice/3.4$Linux LibreOffice_project/340m1$Build-1206</meta:generator>
    <meta:editing-duration>PT26S</meta:editing-duration>
    <meta:editing-cycles>1</meta:editing-cycles>
    <meta:document-statistic meta:table-count="1" meta:cell-count="4008" meta:object-count="0"/>
  </office:meta>
</office:document-meta>
</file>